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22cm"/>
    </style:style>
    <style:style style:name="co2" style:family="table-column">
      <style:table-column-properties fo:break-before="auto" style:column-width="2.863cm"/>
    </style:style>
    <style:style style:name="co3" style:family="table-column">
      <style:table-column-properties fo:break-before="auto" style:column-width="2.752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558cm"/>
    </style:style>
    <style:style style:name="co6" style:family="table-column">
      <style:table-column-properties fo:break-before="auto" style:column-width="0.8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21" table:default-cell-style-name="Default"/>
        <table:table-column table:style-name="co3" table:default-cell-style-name="Default"/>
        <table:table-column table:style-name="co2" table:number-columns-repeated="32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5" table:default-cell-style-name="Default"/>
        <table:table-column table:style-name="co3" table:number-columns-repeated="9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number-columns-repeated="5" table:default-cell-style-name="Default"/>
        <table:table-column table:style-name="co4" table:number-columns-repeated="4" table:default-cell-style-name="Default"/>
        <table:table-column table:style-name="co2" table:number-columns-repeated="5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70" table:default-cell-style-name="Default"/>
        <table:table-column table:style-name="co4" table:default-cell-style-name="Default"/>
        <table:table-column table:style-name="co2" table:number-columns-repeated="8" table:default-cell-style-name="Default"/>
        <table:table-column table:style-name="co4" table:default-cell-style-name="Default"/>
        <table:table-column table:style-name="co2" table:number-columns-repeated="50" table:default-cell-style-name="Default"/>
        <table:table-column table:style-name="co6" table:number-columns-repeated="673" table:default-cell-style-name="Default"/>
        <table:table-row table:style-name="ro1">
          <table:table-cell office:value-type="string" calcext:value-type="string">
            <text:p>Membrane Voltage (6.3 C)</text:p>
          </table:table-cell>
          <table:table-cell office:value-type="float" office:value="-66.3390562836" calcext:value-type="float">
            <text:p>-66,3390562836</text:p>
          </table:table-cell>
          <table:table-cell office:value-type="float" office:value="-66.1321153369" calcext:value-type="float">
            <text:p>-66,1321153369</text:p>
          </table:table-cell>
          <table:table-cell office:value-type="float" office:value="-65.9274867824" calcext:value-type="float">
            <text:p>-65,9274867824</text:p>
          </table:table-cell>
          <table:table-cell office:value-type="float" office:value="-65.7250577048" calcext:value-type="float">
            <text:p>-65,7250577048</text:p>
          </table:table-cell>
          <table:table-cell office:value-type="float" office:value="-65.5247223799" calcext:value-type="float">
            <text:p>-65,5247223799</text:p>
          </table:table-cell>
          <table:table-cell office:value-type="float" office:value="-65.3263807695" calcext:value-type="float">
            <text:p>-65,3263807695</text:p>
          </table:table-cell>
          <table:table-cell office:value-type="float" office:value="-65.129937306" calcext:value-type="float">
            <text:p>-65,129937306</text:p>
          </table:table-cell>
          <table:table-cell office:value-type="float" office:value="-64.9352999019" calcext:value-type="float">
            <text:p>-64,9352999019</text:p>
          </table:table-cell>
          <table:table-cell office:value-type="float" office:value="-64.7423791339" calcext:value-type="float">
            <text:p>-64,7423791339</text:p>
          </table:table-cell>
          <table:table-cell office:value-type="float" office:value="-64.5510875647" calcext:value-type="float">
            <text:p>-64,5510875647</text:p>
          </table:table-cell>
          <table:table-cell office:value-type="float" office:value="-64.361339171" calcext:value-type="float">
            <text:p>-64,361339171</text:p>
          </table:table-cell>
          <table:table-cell office:value-type="float" office:value="-64.1730488568" calcext:value-type="float">
            <text:p>-64,1730488568</text:p>
          </table:table-cell>
          <table:table-cell office:value-type="float" office:value="-63.9861320331" calcext:value-type="float">
            <text:p>-63,9861320331</text:p>
          </table:table-cell>
          <table:table-cell office:value-type="float" office:value="-63.8005042488" calcext:value-type="float">
            <text:p>-63,8005042488</text:p>
          </table:table-cell>
          <table:table-cell office:value-type="float" office:value="-63.6160808631" calcext:value-type="float">
            <text:p>-63,6160808631</text:p>
          </table:table-cell>
          <table:table-cell office:value-type="float" office:value="-63.4327767484" calcext:value-type="float">
            <text:p>-63,4327767484</text:p>
          </table:table-cell>
          <table:table-cell office:value-type="float" office:value="-63.2505060176" calcext:value-type="float">
            <text:p>-63,2505060176</text:p>
          </table:table-cell>
          <table:table-cell office:value-type="float" office:value="-63.0691817684" calcext:value-type="float">
            <text:p>-63,0691817684</text:p>
          </table:table-cell>
          <table:table-cell office:value-type="float" office:value="-62.88871584" calcext:value-type="float">
            <text:p>-62,88871584</text:p>
          </table:table-cell>
          <table:table-cell office:value-type="float" office:value="-62.7090185772" calcext:value-type="float">
            <text:p>-62,7090185772</text:p>
          </table:table-cell>
          <table:table-cell office:value-type="float" office:value="-62.5299985989" calcext:value-type="float">
            <text:p>-62,5299985989</text:p>
          </table:table-cell>
          <table:table-cell office:value-type="float" office:value="-62.3515625658" calcext:value-type="float">
            <text:p>-62,3515625658</text:p>
          </table:table-cell>
          <table:table-cell office:value-type="float" office:value="-62.1736149463" calcext:value-type="float">
            <text:p>-62,1736149463</text:p>
          </table:table-cell>
          <table:table-cell office:value-type="float" office:value="-61.9960577759" calcext:value-type="float">
            <text:p>-61,9960577759</text:p>
          </table:table-cell>
          <table:table-cell office:value-type="float" office:value="-61.8187904079" calcext:value-type="float">
            <text:p>-61,8187904079</text:p>
          </table:table-cell>
          <table:table-cell office:value-type="float" office:value="-61.6417092531" calcext:value-type="float">
            <text:p>-61,6417092531</text:p>
          </table:table-cell>
          <table:table-cell office:value-type="float" office:value="-61.4647075047" calcext:value-type="float">
            <text:p>-61,4647075047</text:p>
          </table:table-cell>
          <table:table-cell office:value-type="float" office:value="-61.2876748469" calcext:value-type="float">
            <text:p>-61,2876748469</text:p>
          </table:table-cell>
          <table:table-cell office:value-type="float" office:value="-61.110497143" calcext:value-type="float">
            <text:p>-61,110497143</text:p>
          </table:table-cell>
          <table:table-cell office:value-type="float" office:value="-60.9330561008" calcext:value-type="float">
            <text:p>-60,9330561008</text:p>
          </table:table-cell>
          <table:table-cell office:value-type="float" office:value="-60.7552289119" calcext:value-type="float">
            <text:p>-60,7552289119</text:p>
          </table:table-cell>
          <table:table-cell office:value-type="float" office:value="-60.5768878613" calcext:value-type="float">
            <text:p>-60,5768878613</text:p>
          </table:table-cell>
          <table:table-cell office:value-type="float" office:value="-60.3978999026" calcext:value-type="float">
            <text:p>-60,3978999026</text:p>
          </table:table-cell>
          <table:table-cell office:value-type="float" office:value="-60.2181261969" calcext:value-type="float">
            <text:p>-60,2181261969</text:p>
          </table:table-cell>
          <table:table-cell office:value-type="float" office:value="-60.0374216074" calcext:value-type="float">
            <text:p>-60,0374216074</text:p>
          </table:table-cell>
          <table:table-cell office:value-type="float" office:value="-59.8556341478" calcext:value-type="float">
            <text:p>-59,8556341478</text:p>
          </table:table-cell>
          <table:table-cell office:value-type="float" office:value="-59.6726043759" calcext:value-type="float">
            <text:p>-59,6726043759</text:p>
          </table:table-cell>
          <table:table-cell office:value-type="float" office:value="-59.4881647284" calcext:value-type="float">
            <text:p>-59,4881647284</text:p>
          </table:table-cell>
          <table:table-cell office:value-type="float" office:value="-59.302138787" calcext:value-type="float">
            <text:p>-59,302138787</text:p>
          </table:table-cell>
          <table:table-cell office:value-type="float" office:value="-59.1143404694" calcext:value-type="float">
            <text:p>-59,1143404694</text:p>
          </table:table-cell>
          <table:table-cell office:value-type="float" office:value="-58.9245731352" calcext:value-type="float">
            <text:p>-58,9245731352</text:p>
          </table:table-cell>
          <table:table-cell office:value-type="float" office:value="-58.7326285955" calcext:value-type="float">
            <text:p>-58,7326285955</text:p>
          </table:table-cell>
          <table:table-cell office:value-type="float" office:value="-58.5382860147" calcext:value-type="float">
            <text:p>-58,5382860147</text:p>
          </table:table-cell>
          <table:table-cell office:value-type="float" office:value="-58.3413106896" calcext:value-type="float">
            <text:p>-58,3413106896</text:p>
          </table:table-cell>
          <table:table-cell office:value-type="float" office:value="-58.1414526912" calcext:value-type="float">
            <text:p>-58,1414526912</text:p>
          </table:table-cell>
          <table:table-cell office:value-type="float" office:value="-57.9384453489" calcext:value-type="float">
            <text:p>-57,9384453489</text:p>
          </table:table-cell>
          <table:table-cell office:value-type="float" office:value="-57.7320035583" calcext:value-type="float">
            <text:p>-57,7320035583</text:p>
          </table:table-cell>
          <table:table-cell office:value-type="float" office:value="-57.5218218852" calcext:value-type="float">
            <text:p>-57,5218218852</text:p>
          </table:table-cell>
          <table:table-cell office:value-type="float" office:value="-57.3075724402" calcext:value-type="float">
            <text:p>-57,3075724402</text:p>
          </table:table-cell>
          <table:table-cell office:value-type="float" office:value="-57.0889024896" calcext:value-type="float">
            <text:p>-57,0889024896</text:p>
          </table:table-cell>
          <table:table-cell office:value-type="float" office:value="-57.0747715864" calcext:value-type="float">
            <text:p>-57,0747715864</text:p>
          </table:table-cell>
          <table:table-cell office:value-type="float" office:value="-57.0531411741" calcext:value-type="float">
            <text:p>-57,0531411741</text:p>
          </table:table-cell>
          <table:table-cell office:value-type="float" office:value="-57.0242848085" calcext:value-type="float">
            <text:p>-57,0242848085</text:p>
          </table:table-cell>
          <table:table-cell office:value-type="float" office:value="-56.9884587117" calcext:value-type="float">
            <text:p>-56,9884587117</text:p>
          </table:table-cell>
          <table:table-cell office:value-type="float" office:value="-56.9458985877" calcext:value-type="float">
            <text:p>-56,9458985877</text:p>
          </table:table-cell>
          <table:table-cell office:value-type="float" office:value="-56.8968171724" calcext:value-type="float">
            <text:p>-56,8968171724</text:p>
          </table:table-cell>
          <table:table-cell office:value-type="float" office:value="-56.8414023845" calcext:value-type="float">
            <text:p>-56,8414023845</text:p>
          </table:table-cell>
          <table:table-cell office:value-type="float" office:value="-56.7798159562" calcext:value-type="float">
            <text:p>-56,7798159562</text:p>
          </table:table-cell>
          <table:table-cell office:value-type="float" office:value="-56.7121924364" calcext:value-type="float">
            <text:p>-56,7121924364</text:p>
          </table:table-cell>
          <table:table-cell office:value-type="float" office:value="-56.6386384693" calcext:value-type="float">
            <text:p>-56,6386384693</text:p>
          </table:table-cell>
          <table:table-cell office:value-type="float" office:value="-56.5592322627" calcext:value-type="float">
            <text:p>-56,5592322627</text:p>
          </table:table-cell>
          <table:table-cell office:value-type="float" office:value="-56.4740231737" calcext:value-type="float">
            <text:p>-56,4740231737</text:p>
          </table:table-cell>
          <table:table-cell office:value-type="float" office:value="-56.3830313455" calcext:value-type="float">
            <text:p>-56,3830313455</text:p>
          </table:table-cell>
          <table:table-cell office:value-type="float" office:value="-56.2862473383" calcext:value-type="float">
            <text:p>-56,2862473383</text:p>
          </table:table-cell>
          <table:table-cell office:value-type="float" office:value="-56.1836317054" calcext:value-type="float">
            <text:p>-56,1836317054</text:p>
          </table:table-cell>
          <table:table-cell office:value-type="float" office:value="-56.0751144675" calcext:value-type="float">
            <text:p>-56,0751144675</text:p>
          </table:table-cell>
          <table:table-cell office:value-type="float" office:value="-55.960594444" calcext:value-type="float">
            <text:p>-55,960594444</text:p>
          </table:table-cell>
          <table:table-cell office:value-type="float" office:value="-55.8399384029" calcext:value-type="float">
            <text:p>-55,8399384029</text:p>
          </table:table-cell>
          <table:table-cell office:value-type="float" office:value="-55.7129799898" calcext:value-type="float">
            <text:p>-55,7129799898</text:p>
          </table:table-cell>
          <table:table-cell office:value-type="float" office:value="-55.5795183977" calcext:value-type="float">
            <text:p>-55,5795183977</text:p>
          </table:table-cell>
          <table:table-cell office:value-type="float" office:value="-55.4393167378" calcext:value-type="float">
            <text:p>-55,4393167378</text:p>
          </table:table-cell>
          <table:table-cell office:value-type="float" office:value="-55.292100067" calcext:value-type="float">
            <text:p>-55,292100067</text:p>
          </table:table-cell>
          <table:table-cell office:value-type="float" office:value="-55.1375530253" calcext:value-type="float">
            <text:p>-55,1375530253</text:p>
          </table:table-cell>
          <table:table-cell office:value-type="float" office:value="-54.9753170272" calcext:value-type="float">
            <text:p>-54,9753170272</text:p>
          </table:table-cell>
          <table:table-cell office:value-type="float" office:value="-54.8049869485" calcext:value-type="float">
            <text:p>-54,8049869485</text:p>
          </table:table-cell>
          <table:table-cell office:value-type="float" office:value="-54.6261072334" calcext:value-type="float">
            <text:p>-54,6261072334</text:p>
          </table:table-cell>
          <table:table-cell office:value-type="float" office:value="-54.43816734" calcext:value-type="float">
            <text:p>-54,43816734</text:p>
          </table:table-cell>
          <table:table-cell office:value-type="float" office:value="-54.2405964257" calcext:value-type="float">
            <text:p>-54,2405964257</text:p>
          </table:table-cell>
          <table:table-cell office:value-type="float" office:value="-54.0327571538" calcext:value-type="float">
            <text:p>-54,0327571538</text:p>
          </table:table-cell>
          <table:table-cell office:value-type="float" office:value="-53.8139384831" calcext:value-type="float">
            <text:p>-53,8139384831</text:p>
          </table:table-cell>
          <table:table-cell office:value-type="float" office:value="-53.5833472746" calcext:value-type="float">
            <text:p>-53,5833472746</text:p>
          </table:table-cell>
          <table:table-cell office:value-type="float" office:value="-53.3400985139" calcext:value-type="float">
            <text:p>-53,3400985139</text:p>
          </table:table-cell>
          <table:table-cell office:value-type="float" office:value="-53.0832039107" calcext:value-type="float">
            <text:p>-53,0832039107</text:p>
          </table:table-cell>
          <table:table-cell office:value-type="float" office:value="-52.8115585851" calcext:value-type="float">
            <text:p>-52,8115585851</text:p>
          </table:table-cell>
          <table:table-cell office:value-type="float" office:value="-52.5239254901" calcext:value-type="float">
            <text:p>-52,5239254901</text:p>
          </table:table-cell>
          <table:table-cell office:value-type="float" office:value="-52.2189171428" calcext:value-type="float">
            <text:p>-52,2189171428</text:p>
          </table:table-cell>
          <table:table-cell office:value-type="float" office:value="-51.8949741466" calcext:value-type="float">
            <text:p>-51,8949741466</text:p>
          </table:table-cell>
          <table:table-cell office:value-type="float" office:value="-51.5503398675" calcext:value-type="float">
            <text:p>-51,5503398675</text:p>
          </table:table-cell>
          <table:table-cell office:value-type="float" office:value="-51.1830304858" calcext:value-type="float">
            <text:p>-51,1830304858</text:p>
          </table:table-cell>
          <table:table-cell office:value-type="float" office:value="-50.7907994625" calcext:value-type="float">
            <text:p>-50,7907994625</text:p>
          </table:table-cell>
          <table:table-cell office:value-type="float" office:value="-50.3710952366" calcext:value-type="float">
            <text:p>-50,3710952366</text:p>
          </table:table-cell>
          <table:table-cell office:value-type="float" office:value="-49.921010682" calcext:value-type="float">
            <text:p>-49,921010682</text:p>
          </table:table-cell>
          <table:table-cell office:value-type="float" office:value="-49.4372225025" calcext:value-type="float">
            <text:p>-49,4372225025</text:p>
          </table:table-cell>
          <table:table-cell office:value-type="float" office:value="-48.9159182874" calcext:value-type="float">
            <text:p>-48,9159182874</text:p>
          </table:table-cell>
          <table:table-cell office:value-type="float" office:value="-48.3527083934" calcext:value-type="float">
            <text:p>-48,3527083934</text:p>
          </table:table-cell>
          <table:table-cell office:value-type="float" office:value="-47.7425191012" calcext:value-type="float">
            <text:p>-47,7425191012</text:p>
          </table:table-cell>
          <table:table-cell office:value-type="float" office:value="-47.0794626101" calcext:value-type="float">
            <text:p>-47,0794626101</text:p>
          </table:table-cell>
          <table:table-cell office:value-type="float" office:value="-46.3566783265" calcext:value-type="float">
            <text:p>-46,3566783265</text:p>
          </table:table-cell>
          <table:table-cell office:value-type="float" office:value="-45.5661385362" calcext:value-type="float">
            <text:p>-45,5661385362</text:p>
          </table:table-cell>
          <table:table-cell office:value-type="float" office:value="-44.6984099099" calcext:value-type="float">
            <text:p>-44,6984099099</text:p>
          </table:table-cell>
          <table:table-cell office:value-type="float" office:value="-43.7423603578" calcext:value-type="float">
            <text:p>-43,7423603578</text:p>
          </table:table-cell>
          <table:table-cell office:value-type="float" office:value="-42.6847986172" calcext:value-type="float">
            <text:p>-42,6847986172</text:p>
          </table:table-cell>
          <table:table-cell office:value-type="float" office:value="-41.5100318237" calcext:value-type="float">
            <text:p>-41,5100318237</text:p>
          </table:table-cell>
          <table:table-cell office:value-type="float" office:value="-40.1993247055" calcext:value-type="float">
            <text:p>-40,1993247055</text:p>
          </table:table-cell>
          <table:table-cell office:value-type="float" office:value="-38.730244009" calcext:value-type="float">
            <text:p>-38,730244009</text:p>
          </table:table-cell>
          <table:table-cell office:value-type="float" office:value="-37.0758754247" calcext:value-type="float">
            <text:p>-37,0758754247</text:p>
          </table:table-cell>
          <table:table-cell office:value-type="float" office:value="-35.2039116735" calcext:value-type="float">
            <text:p>-35,2039116735</text:p>
          </table:table-cell>
          <table:table-cell office:value-type="float" office:value="-33.0756371189" calcext:value-type="float">
            <text:p>-33,0756371189</text:p>
          </table:table-cell>
          <table:table-cell office:value-type="float" office:value="-30.6448903047" calcext:value-type="float">
            <text:p>-30,6448903047</text:p>
          </table:table-cell>
          <table:table-cell office:value-type="float" office:value="-27.8571966856" calcext:value-type="float">
            <text:p>-27,8571966856</text:p>
          </table:table-cell>
          <table:table-cell office:value-type="float" office:value="-24.649474295" calcext:value-type="float">
            <text:p>-24,649474295</text:p>
          </table:table-cell>
          <table:table-cell office:value-type="float" office:value="-20.9510967609" calcext:value-type="float">
            <text:p>-20,9510967609</text:p>
          </table:table-cell>
          <table:table-cell office:value-type="float" office:value="-16.6877390816" calcext:value-type="float">
            <text:p>-16,6877390816</text:p>
          </table:table-cell>
          <table:table-cell office:value-type="float" office:value="-11.790353393" calcext:value-type="float">
            <text:p>-11,790353393</text:p>
          </table:table-cell>
          <table:table-cell office:value-type="float" office:value="-6.2125172308" calcext:value-type="float">
            <text:p>-6,2125172308</text:p>
          </table:table-cell>
          <table:table-cell office:value-type="float" office:value="0.0408775293" calcext:value-type="float">
            <text:p>0,0408775293</text:p>
          </table:table-cell>
          <table:table-cell office:value-type="float" office:value="6.8744618982" calcext:value-type="float">
            <text:p>6,8744618982</text:p>
          </table:table-cell>
          <table:table-cell office:value-type="float" office:value="14.0636297923" calcext:value-type="float">
            <text:p>14,0636297923</text:p>
          </table:table-cell>
          <table:table-cell office:value-type="float" office:value="21.241575329" calcext:value-type="float">
            <text:p>21,241575329</text:p>
          </table:table-cell>
          <table:table-cell office:value-type="float" office:value="27.9439863232" calcext:value-type="float">
            <text:p>27,9439863232</text:p>
          </table:table-cell>
          <table:table-cell office:value-type="float" office:value="33.7212914105" calcext:value-type="float">
            <text:p>33,7212914105</text:p>
          </table:table-cell>
          <table:table-cell office:value-type="float" office:value="38.2764851274" calcext:value-type="float">
            <text:p>38,2764851274</text:p>
          </table:table-cell>
          <table:table-cell office:value-type="float" office:value="41.5486890984" calcext:value-type="float">
            <text:p>41,5486890984</text:p>
          </table:table-cell>
          <table:table-cell office:value-type="float" office:value="43.6915372963" calcext:value-type="float">
            <text:p>43,6915372963</text:p>
          </table:table-cell>
          <table:table-cell office:value-type="float" office:value="44.9726788162" calcext:value-type="float">
            <text:p>44,9726788162</text:p>
          </table:table-cell>
          <table:table-cell office:value-type="float" office:value="45.6664389591" calcext:value-type="float">
            <text:p>45,6664389591</text:p>
          </table:table-cell>
          <table:table-cell office:value-type="float" office:value="45.9906457306" calcext:value-type="float">
            <text:p>45,9906457306</text:p>
          </table:table-cell>
          <table:table-cell office:value-type="float" office:value="46.0920772196" calcext:value-type="float">
            <text:p>46,0920772196</text:p>
          </table:table-cell>
          <table:table-cell office:value-type="float" office:value="46.0592856834" calcext:value-type="float">
            <text:p>46,0592856834</text:p>
          </table:table-cell>
          <table:table-cell office:value-type="float" office:value="45.9421772317" calcext:value-type="float">
            <text:p>45,9421772317</text:p>
          </table:table-cell>
          <table:table-cell office:value-type="float" office:value="45.7680852904" calcext:value-type="float">
            <text:p>45,7680852904</text:p>
          </table:table-cell>
          <table:table-cell office:value-type="float" office:value="45.5521367682" calcext:value-type="float">
            <text:p>45,5521367682</text:p>
          </table:table-cell>
          <table:table-cell office:value-type="float" office:value="45.3030980646" calcext:value-type="float">
            <text:p>45,3030980646</text:p>
          </table:table-cell>
          <table:table-cell office:value-type="float" office:value="45.0264254271" calcext:value-type="float">
            <text:p>45,0264254271</text:p>
          </table:table-cell>
          <table:table-cell office:value-type="float" office:value="44.7257980035" calcext:value-type="float">
            <text:p>44,7257980035</text:p>
          </table:table-cell>
          <table:table-cell office:value-type="float" office:value="44.4038854073" calcext:value-type="float">
            <text:p>44,4038854073</text:p>
          </table:table-cell>
          <table:table-cell office:value-type="float" office:value="44.0627419709" calcext:value-type="float">
            <text:p>44,0627419709</text:p>
          </table:table-cell>
          <table:table-cell office:value-type="float" office:value="43.7040193597" calcext:value-type="float">
            <text:p>43,7040193597</text:p>
          </table:table-cell>
          <table:table-cell office:value-type="float" office:value="43.3290885948" calcext:value-type="float">
            <text:p>43,3290885948</text:p>
          </table:table-cell>
          <table:table-cell office:value-type="float" office:value="42.9391147825" calcext:value-type="float">
            <text:p>42,9391147825</text:p>
          </table:table-cell>
          <table:table-cell office:value-type="float" office:value="42.5351056738" calcext:value-type="float">
            <text:p>42,5351056738</text:p>
          </table:table-cell>
          <table:table-cell office:value-type="float" office:value="42.1179448356" calcext:value-type="float">
            <text:p>42,1179448356</text:p>
          </table:table-cell>
          <table:table-cell office:value-type="float" office:value="41.6884152614" calcext:value-type="float">
            <text:p>41,6884152614</text:p>
          </table:table-cell>
          <table:table-cell office:value-type="float" office:value="41.2472167565" calcext:value-type="float">
            <text:p>41,2472167565</text:p>
          </table:table-cell>
          <table:table-cell office:value-type="float" office:value="40.794979119" calcext:value-type="float">
            <text:p>40,794979119</text:p>
          </table:table-cell>
          <table:table-cell office:value-type="float" office:value="40.3322723929" calcext:value-type="float">
            <text:p>40,3322723929</text:p>
          </table:table-cell>
          <table:table-cell office:value-type="float" office:value="39.8596150286" calcext:value-type="float">
            <text:p>39,8596150286</text:p>
          </table:table-cell>
          <table:table-cell office:value-type="float" office:value="39.377480517" calcext:value-type="float">
            <text:p>39,377480517</text:p>
          </table:table-cell>
          <table:table-cell office:value-type="float" office:value="38.8863028816" calcext:value-type="float">
            <text:p>38,8863028816</text:p>
          </table:table-cell>
          <table:table-cell office:value-type="float" office:value="38.3864813016" calcext:value-type="float">
            <text:p>38,3864813016</text:p>
          </table:table-cell>
          <table:table-cell office:value-type="float" office:value="37.8783840591" calcext:value-type="float">
            <text:p>37,8783840591</text:p>
          </table:table-cell>
          <table:table-cell office:value-type="float" office:value="37.3623519484" calcext:value-type="float">
            <text:p>37,3623519484</text:p>
          </table:table-cell>
          <table:table-cell office:value-type="float" office:value="36.8387012523" calcext:value-type="float">
            <text:p>36,8387012523</text:p>
          </table:table-cell>
          <table:table-cell office:value-type="float" office:value="36.307726359" calcext:value-type="float">
            <text:p>36,307726359</text:p>
          </table:table-cell>
          <table:table-cell office:value-type="float" office:value="35.7697020798" calcext:value-type="float">
            <text:p>35,7697020798</text:p>
          </table:table-cell>
          <table:table-cell office:value-type="float" office:value="35.2248857117" calcext:value-type="float">
            <text:p>35,2248857117</text:p>
          </table:table-cell>
          <table:table-cell office:value-type="float" office:value="34.6735188796" calcext:value-type="float">
            <text:p>34,6735188796</text:p>
          </table:table-cell>
          <table:table-cell office:value-type="float" office:value="34.1158291879" calcext:value-type="float">
            <text:p>34,1158291879</text:p>
          </table:table-cell>
          <table:table-cell office:value-type="float" office:value="33.5520317036" calcext:value-type="float">
            <text:p>33,5520317036</text:p>
          </table:table-cell>
          <table:table-cell office:value-type="float" office:value="32.9823302908" calcext:value-type="float">
            <text:p>32,9823302908</text:p>
          </table:table-cell>
          <table:table-cell office:value-type="float" office:value="32.406918813" calcext:value-type="float">
            <text:p>32,406918813</text:p>
          </table:table-cell>
          <table:table-cell office:value-type="float" office:value="31.8259822168" calcext:value-type="float">
            <text:p>31,8259822168</text:p>
          </table:table-cell>
          <table:table-cell office:value-type="float" office:value="31.2396975096" calcext:value-type="float">
            <text:p>31,2396975096</text:p>
          </table:table-cell>
          <table:table-cell office:value-type="float" office:value="30.6482346418" calcext:value-type="float">
            <text:p>30,6482346418</text:p>
          </table:table-cell>
          <table:table-cell office:value-type="float" office:value="30.0517573021" calcext:value-type="float">
            <text:p>30,0517573021</text:p>
          </table:table-cell>
          <table:table-cell office:value-type="float" office:value="29.450423636" calcext:value-type="float">
            <text:p>29,450423636</text:p>
          </table:table-cell>
          <table:table-cell office:value-type="float" office:value="28.8443868918" calcext:value-type="float">
            <text:p>28,8443868918</text:p>
          </table:table-cell>
          <table:table-cell office:value-type="float" office:value="28.2337960044" calcext:value-type="float">
            <text:p>28,2337960044</text:p>
          </table:table-cell>
          <table:table-cell office:value-type="float" office:value="27.6187961192" calcext:value-type="float">
            <text:p>27,6187961192</text:p>
          </table:table-cell>
          <table:table-cell office:value-type="float" office:value="26.9995290636" calcext:value-type="float">
            <text:p>26,9995290636</text:p>
          </table:table-cell>
          <table:table-cell office:value-type="float" office:value="26.3761337703" calcext:value-type="float">
            <text:p>26,3761337703</text:p>
          </table:table-cell>
          <table:table-cell office:value-type="float" office:value="25.7487466556" calcext:value-type="float">
            <text:p>25,7487466556</text:p>
          </table:table-cell>
          <table:table-cell office:value-type="float" office:value="25.1175019581" calcext:value-type="float">
            <text:p>25,1175019581</text:p>
          </table:table-cell>
          <table:table-cell office:value-type="float" office:value="24.48253204" calcext:value-type="float">
            <text:p>24,48253204</text:p>
          </table:table-cell>
          <table:table-cell office:value-type="float" office:value="23.843967655" calcext:value-type="float">
            <text:p>23,843967655</text:p>
          </table:table-cell>
          <table:table-cell office:value-type="float" office:value="23.2019381841" calcext:value-type="float">
            <text:p>23,2019381841</text:p>
          </table:table-cell>
          <table:table-cell office:value-type="float" office:value="22.5565718445" calcext:value-type="float">
            <text:p>22,5565718445</text:p>
          </table:table-cell>
          <table:table-cell office:value-type="float" office:value="21.9079958709" calcext:value-type="float">
            <text:p>21,9079958709</text:p>
          </table:table-cell>
          <table:table-cell office:value-type="float" office:value="21.2563366737" calcext:value-type="float">
            <text:p>21,2563366737</text:p>
          </table:table-cell>
          <table:table-cell office:value-type="float" office:value="20.6017199744" calcext:value-type="float">
            <text:p>20,6017199744</text:p>
          </table:table-cell>
          <table:table-cell office:value-type="float" office:value="19.9442709214" calcext:value-type="float">
            <text:p>19,9442709214</text:p>
          </table:table-cell>
          <table:table-cell office:value-type="float" office:value="19.2841141871" calcext:value-type="float">
            <text:p>19,2841141871</text:p>
          </table:table-cell>
          <table:table-cell office:value-type="float" office:value="18.6213740471" calcext:value-type="float">
            <text:p>18,6213740471</text:p>
          </table:table-cell>
          <table:table-cell office:value-type="float" office:value="17.9561744454" calcext:value-type="float">
            <text:p>17,9561744454</text:p>
          </table:table-cell>
          <table:table-cell office:value-type="float" office:value="17.2886390434" calcext:value-type="float">
            <text:p>17,2886390434</text:p>
          </table:table-cell>
          <table:table-cell office:value-type="float" office:value="16.618891258" calcext:value-type="float">
            <text:p>16,618891258</text:p>
          </table:table-cell>
          <table:table-cell office:value-type="float" office:value="15.947054286" calcext:value-type="float">
            <text:p>15,947054286</text:p>
          </table:table-cell>
          <table:table-cell office:value-type="float" office:value="15.2732511192" calcext:value-type="float">
            <text:p>15,2732511192</text:p>
          </table:table-cell>
          <table:table-cell office:value-type="float" office:value="14.5976045493" calcext:value-type="float">
            <text:p>14,5976045493</text:p>
          </table:table-cell>
          <table:table-cell office:value-type="float" office:value="13.9202371645" calcext:value-type="float">
            <text:p>13,9202371645</text:p>
          </table:table-cell>
          <table:table-cell office:value-type="float" office:value="13.2412713382" calcext:value-type="float">
            <text:p>13,2412713382</text:p>
          </table:table-cell>
          <table:table-cell office:value-type="float" office:value="12.5608292117" calcext:value-type="float">
            <text:p>12,5608292117</text:p>
          </table:table-cell>
          <table:table-cell office:value-type="float" office:value="11.8790326702" calcext:value-type="float">
            <text:p>11,8790326702</text:p>
          </table:table-cell>
          <table:table-cell office:value-type="float" office:value="11.1960033147" calcext:value-type="float">
            <text:p>11,1960033147</text:p>
          </table:table-cell>
          <table:table-cell office:value-type="float" office:value="10.5118624294" calcext:value-type="float">
            <text:p>10,5118624294</text:p>
          </table:table-cell>
          <table:table-cell office:value-type="float" office:value="9.8267309452" calcext:value-type="float">
            <text:p>9,8267309452</text:p>
          </table:table-cell>
          <table:table-cell office:value-type="float" office:value="9.1407294016" calcext:value-type="float">
            <text:p>9,1407294016</text:p>
          </table:table-cell>
          <table:table-cell office:value-type="float" office:value="8.4539779053" calcext:value-type="float">
            <text:p>8,4539779053</text:p>
          </table:table-cell>
          <table:table-cell office:value-type="float" office:value="7.766596088" calcext:value-type="float">
            <text:p>7,766596088</text:p>
          </table:table-cell>
          <table:table-cell office:value-type="float" office:value="7.0787030631" calcext:value-type="float">
            <text:p>7,0787030631</text:p>
          </table:table-cell>
          <table:table-cell office:value-type="float" office:value="6.3904173821" calcext:value-type="float">
            <text:p>6,3904173821</text:p>
          </table:table-cell>
          <table:table-cell office:value-type="float" office:value="5.70185699" calcext:value-type="float">
            <text:p>5,70185699</text:p>
          </table:table-cell>
          <table:table-cell office:value-type="float" office:value="5.0131391825" calcext:value-type="float">
            <text:p>5,0131391825</text:p>
          </table:table-cell>
          <table:table-cell office:value-type="float" office:value="4.3243805624" calcext:value-type="float">
            <text:p>4,3243805624</text:p>
          </table:table-cell>
          <table:table-cell office:value-type="float" office:value="3.6356969973" calcext:value-type="float">
            <text:p>3,6356969973</text:p>
          </table:table-cell>
          <table:table-cell office:value-type="float" office:value="2.947203578" calcext:value-type="float">
            <text:p>2,947203578</text:p>
          </table:table-cell>
          <table:table-cell office:value-type="float" office:value="2.259014578" calcext:value-type="float">
            <text:p>2,259014578</text:p>
          </table:table-cell>
          <table:table-cell office:value-type="float" office:value="1.5712434135" calcext:value-type="float">
            <text:p>1,5712434135</text:p>
          </table:table-cell>
          <table:table-cell office:value-type="float" office:value="0.8840026038" calcext:value-type="float">
            <text:p>0,8840026038</text:p>
          </table:table-cell>
          <table:table-cell office:value-type="float" office:value="0.197403733" calcext:value-type="float">
            <text:p>0,197403733</text:p>
          </table:table-cell>
          <table:table-cell office:value-type="float" office:value="-0.4884425898" calcext:value-type="float">
            <text:p>-0,4884425898</text:p>
          </table:table-cell>
          <table:table-cell office:value-type="float" office:value="-1.1734267697" calcext:value-type="float">
            <text:p>-1,1734267697</text:p>
          </table:table-cell>
          <table:table-cell office:value-type="float" office:value="-1.8574402668" calcext:value-type="float">
            <text:p>-1,8574402668</text:p>
          </table:table-cell>
          <table:table-cell office:value-type="float" office:value="-2.540375639" calcext:value-type="float">
            <text:p>-2,540375639</text:p>
          </table:table-cell>
          <table:table-cell office:value-type="float" office:value="-3.2221265879" calcext:value-type="float">
            <text:p>-3,2221265879</text:p>
          </table:table-cell>
          <table:table-cell office:value-type="float" office:value="-3.9025880075" calcext:value-type="float">
            <text:p>-3,9025880075</text:p>
          </table:table-cell>
          <table:table-cell office:value-type="float" office:value="-4.581656039" calcext:value-type="float">
            <text:p>-4,581656039</text:p>
          </table:table-cell>
          <table:table-cell office:value-type="float" office:value="-5.2592281312" calcext:value-type="float">
            <text:p>-5,2592281312</text:p>
          </table:table-cell>
          <table:table-cell office:value-type="float" office:value="-5.9352031082" calcext:value-type="float">
            <text:p>-5,9352031082</text:p>
          </table:table-cell>
          <table:table-cell office:value-type="float" office:value="-6.6094812465" calcext:value-type="float">
            <text:p>-6,6094812465</text:p>
          </table:table-cell>
          <table:table-cell office:value-type="float" office:value="-7.2819643625" calcext:value-type="float">
            <text:p>-7,2819643625</text:p>
          </table:table-cell>
          <table:table-cell office:value-type="float" office:value="-7.9525559119" calcext:value-type="float">
            <text:p>-7,9525559119</text:p>
          </table:table-cell>
          <table:table-cell office:value-type="float" office:value="-8.6211611037" calcext:value-type="float">
            <text:p>-8,6211611037</text:p>
          </table:table-cell>
          <table:table-cell office:value-type="float" office:value="-9.2876870288" calcext:value-type="float">
            <text:p>-9,2876870288</text:p>
          </table:table-cell>
          <table:table-cell office:value-type="float" office:value="-9.9520428071" calcext:value-type="float">
            <text:p>-9,9520428071</text:p>
          </table:table-cell>
          <table:table-cell office:value-type="float" office:value="-10.6141397532" calcext:value-type="float">
            <text:p>-10,6141397532</text:p>
          </table:table-cell>
          <table:table-cell office:value-type="float" office:value="-11.2738915633" calcext:value-type="float">
            <text:p>-11,2738915633</text:p>
          </table:table-cell>
          <table:table-cell office:value-type="float" office:value="-11.9312145248" calcext:value-type="float">
            <text:p>-11,9312145248</text:p>
          </table:table-cell>
          <table:table-cell office:value-type="float" office:value="-12.5860277504" calcext:value-type="float">
            <text:p>-12,5860277504</text:p>
          </table:table-cell>
          <table:table-cell office:value-type="float" office:value="-13.2382534375" calcext:value-type="float">
            <text:p>-13,2382534375</text:p>
          </table:table-cell>
          <table:table-cell office:value-type="float" office:value="-13.8878171554" calcext:value-type="float">
            <text:p>-13,8878171554</text:p>
          </table:table-cell>
          <table:table-cell office:value-type="float" office:value="-14.5346481599" calcext:value-type="float">
            <text:p>-14,5346481599</text:p>
          </table:table-cell>
          <table:table-cell office:value-type="float" office:value="-15.1786797377" calcext:value-type="float">
            <text:p>-15,1786797377</text:p>
          </table:table-cell>
          <table:table-cell office:value-type="float" office:value="-15.8198495793" calcext:value-type="float">
            <text:p>-15,8198495793</text:p>
          </table:table-cell>
          <table:table-cell office:value-type="float" office:value="-16.4581001826" calcext:value-type="float">
            <text:p>-16,4581001826</text:p>
          </table:table-cell>
          <table:table-cell office:value-type="float" office:value="-17.0933792856" calcext:value-type="float">
            <text:p>-17,0933792856</text:p>
          </table:table-cell>
          <table:table-cell office:value-type="float" office:value="-17.7256403276" calcext:value-type="float">
            <text:p>-17,7256403276</text:p>
          </table:table-cell>
          <table:table-cell office:value-type="float" office:value="-18.354842939" calcext:value-type="float">
            <text:p>-18,354842939</text:p>
          </table:table-cell>
          <table:table-cell office:value-type="float" office:value="-18.9809534572" calcext:value-type="float">
            <text:p>-18,9809534572</text:p>
          </table:table-cell>
          <table:table-cell office:value-type="float" office:value="-19.603945467" calcext:value-type="float">
            <text:p>-19,603945467</text:p>
          </table:table-cell>
          <table:table-cell office:value-type="float" office:value="-20.2238003635" calcext:value-type="float">
            <text:p>-20,2238003635</text:p>
          </table:table-cell>
          <table:table-cell office:value-type="float" office:value="-20.8405079339" calcext:value-type="float">
            <text:p>-20,8405079339</text:p>
          </table:table-cell>
          <table:table-cell office:value-type="float" office:value="-21.454066956" calcext:value-type="float">
            <text:p>-21,454066956</text:p>
          </table:table-cell>
          <table:table-cell office:value-type="float" office:value="-22.0644858096" calcext:value-type="float">
            <text:p>-22,0644858096</text:p>
          </table:table-cell>
          <table:table-cell office:value-type="float" office:value="-22.6717830955" calcext:value-type="float">
            <text:p>-22,6717830955</text:p>
          </table:table-cell>
          <table:table-cell office:value-type="float" office:value="-23.2759882604" calcext:value-type="float">
            <text:p>-23,2759882604</text:p>
          </table:table-cell>
          <table:table-cell office:value-type="float" office:value="-23.8771422209" calcext:value-type="float">
            <text:p>-23,8771422209</text:p>
          </table:table-cell>
          <table:table-cell office:value-type="float" office:value="-24.4752979835" calcext:value-type="float">
            <text:p>-24,4752979835</text:p>
          </table:table-cell>
          <table:table-cell office:value-type="float" office:value="-25.070521255" calcext:value-type="float">
            <text:p>-25,070521255</text:p>
          </table:table-cell>
          <table:table-cell office:value-type="float" office:value="-25.6628910391" calcext:value-type="float">
            <text:p>-25,6628910391</text:p>
          </table:table-cell>
          <table:table-cell office:value-type="float" office:value="-26.2525002136" calcext:value-type="float">
            <text:p>-26,2525002136</text:p>
          </table:table-cell>
          <table:table-cell office:value-type="float" office:value="-26.8394560847" calcext:value-type="float">
            <text:p>-26,8394560847</text:p>
          </table:table-cell>
          <table:table-cell office:value-type="float" office:value="-27.4238809116" calcext:value-type="float">
            <text:p>-27,4238809116</text:p>
          </table:table-cell>
          <table:table-cell office:value-type="float" office:value="-28.0059123994" calcext:value-type="float">
            <text:p>-28,0059123994</text:p>
          </table:table-cell>
          <table:table-cell office:value-type="float" office:value="-28.5857041526" calcext:value-type="float">
            <text:p>-28,5857041526</text:p>
          </table:table-cell>
          <table:table-cell office:value-type="float" office:value="-29.1634260876" calcext:value-type="float">
            <text:p>-29,1634260876</text:p>
          </table:table-cell>
          <table:table-cell office:value-type="float" office:value="-29.7392647965" calcext:value-type="float">
            <text:p>-29,7392647965</text:p>
          </table:table-cell>
          <table:table-cell office:value-type="float" office:value="-30.31342386" calcext:value-type="float">
            <text:p>-30,31342386</text:p>
          </table:table-cell>
          <table:table-cell office:value-type="float" office:value="-30.8861241023" calcext:value-type="float">
            <text:p>-30,8861241023</text:p>
          </table:table-cell>
          <table:table-cell office:value-type="float" office:value="-31.4576037833" calcext:value-type="float">
            <text:p>-31,4576037833</text:p>
          </table:table-cell>
          <table:table-cell office:value-type="float" office:value="-32.0281187215" calcext:value-type="float">
            <text:p>-32,0281187215</text:p>
          </table:table-cell>
          <table:table-cell office:value-type="float" office:value="-32.5979423405" calcext:value-type="float">
            <text:p>-32,5979423405</text:p>
          </table:table-cell>
          <table:table-cell office:value-type="float" office:value="-33.1673656306" calcext:value-type="float">
            <text:p>-33,1673656306</text:p>
          </table:table-cell>
          <table:table-cell office:value-type="float" office:value="-33.736697016" calcext:value-type="float">
            <text:p>-33,736697016</text:p>
          </table:table-cell>
          <table:table-cell office:value-type="float" office:value="-34.3062621158" calcext:value-type="float">
            <text:p>-34,3062621158</text:p>
          </table:table-cell>
          <table:table-cell office:value-type="float" office:value="-34.8764033843" calcext:value-type="float">
            <text:p>-34,8764033843</text:p>
          </table:table-cell>
          <table:table-cell office:value-type="float" office:value="-35.4474796163" calcext:value-type="float">
            <text:p>-35,4474796163</text:p>
          </table:table-cell>
          <table:table-cell office:value-type="float" office:value="-36.019865295" calcext:value-type="float">
            <text:p>-36,019865295</text:p>
          </table:table-cell>
          <table:table-cell office:value-type="float" office:value="-36.593949763" calcext:value-type="float">
            <text:p>-36,593949763</text:p>
          </table:table-cell>
          <table:table-cell office:value-type="float" office:value="-37.1701361866" calcext:value-type="float">
            <text:p>-37,1701361866</text:p>
          </table:table-cell>
          <table:table-cell office:value-type="float" office:value="-37.7488402853" calcext:value-type="float">
            <text:p>-37,7488402853</text:p>
          </table:table-cell>
          <table:table-cell office:value-type="float" office:value="-38.3304887891" calcext:value-type="float">
            <text:p>-38,3304887891</text:p>
          </table:table-cell>
          <table:table-cell office:value-type="float" office:value="-38.9155175838" calcext:value-type="float">
            <text:p>-38,9155175838</text:p>
          </table:table-cell>
          <table:table-cell office:value-type="float" office:value="-39.5043694985" calcext:value-type="float">
            <text:p>-39,5043694985</text:p>
          </table:table-cell>
          <table:table-cell office:value-type="float" office:value="-40.0974916836" calcext:value-type="float">
            <text:p>-40,0974916836</text:p>
          </table:table-cell>
          <table:table-cell office:value-type="float" office:value="-40.6953325241" calcext:value-type="float">
            <text:p>-40,6953325241</text:p>
          </table:table-cell>
          <table:table-cell office:value-type="float" office:value="-41.2983380259" calcext:value-type="float">
            <text:p>-41,2983380259</text:p>
          </table:table-cell>
          <table:table-cell office:value-type="float" office:value="-41.9069476105" calcext:value-type="float">
            <text:p>-41,9069476105</text:p>
          </table:table-cell>
          <table:table-cell office:value-type="float" office:value="-42.5215892498" calcext:value-type="float">
            <text:p>-42,5215892498</text:p>
          </table:table-cell>
          <table:table-cell office:value-type="float" office:value="-43.1426738717" calcext:value-type="float">
            <text:p>-43,1426738717</text:p>
          </table:table-cell>
          <table:table-cell office:value-type="float" office:value="-43.7705889693" calcext:value-type="float">
            <text:p>-43,7705889693</text:p>
          </table:table-cell>
          <table:table-cell office:value-type="float" office:value="-44.4056913499" calcext:value-type="float">
            <text:p>-44,4056913499</text:p>
          </table:table-cell>
          <table:table-cell office:value-type="float" office:value="-45.048298973" calcext:value-type="float">
            <text:p>-45,048298973</text:p>
          </table:table-cell>
          <table:table-cell office:value-type="float" office:value="-45.6986818373" calcext:value-type="float">
            <text:p>-45,6986818373</text:p>
          </table:table-cell>
          <table:table-cell office:value-type="float" office:value="-46.3570519033" calcext:value-type="float">
            <text:p>-46,3570519033</text:p>
          </table:table-cell>
          <table:table-cell office:value-type="float" office:value="-47.0235520678" calcext:value-type="float">
            <text:p>-47,0235520678</text:p>
          </table:table-cell>
          <table:table-cell office:value-type="float" office:value="-47.6982442479" calcext:value-type="float">
            <text:p>-47,6982442479</text:p>
          </table:table-cell>
          <table:table-cell office:value-type="float" office:value="-48.3810966851" calcext:value-type="float">
            <text:p>-48,3810966851</text:p>
          </table:table-cell>
          <table:table-cell office:value-type="float" office:value="-49.0719706458" calcext:value-type="float">
            <text:p>-49,0719706458</text:p>
          </table:table-cell>
          <table:table-cell office:value-type="float" office:value="-49.7706067717" calcext:value-type="float">
            <text:p>-49,7706067717</text:p>
          </table:table-cell>
          <table:table-cell office:value-type="float" office:value="-50.476611423" calcext:value-type="float">
            <text:p>-50,476611423</text:p>
          </table:table-cell>
          <table:table-cell office:value-type="float" office:value="-51.1894434556" calcext:value-type="float">
            <text:p>-51,1894434556</text:p>
          </table:table-cell>
          <table:table-cell office:value-type="float" office:value="-51.9084019807" calcext:value-type="float">
            <text:p>-51,9084019807</text:p>
          </table:table-cell>
          <table:table-cell office:value-type="float" office:value="-52.6326157547" calcext:value-type="float">
            <text:p>-52,6326157547</text:p>
          </table:table-cell>
          <table:table-cell office:value-type="float" office:value="-53.3610349462" calcext:value-type="float">
            <text:p>-53,3610349462</text:p>
          </table:table-cell>
          <table:table-cell office:value-type="float" office:value="-54.0924260947" calcext:value-type="float">
            <text:p>-54,0924260947</text:p>
          </table:table-cell>
          <table:table-cell office:value-type="float" office:value="-54.8253711183" calcext:value-type="float">
            <text:p>-54,8253711183</text:p>
          </table:table-cell>
          <table:table-cell office:value-type="float" office:value="-55.5582712129" calcext:value-type="float">
            <text:p>-55,5582712129</text:p>
          </table:table-cell>
          <table:table-cell office:value-type="float" office:value="-56.2893564064" calcext:value-type="float">
            <text:p>-56,2893564064</text:p>
          </table:table-cell>
          <table:table-cell office:value-type="float" office:value="-57.01670138" calcext:value-type="float">
            <text:p>-57,01670138</text:p>
          </table:table-cell>
          <table:table-cell office:value-type="float" office:value="-57.7382479209" calcext:value-type="float">
            <text:p>-57,7382479209</text:p>
          </table:table-cell>
          <table:table-cell office:value-type="float" office:value="-58.4518340467" calcext:value-type="float">
            <text:p>-58,4518340467</text:p>
          </table:table-cell>
          <table:table-cell office:value-type="float" office:value="-59.1552294374" calcext:value-type="float">
            <text:p>-59,1552294374</text:p>
          </table:table-cell>
          <table:table-cell office:value-type="float" office:value="-59.8461763576" calcext:value-type="float">
            <text:p>-59,8461763576</text:p>
          </table:table-cell>
          <table:table-cell office:value-type="float" office:value="-60.5224347839" calcext:value-type="float">
            <text:p>-60,5224347839</text:p>
          </table:table-cell>
          <table:table-cell office:value-type="float" office:value="-61.1818300215" calcext:value-type="float">
            <text:p>-61,1818300215</text:p>
          </table:table-cell>
          <table:table-cell office:value-type="float" office:value="-61.8223007462" calcext:value-type="float">
            <text:p>-61,8223007462</text:p>
          </table:table-cell>
          <table:table-cell office:value-type="float" office:value="-62.4419452002" calcext:value-type="float">
            <text:p>-62,4419452002</text:p>
          </table:table-cell>
          <table:table-cell office:value-type="float" office:value="-63.0390632398" calcext:value-type="float">
            <text:p>-63,0390632398</text:p>
          </table:table-cell>
          <table:table-cell office:value-type="float" office:value="-63.6121920993" calcext:value-type="float">
            <text:p>-63,6121920993</text:p>
          </table:table-cell>
          <table:table-cell office:value-type="float" office:value="-64.1601340981" calcext:value-type="float">
            <text:p>-64,1601340981</text:p>
          </table:table-cell>
          <table:table-cell office:value-type="float" office:value="-64.6819750361" calcext:value-type="float">
            <text:p>-64,6819750361</text:p>
          </table:table-cell>
          <table:table-cell office:value-type="float" office:value="-65.1770926572" calcext:value-type="float">
            <text:p>-65,1770926572</text:p>
          </table:table-cell>
          <table:table-cell office:value-type="float" office:value="-65.6451552237" calcext:value-type="float">
            <text:p>-65,6451552237</text:p>
          </table:table-cell>
          <table:table-cell office:value-type="float" office:value="-66.0861108801" calcext:value-type="float">
            <text:p>-66,0861108801</text:p>
          </table:table-cell>
          <table:table-cell office:value-type="float" office:value="-66.5001690141" calcext:value-type="float">
            <text:p>-66,5001690141</text:p>
          </table:table-cell>
          <table:table-cell office:value-type="float" office:value="-66.8877752109" calcext:value-type="float">
            <text:p>-66,8877752109</text:p>
          </table:table-cell>
          <table:table-cell office:value-type="float" office:value="-67.2495816084" calcext:value-type="float">
            <text:p>-67,2495816084</text:p>
          </table:table-cell>
          <table:table-cell office:value-type="float" office:value="-67.5864145085" calcext:value-type="float">
            <text:p>-67,5864145085</text:p>
          </table:table-cell>
          <table:table-cell office:value-type="float" office:value="-67.899240991" calcext:value-type="float">
            <text:p>-67,899240991</text:p>
          </table:table-cell>
          <table:table-cell office:value-type="float" office:value="-68.1891360621" calcext:value-type="float">
            <text:p>-68,1891360621</text:p>
          </table:table-cell>
          <table:table-cell office:value-type="float" office:value="-68.4572515738" calcext:value-type="float">
            <text:p>-68,4572515738</text:p>
          </table:table-cell>
          <table:table-cell office:value-type="float" office:value="-68.7047878298" calcext:value-type="float">
            <text:p>-68,7047878298</text:p>
          </table:table-cell>
          <table:table-cell office:value-type="float" office:value="-68.9329684765" calcext:value-type="float">
            <text:p>-68,9329684765</text:p>
          </table:table-cell>
          <table:table-cell office:value-type="float" office:value="-69.1430189824" calcext:value-type="float">
            <text:p>-69,1430189824</text:p>
          </table:table-cell>
          <table:table-cell office:value-type="float" office:value="-69.3361487752" calcext:value-type="float">
            <text:p>-69,3361487752</text:p>
          </table:table-cell>
          <table:table-cell office:value-type="float" office:value="-69.5135369094" calcext:value-type="float">
            <text:p>-69,5135369094</text:p>
          </table:table-cell>
          <table:table-cell office:value-type="float" office:value="-69.6763210098" calcext:value-type="float">
            <text:p>-69,6763210098</text:p>
          </table:table-cell>
          <table:table-cell office:value-type="float" office:value="-69.825589147" calcext:value-type="float">
            <text:p>-69,825589147</text:p>
          </table:table-cell>
          <table:table-cell office:value-type="float" office:value="-69.9623742612" calcext:value-type="float">
            <text:p>-69,9623742612</text:p>
          </table:table-cell>
          <table:table-cell office:value-type="float" office:value="-70.0876507371" calcext:value-type="float">
            <text:p>-70,0876507371</text:p>
          </table:table-cell>
          <table:table-cell office:value-type="float" office:value="-70.2023327504" calcext:value-type="float">
            <text:p>-70,2023327504</text:p>
          </table:table-cell>
          <table:table-cell office:value-type="float" office:value="-70.3072740296" calcext:value-type="float">
            <text:p>-70,3072740296</text:p>
          </table:table-cell>
          <table:table-cell office:value-type="float" office:value="-70.4032687208" calcext:value-type="float">
            <text:p>-70,4032687208</text:p>
          </table:table-cell>
          <table:table-cell office:value-type="float" office:value="-70.4910530804" calcext:value-type="float">
            <text:p>-70,4910530804</text:p>
          </table:table-cell>
          <table:table-cell office:value-type="float" office:value="-70.5713077669" calcext:value-type="float">
            <text:p>-70,5713077669</text:p>
          </table:table-cell>
          <table:table-cell office:value-type="float" office:value="-70.6446605403" calcext:value-type="float">
            <text:p>-70,6446605403</text:p>
          </table:table-cell>
          <table:table-cell office:value-type="float" office:value="-70.7116892167" calcext:value-type="float">
            <text:p>-70,7116892167</text:p>
          </table:table-cell>
          <table:table-cell office:value-type="float" office:value="-70.7729247563" calcext:value-type="float">
            <text:p>-70,7729247563</text:p>
          </table:table-cell>
          <table:table-cell office:value-type="float" office:value="-70.8288543903" calcext:value-type="float">
            <text:p>-70,8288543903</text:p>
          </table:table-cell>
          <table:table-cell office:value-type="float" office:value="-70.8799247187" calcext:value-type="float">
            <text:p>-70,8799247187</text:p>
          </table:table-cell>
          <table:table-cell office:value-type="float" office:value="-70.9265447244" calcext:value-type="float">
            <text:p>-70,9265447244</text:p>
          </table:table-cell>
          <table:table-cell office:value-type="float" office:value="-70.9690886697" calcext:value-type="float">
            <text:p>-70,9690886697</text:p>
          </table:table-cell>
          <table:table-cell office:value-type="float" office:value="-71.00789885" calcext:value-type="float">
            <text:p>-71,00789885</text:p>
          </table:table-cell>
          <table:table-cell office:value-type="float" office:value="-71.0432881904" calcext:value-type="float">
            <text:p>-71,0432881904</text:p>
          </table:table-cell>
          <table:table-cell office:value-type="float" office:value="-71.075542678" calcext:value-type="float">
            <text:p>-71,075542678</text:p>
          </table:table-cell>
          <table:table-cell office:value-type="float" office:value="-71.1049236271" calcext:value-type="float">
            <text:p>-71,1049236271</text:p>
          </table:table-cell>
          <table:table-cell office:value-type="float" office:value="-71.1316697805" calcext:value-type="float">
            <text:p>-71,1316697805</text:p>
          </table:table-cell>
          <table:table-cell office:value-type="float" office:value="-71.1559992503" calcext:value-type="float">
            <text:p>-71,1559992503</text:p>
          </table:table-cell>
          <table:table-cell office:value-type="float" office:value="-71.1781113065" calcext:value-type="float">
            <text:p>-71,1781113065</text:p>
          </table:table-cell>
          <table:table-cell table:number-columns-repeated="673"/>
        </table:table-row>
        <table:table-row table:style-name="ro1">
          <table:table-cell office:value-type="string" calcext:value-type="string">
            <text:p>Membrane Voltage (16.3 C)</text:p>
          </table:table-cell>
          <table:table-cell office:value-type="float" office:value="-68.6675724281" calcext:value-type="float">
            <text:p>-68,6675724281</text:p>
          </table:table-cell>
          <table:table-cell office:value-type="float" office:value="-68.4597901426" calcext:value-type="float">
            <text:p>-68,4597901426</text:p>
          </table:table-cell>
          <table:table-cell office:value-type="float" office:value="-68.2538920931" calcext:value-type="float">
            <text:p>-68,2538920931</text:p>
          </table:table-cell>
          <table:table-cell office:value-type="float" office:value="-68.0497673624" calcext:value-type="float">
            <text:p>-68,0497673624</text:p>
          </table:table-cell>
          <table:table-cell office:value-type="float" office:value="-67.8473244919" calcext:value-type="float">
            <text:p>-67,8473244919</text:p>
          </table:table-cell>
          <table:table-cell office:value-type="float" office:value="-67.6464850178" calcext:value-type="float">
            <text:p>-67,6464850178</text:p>
          </table:table-cell>
          <table:table-cell office:value-type="float" office:value="-67.4471792494" calcext:value-type="float">
            <text:p>-67,4471792494</text:p>
          </table:table-cell>
          <table:table-cell office:value-type="float" office:value="-67.2493434162" calcext:value-type="float">
            <text:p>-67,2493434162</text:p>
          </table:table-cell>
          <table:table-cell office:value-type="float" office:value="-67.0529176801" calcext:value-type="float">
            <text:p>-67,0529176801</text:p>
          </table:table-cell>
          <table:table-cell office:value-type="float" office:value="-66.8578447154" calcext:value-type="float">
            <text:p>-66,8578447154</text:p>
          </table:table-cell>
          <table:table-cell office:value-type="float" office:value="-66.6640686681" calcext:value-type="float">
            <text:p>-66,6640686681</text:p>
          </table:table-cell>
          <table:table-cell office:value-type="float" office:value="-66.4715343771" calcext:value-type="float">
            <text:p>-66,4715343771</text:p>
          </table:table-cell>
          <table:table-cell office:value-type="float" office:value="-66.280186776" calcext:value-type="float">
            <text:p>-66,280186776</text:p>
          </table:table-cell>
          <table:table-cell office:value-type="float" office:value="-66.0899704229" calcext:value-type="float">
            <text:p>-66,0899704229</text:p>
          </table:table-cell>
          <table:table-cell office:value-type="float" office:value="-65.9008291201" calcext:value-type="float">
            <text:p>-65,9008291201</text:p>
          </table:table-cell>
          <table:table-cell office:value-type="float" office:value="-65.7127055964" calcext:value-type="float">
            <text:p>-65,7127055964</text:p>
          </table:table-cell>
          <table:table-cell office:value-type="float" office:value="-65.5255412341" calcext:value-type="float">
            <text:p>-65,5255412341</text:p>
          </table:table-cell>
          <table:table-cell office:value-type="float" office:value="-65.3392758245" calcext:value-type="float">
            <text:p>-65,3392758245</text:p>
          </table:table-cell>
          <table:table-cell office:value-type="float" office:value="-65.1538473431" calcext:value-type="float">
            <text:p>-65,1538473431</text:p>
          </table:table-cell>
          <table:table-cell office:value-type="float" office:value="-64.9691917346" calcext:value-type="float">
            <text:p>-64,9691917346</text:p>
          </table:table-cell>
          <table:table-cell office:value-type="float" office:value="-64.7852427029" calcext:value-type="float">
            <text:p>-64,7852427029</text:p>
          </table:table-cell>
          <table:table-cell office:value-type="float" office:value="-64.6019314988" calcext:value-type="float">
            <text:p>-64,6019314988</text:p>
          </table:table-cell>
          <table:table-cell office:value-type="float" office:value="-64.4191867027" calcext:value-type="float">
            <text:p>-64,4191867027</text:p>
          </table:table-cell>
          <table:table-cell office:value-type="float" office:value="-64.2369339974" calcext:value-type="float">
            <text:p>-64,2369339974</text:p>
          </table:table-cell>
          <table:table-cell office:value-type="float" office:value="-64.0550959275" calcext:value-type="float">
            <text:p>-64,0550959275</text:p>
          </table:table-cell>
          <table:table-cell office:value-type="float" office:value="-63.8735916425" calcext:value-type="float">
            <text:p>-63,8735916425</text:p>
          </table:table-cell>
          <table:table-cell office:value-type="float" office:value="-63.6923366185" calcext:value-type="float">
            <text:p>-63,6923366185</text:p>
          </table:table-cell>
          <table:table-cell office:value-type="float" office:value="-63.5112423574" calcext:value-type="float">
            <text:p>-63,5112423574</text:p>
          </table:table-cell>
          <table:table-cell office:value-type="float" office:value="-63.3302160573" calcext:value-type="float">
            <text:p>-63,3302160573</text:p>
          </table:table-cell>
          <table:table-cell office:value-type="float" office:value="-63.1491602517" calcext:value-type="float">
            <text:p>-63,1491602517</text:p>
          </table:table-cell>
          <table:table-cell office:value-type="float" office:value="-62.9679724121" calcext:value-type="float">
            <text:p>-62,9679724121</text:p>
          </table:table-cell>
          <table:table-cell office:value-type="float" office:value="-62.7865445088" calcext:value-type="float">
            <text:p>-62,7865445088</text:p>
          </table:table-cell>
          <table:table-cell office:value-type="float" office:value="-62.6047625254" calcext:value-type="float">
            <text:p>-62,6047625254</text:p>
          </table:table-cell>
          <table:table-cell office:value-type="float" office:value="-62.4225059184" calcext:value-type="float">
            <text:p>-62,4225059184</text:p>
          </table:table-cell>
          <table:table-cell office:value-type="float" office:value="-62.2396470164" calcext:value-type="float">
            <text:p>-62,2396470164</text:p>
          </table:table-cell>
          <table:table-cell office:value-type="float" office:value="-62.05605035" calcext:value-type="float">
            <text:p>-62,05605035</text:p>
          </table:table-cell>
          <table:table-cell office:value-type="float" office:value="-61.8715719013" calcext:value-type="float">
            <text:p>-61,8715719013</text:p>
          </table:table-cell>
          <table:table-cell office:value-type="float" office:value="-61.6860582635" calcext:value-type="float">
            <text:p>-61,6860582635</text:p>
          </table:table-cell>
          <table:table-cell office:value-type="float" office:value="-61.4993456965" calcext:value-type="float">
            <text:p>-61,4993456965</text:p>
          </table:table-cell>
          <table:table-cell office:value-type="float" office:value="-61.3112590628" calcext:value-type="float">
            <text:p>-61,3112590628</text:p>
          </table:table-cell>
          <table:table-cell office:value-type="float" office:value="-61.1216106268" calcext:value-type="float">
            <text:p>-61,1216106268</text:p>
          </table:table-cell>
          <table:table-cell office:value-type="float" office:value="-60.9301986961" calcext:value-type="float">
            <text:p>-60,9301986961</text:p>
          </table:table-cell>
          <table:table-cell office:value-type="float" office:value="-60.7368060795" calcext:value-type="float">
            <text:p>-60,7368060795</text:p>
          </table:table-cell>
          <table:table-cell office:value-type="float" office:value="-60.5411983335" calcext:value-type="float">
            <text:p>-60,5411983335</text:p>
          </table:table-cell>
          <table:table-cell office:value-type="float" office:value="-60.3431217618" calcext:value-type="float">
            <text:p>-60,3431217618</text:p>
          </table:table-cell>
          <table:table-cell office:value-type="float" office:value="-60.1423011274" calcext:value-type="float">
            <text:p>-60,1423011274</text:p>
          </table:table-cell>
          <table:table-cell office:value-type="float" office:value="-59.9384370274" calcext:value-type="float">
            <text:p>-59,9384370274</text:p>
          </table:table-cell>
          <table:table-cell office:value-type="float" office:value="-59.7312028718" calcext:value-type="float">
            <text:p>-59,7312028718</text:p>
          </table:table-cell>
          <table:table-cell office:value-type="float" office:value="-59.5202413949" calcext:value-type="float">
            <text:p>-59,5202413949</text:p>
          </table:table-cell>
          <table:table-cell office:value-type="float" office:value="-59.3051606135" calcext:value-type="float">
            <text:p>-59,3051606135</text:p>
          </table:table-cell>
          <table:table-cell office:value-type="float" office:value="-59.2950736646" calcext:value-type="float">
            <text:p>-59,2950736646</text:p>
          </table:table-cell>
          <table:table-cell office:value-type="float" office:value="-59.2790502525" calcext:value-type="float">
            <text:p>-59,2790502525</text:p>
          </table:table-cell>
          <table:table-cell office:value-type="float" office:value="-59.2582768933" calcext:value-type="float">
            <text:p>-59,2582768933</text:p>
          </table:table-cell>
          <table:table-cell office:value-type="float" office:value="-59.2337269524" calcext:value-type="float">
            <text:p>-59,2337269524</text:p>
          </table:table-cell>
          <table:table-cell office:value-type="float" office:value="-59.2061887765" calcext:value-type="float">
            <text:p>-59,2061887765</text:p>
          </table:table-cell>
          <table:table-cell office:value-type="float" office:value="-59.1762947368" calcext:value-type="float">
            <text:p>-59,1762947368</text:p>
          </table:table-cell>
          <table:table-cell office:value-type="float" office:value="-59.1445483546" calcext:value-type="float">
            <text:p>-59,1445483546</text:p>
          </table:table-cell>
          <table:table-cell office:value-type="float" office:value="-59.1113482435" calcext:value-type="float">
            <text:p>-59,1113482435</text:p>
          </table:table-cell>
          <table:table-cell office:value-type="float" office:value="-59.0770084996" calcext:value-type="float">
            <text:p>-59,0770084996</text:p>
          </table:table-cell>
          <table:table-cell office:value-type="float" office:value="-59.0417756568" calcext:value-type="float">
            <text:p>-59,0417756568</text:p>
          </table:table-cell>
          <table:table-cell office:value-type="float" office:value="-59.0058425495" calcext:value-type="float">
            <text:p>-59,0058425495</text:p>
          </table:table-cell>
          <table:table-cell office:value-type="float" office:value="-58.9693595116" calcext:value-type="float">
            <text:p>-58,9693595116</text:p>
          </table:table-cell>
          <table:table-cell office:value-type="float" office:value="-58.9324433423" calcext:value-type="float">
            <text:p>-58,9324433423</text:p>
          </table:table-cell>
          <table:table-cell office:value-type="float" office:value="-58.8951844376" calcext:value-type="float">
            <text:p>-58,8951844376</text:p>
          </table:table-cell>
          <table:table-cell office:value-type="float" office:value="-58.8576524343" calcext:value-type="float">
            <text:p>-58,8576524343</text:p>
          </table:table-cell>
          <table:table-cell office:value-type="float" office:value="-58.8199006588" calcext:value-type="float">
            <text:p>-58,8199006588</text:p>
          </table:table-cell>
          <table:table-cell office:value-type="float" office:value="-58.7819696237" calcext:value-type="float">
            <text:p>-58,7819696237</text:p>
          </table:table-cell>
          <table:table-cell office:value-type="float" office:value="-58.7438897698" calcext:value-type="float">
            <text:p>-58,7438897698</text:p>
          </table:table-cell>
          <table:table-cell office:value-type="float" office:value="-58.7056836113" calcext:value-type="float">
            <text:p>-58,7056836113</text:p>
          </table:table-cell>
          <table:table-cell office:value-type="float" office:value="-58.6673674119" calcext:value-type="float">
            <text:p>-58,6673674119</text:p>
          </table:table-cell>
          <table:table-cell office:value-type="float" office:value="-58.6289524913" calcext:value-type="float">
            <text:p>-58,6289524913</text:p>
          </table:table-cell>
          <table:table-cell office:value-type="float" office:value="-58.5904462428" calcext:value-type="float">
            <text:p>-58,5904462428</text:p>
          </table:table-cell>
          <table:table-cell office:value-type="float" office:value="-58.5518529242" calcext:value-type="float">
            <text:p>-58,5518529242</text:p>
          </table:table-cell>
          <table:table-cell office:value-type="float" office:value="-58.5131742707" calcext:value-type="float">
            <text:p>-58,5131742707</text:p>
          </table:table-cell>
          <table:table-cell office:value-type="float" office:value="-58.4744099689" calcext:value-type="float">
            <text:p>-58,4744099689</text:p>
          </table:table-cell>
          <table:table-cell office:value-type="float" office:value="-58.4355580224" calcext:value-type="float">
            <text:p>-58,4355580224</text:p>
          </table:table-cell>
          <table:table-cell office:value-type="float" office:value="-58.3966150316" calcext:value-type="float">
            <text:p>-58,3966150316</text:p>
          </table:table-cell>
          <table:table-cell office:value-type="float" office:value="-58.3575764069" calcext:value-type="float">
            <text:p>-58,3575764069</text:p>
          </table:table-cell>
          <table:table-cell office:value-type="float" office:value="-58.3184365293" calcext:value-type="float">
            <text:p>-58,3184365293</text:p>
          </table:table-cell>
          <table:table-cell office:value-type="float" office:value="-58.2791888703" calcext:value-type="float">
            <text:p>-58,2791888703</text:p>
          </table:table-cell>
          <table:table-cell office:value-type="float" office:value="-58.2398260783" calcext:value-type="float">
            <text:p>-58,2398260783</text:p>
          </table:table-cell>
          <table:table-cell office:value-type="float" office:value="-58.2003400399" calcext:value-type="float">
            <text:p>-58,2003400399</text:p>
          </table:table-cell>
          <table:table-cell office:value-type="float" office:value="-58.1607219204" calcext:value-type="float">
            <text:p>-58,1607219204</text:p>
          </table:table-cell>
          <table:table-cell office:value-type="float" office:value="-58.1209621877" calcext:value-type="float">
            <text:p>-58,1209621877</text:p>
          </table:table-cell>
          <table:table-cell office:value-type="float" office:value="-58.081050623" calcext:value-type="float">
            <text:p>-58,081050623</text:p>
          </table:table-cell>
          <table:table-cell office:value-type="float" office:value="-58.0409763199" calcext:value-type="float">
            <text:p>-58,0409763199</text:p>
          </table:table-cell>
          <table:table-cell office:value-type="float" office:value="-58.0007276756" calcext:value-type="float">
            <text:p>-58,0007276756</text:p>
          </table:table-cell>
          <table:table-cell office:value-type="float" office:value="-57.9602923724" calcext:value-type="float">
            <text:p>-57,9602923724</text:p>
          </table:table-cell>
          <table:table-cell office:value-type="float" office:value="-57.9196573542" calcext:value-type="float">
            <text:p>-57,9196573542</text:p>
          </table:table-cell>
          <table:table-cell office:value-type="float" office:value="-57.8788087959" calcext:value-type="float">
            <text:p>-57,8788087959</text:p>
          </table:table-cell>
          <table:table-cell office:value-type="float" office:value="-57.8377320672" calcext:value-type="float">
            <text:p>-57,8377320672</text:p>
          </table:table-cell>
          <table:table-cell office:value-type="float" office:value="-57.7964116918" calcext:value-type="float">
            <text:p>-57,7964116918</text:p>
          </table:table-cell>
          <table:table-cell office:value-type="float" office:value="-57.754831301" calcext:value-type="float">
            <text:p>-57,754831301</text:p>
          </table:table-cell>
          <table:table-cell office:value-type="float" office:value="-57.7129735822" calcext:value-type="float">
            <text:p>-57,7129735822</text:p>
          </table:table-cell>
          <table:table-cell office:value-type="float" office:value="-57.6708202228" calcext:value-type="float">
            <text:p>-57,6708202228</text:p>
          </table:table-cell>
          <table:table-cell office:value-type="float" office:value="-57.6283518487" calcext:value-type="float">
            <text:p>-57,6283518487</text:p>
          </table:table-cell>
          <table:table-cell office:value-type="float" office:value="-57.5855479568" calcext:value-type="float">
            <text:p>-57,5855479568</text:p>
          </table:table-cell>
          <table:table-cell office:value-type="float" office:value="-57.5423868427" calcext:value-type="float">
            <text:p>-57,5423868427</text:p>
          </table:table-cell>
          <table:table-cell office:value-type="float" office:value="-57.4988455218" calcext:value-type="float">
            <text:p>-57,4988455218</text:p>
          </table:table-cell>
          <table:table-cell office:value-type="float" office:value="-57.4548996437" calcext:value-type="float">
            <text:p>-57,4548996437</text:p>
          </table:table-cell>
          <table:table-cell office:value-type="float" office:value="-57.4105233997" calcext:value-type="float">
            <text:p>-57,4105233997</text:p>
          </table:table-cell>
          <table:table-cell office:value-type="float" office:value="-57.3656894226" calcext:value-type="float">
            <text:p>-57,3656894226</text:p>
          </table:table-cell>
          <table:table-cell office:value-type="float" office:value="-57.3203686788" calcext:value-type="float">
            <text:p>-57,3203686788</text:p>
          </table:table-cell>
          <table:table-cell office:value-type="float" office:value="-57.2745303498" calcext:value-type="float">
            <text:p>-57,2745303498</text:p>
          </table:table-cell>
          <table:table-cell office:value-type="float" office:value="-57.2281417058" calcext:value-type="float">
            <text:p>-57,2281417058</text:p>
          </table:table-cell>
          <table:table-cell office:value-type="float" office:value="-57.1811679666" calcext:value-type="float">
            <text:p>-57,1811679666</text:p>
          </table:table-cell>
          <table:table-cell office:value-type="float" office:value="-57.1335721519" calcext:value-type="float">
            <text:p>-57,1335721519</text:p>
          </table:table-cell>
          <table:table-cell office:value-type="float" office:value="-57.0853149177" calcext:value-type="float">
            <text:p>-57,0853149177</text:p>
          </table:table-cell>
          <table:table-cell office:value-type="float" office:value="-57.036354379" calcext:value-type="float">
            <text:p>-57,036354379</text:p>
          </table:table-cell>
          <table:table-cell office:value-type="float" office:value="-56.9866459155" calcext:value-type="float">
            <text:p>-56,9866459155</text:p>
          </table:table-cell>
          <table:table-cell office:value-type="float" office:value="-56.9361419613" calcext:value-type="float">
            <text:p>-56,9361419613</text:p>
          </table:table-cell>
          <table:table-cell office:value-type="float" office:value="-56.8847917735" calcext:value-type="float">
            <text:p>-56,8847917735</text:p>
          </table:table-cell>
          <table:table-cell office:value-type="float" office:value="-56.8325411802" calcext:value-type="float">
            <text:p>-56,8325411802</text:p>
          </table:table-cell>
          <table:table-cell office:value-type="float" office:value="-56.7793323044" calcext:value-type="float">
            <text:p>-56,7793323044</text:p>
          </table:table-cell>
          <table:table-cell office:value-type="float" office:value="-56.7251032614" calcext:value-type="float">
            <text:p>-56,7251032614</text:p>
          </table:table-cell>
          <table:table-cell office:value-type="float" office:value="-56.6697878255" calcext:value-type="float">
            <text:p>-56,6697878255</text:p>
          </table:table-cell>
          <table:table-cell office:value-type="float" office:value="-56.6133150653" calcext:value-type="float">
            <text:p>-56,6133150653</text:p>
          </table:table-cell>
          <table:table-cell office:value-type="float" office:value="-56.5556089402" calcext:value-type="float">
            <text:p>-56,5556089402</text:p>
          </table:table-cell>
          <table:table-cell office:value-type="float" office:value="-56.4965878565" calcext:value-type="float">
            <text:p>-56,4965878565</text:p>
          </table:table-cell>
          <table:table-cell office:value-type="float" office:value="-56.4361641761" calcext:value-type="float">
            <text:p>-56,4361641761</text:p>
          </table:table-cell>
          <table:table-cell office:value-type="float" office:value="-56.3742436735" calcext:value-type="float">
            <text:p>-56,3742436735</text:p>
          </table:table-cell>
          <table:table-cell office:value-type="float" office:value="-56.310724933" calcext:value-type="float">
            <text:p>-56,310724933</text:p>
          </table:table-cell>
          <table:table-cell office:value-type="float" office:value="-56.2454986793" calcext:value-type="float">
            <text:p>-56,2454986793</text:p>
          </table:table-cell>
          <table:table-cell office:value-type="float" office:value="-56.1784470323" calcext:value-type="float">
            <text:p>-56,1784470323</text:p>
          </table:table-cell>
          <table:table-cell office:value-type="float" office:value="-56.1094426764" calcext:value-type="float">
            <text:p>-56,1094426764</text:p>
          </table:table-cell>
          <table:table-cell office:value-type="float" office:value="-56.0383479318" calcext:value-type="float">
            <text:p>-56,0383479318</text:p>
          </table:table-cell>
          <table:table-cell office:value-type="float" office:value="-55.9650137144" calcext:value-type="float">
            <text:p>-55,9650137144</text:p>
          </table:table-cell>
          <table:table-cell office:value-type="float" office:value="-55.8892783685" calcext:value-type="float">
            <text:p>-55,8892783685</text:p>
          </table:table-cell>
          <table:table-cell office:value-type="float" office:value="-55.8109663534" calcext:value-type="float">
            <text:p>-55,8109663534</text:p>
          </table:table-cell>
          <table:table-cell office:value-type="float" office:value="-55.7298867625" calcext:value-type="float">
            <text:p>-55,7298867625</text:p>
          </table:table-cell>
          <table:table-cell office:value-type="float" office:value="-55.6458316487" calcext:value-type="float">
            <text:p>-55,6458316487</text:p>
          </table:table-cell>
          <table:table-cell office:value-type="float" office:value="-55.5585741267" calcext:value-type="float">
            <text:p>-55,5585741267</text:p>
          </table:table-cell>
          <table:table-cell office:value-type="float" office:value="-55.4678662151" calcext:value-type="float">
            <text:p>-55,4678662151</text:p>
          </table:table-cell>
          <table:table-cell office:value-type="float" office:value="-55.3734363787" calcext:value-type="float">
            <text:p>-55,3734363787</text:p>
          </table:table-cell>
          <table:table-cell office:value-type="float" office:value="-55.2749867168" calcext:value-type="float">
            <text:p>-55,2749867168</text:p>
          </table:table-cell>
          <table:table-cell office:value-type="float" office:value="-55.1721897413" calcext:value-type="float">
            <text:p>-55,1721897413</text:p>
          </table:table-cell>
          <table:table-cell office:value-type="float" office:value="-55.0646846688" calcext:value-type="float">
            <text:p>-55,0646846688</text:p>
          </table:table-cell>
          <table:table-cell office:value-type="float" office:value="-54.9520731423" calcext:value-type="float">
            <text:p>-54,9520731423</text:p>
          </table:table-cell>
          <table:table-cell office:value-type="float" office:value="-54.8339142757" calcext:value-type="float">
            <text:p>-54,8339142757</text:p>
          </table:table-cell>
          <table:table-cell office:value-type="float" office:value="-54.7097188931" calcext:value-type="float">
            <text:p>-54,7097188931</text:p>
          </table:table-cell>
          <table:table-cell office:value-type="float" office:value="-54.5789428073" calcext:value-type="float">
            <text:p>-54,5789428073</text:p>
          </table:table-cell>
          <table:table-cell office:value-type="float" office:value="-54.4409789446" calcext:value-type="float">
            <text:p>-54,4409789446</text:p>
          </table:table-cell>
          <table:table-cell office:value-type="float" office:value="-54.2951480807" calcext:value-type="float">
            <text:p>-54,2951480807</text:p>
          </table:table-cell>
          <table:table-cell office:value-type="float" office:value="-54.1406878924" calcext:value-type="float">
            <text:p>-54,1406878924</text:p>
          </table:table-cell>
          <table:table-cell office:value-type="float" office:value="-53.9767399611" calcext:value-type="float">
            <text:p>-53,9767399611</text:p>
          </table:table-cell>
          <table:table-cell office:value-type="float" office:value="-53.8023342683" calcext:value-type="float">
            <text:p>-53,8023342683</text:p>
          </table:table-cell>
          <table:table-cell office:value-type="float" office:value="-53.6163706049" calcext:value-type="float">
            <text:p>-53,6163706049</text:p>
          </table:table-cell>
          <table:table-cell office:value-type="float" office:value="-53.4175961594" calcext:value-type="float">
            <text:p>-53,4175961594</text:p>
          </table:table-cell>
          <table:table-cell office:value-type="float" office:value="-53.2045783463" calcext:value-type="float">
            <text:p>-53,2045783463</text:p>
          </table:table-cell>
          <table:table-cell office:value-type="float" office:value="-52.9756716648" calcext:value-type="float">
            <text:p>-52,9756716648</text:p>
          </table:table-cell>
          <table:table-cell office:value-type="float" office:value="-52.7289770225" calcext:value-type="float">
            <text:p>-52,7289770225</text:p>
          </table:table-cell>
          <table:table-cell office:value-type="float" office:value="-52.4622914745" calcext:value-type="float">
            <text:p>-52,4622914745</text:p>
          </table:table-cell>
          <table:table-cell office:value-type="float" office:value="-52.1730456842" calcext:value-type="float">
            <text:p>-52,1730456842</text:p>
          </table:table-cell>
          <table:table-cell office:value-type="float" office:value="-51.8582255226" calcext:value-type="float">
            <text:p>-51,8582255226</text:p>
          </table:table-cell>
          <table:table-cell office:value-type="float" office:value="-51.514273014" calcext:value-type="float">
            <text:p>-51,514273014</text:p>
          </table:table-cell>
          <table:table-cell office:value-type="float" office:value="-51.1369601441" calcext:value-type="float">
            <text:p>-51,1369601441</text:p>
          </table:table-cell>
          <table:table-cell office:value-type="float" office:value="-50.7212266948" calcext:value-type="float">
            <text:p>-50,7212266948</text:p>
          </table:table-cell>
          <table:table-cell office:value-type="float" office:value="-50.2609699346" calcext:value-type="float">
            <text:p>-50,2609699346</text:p>
          </table:table-cell>
          <table:table-cell office:value-type="float" office:value="-49.7487692527" calcext:value-type="float">
            <text:p>-49,7487692527</text:p>
          </table:table-cell>
          <table:table-cell office:value-type="float" office:value="-49.1755220129" calcext:value-type="float">
            <text:p>-49,1755220129</text:p>
          </table:table-cell>
          <table:table-cell office:value-type="float" office:value="-48.5299570537" calcext:value-type="float">
            <text:p>-48,5299570537</text:p>
          </table:table-cell>
          <table:table-cell office:value-type="float" office:value="-47.7979779494" calcext:value-type="float">
            <text:p>-47,7979779494</text:p>
          </table:table-cell>
          <table:table-cell office:value-type="float" office:value="-46.9617673239" calcext:value-type="float">
            <text:p>-46,9617673239</text:p>
          </table:table-cell>
          <table:table-cell office:value-type="float" office:value="-45.9985533665" calcext:value-type="float">
            <text:p>-45,9985533665</text:p>
          </table:table-cell>
          <table:table-cell office:value-type="float" office:value="-44.8788967401" calcext:value-type="float">
            <text:p>-44,8788967401</text:p>
          </table:table-cell>
          <table:table-cell office:value-type="float" office:value="-43.5642971484" calcext:value-type="float">
            <text:p>-43,5642971484</text:p>
          </table:table-cell>
          <table:table-cell office:value-type="float" office:value="-42.0038446737" calcext:value-type="float">
            <text:p>-42,0038446737</text:p>
          </table:table-cell>
          <table:table-cell office:value-type="float" office:value="-40.1295672403" calcext:value-type="float">
            <text:p>-40,1295672403</text:p>
          </table:table-cell>
          <table:table-cell office:value-type="float" office:value="-37.8501122855" calcext:value-type="float">
            <text:p>-37,8501122855</text:p>
          </table:table-cell>
          <table:table-cell office:value-type="float" office:value="-35.0426270721" calcext:value-type="float">
            <text:p>-35,0426270721</text:p>
          </table:table-cell>
          <table:table-cell office:value-type="float" office:value="-31.543637033" calcext:value-type="float">
            <text:p>-31,543637033</text:p>
          </table:table-cell>
          <table:table-cell office:value-type="float" office:value="-27.1424668407" calcext:value-type="float">
            <text:p>-27,1424668407</text:p>
          </table:table-cell>
          <table:table-cell office:value-type="float" office:value="-21.5875623548" calcext:value-type="float">
            <text:p>-21,5875623548</text:p>
          </table:table-cell>
          <table:table-cell office:value-type="float" office:value="-14.6303288727" calcext:value-type="float">
            <text:p>-14,6303288727</text:p>
          </table:table-cell>
          <table:table-cell office:value-type="float" office:value="-6.1511943833" calcext:value-type="float">
            <text:p>-6,1511943833</text:p>
          </table:table-cell>
          <table:table-cell office:value-type="float" office:value="3.5982561269" calcext:value-type="float">
            <text:p>3,5982561269</text:p>
          </table:table-cell>
          <table:table-cell office:value-type="float" office:value="13.7505989975" calcext:value-type="float">
            <text:p>13,7505989975</text:p>
          </table:table-cell>
          <table:table-cell office:value-type="float" office:value="22.9450493891" calcext:value-type="float">
            <text:p>22,9450493891</text:p>
          </table:table-cell>
          <table:table-cell office:value-type="float" office:value="30.0008375116" calcext:value-type="float">
            <text:p>30,0008375116</text:p>
          </table:table-cell>
          <table:table-cell office:value-type="float" office:value="34.5357821136" calcext:value-type="float">
            <text:p>34,5357821136</text:p>
          </table:table-cell>
          <table:table-cell office:value-type="float" office:value="36.8965491033" calcext:value-type="float">
            <text:p>36,8965491033</text:p>
          </table:table-cell>
          <table:table-cell office:value-type="float" office:value="37.6905554372" calcext:value-type="float">
            <text:p>37,6905554372</text:p>
          </table:table-cell>
          <table:table-cell office:value-type="float" office:value="37.4548652936" calcext:value-type="float">
            <text:p>37,4548652936</text:p>
          </table:table-cell>
          <table:table-cell office:value-type="float" office:value="36.5647932354" calcext:value-type="float">
            <text:p>36,5647932354</text:p>
          </table:table-cell>
          <table:table-cell office:value-type="float" office:value="35.2579114249" calcext:value-type="float">
            <text:p>35,2579114249</text:p>
          </table:table-cell>
          <table:table-cell office:value-type="float" office:value="33.679681581" calcext:value-type="float">
            <text:p>33,679681581</text:p>
          </table:table-cell>
          <table:table-cell office:value-type="float" office:value="31.9193283819" calcext:value-type="float">
            <text:p>31,9193283819</text:p>
          </table:table-cell>
          <table:table-cell office:value-type="float" office:value="30.0327513022" calcext:value-type="float">
            <text:p>30,0327513022</text:p>
          </table:table-cell>
          <table:table-cell office:value-type="float" office:value="28.0561168063" calcext:value-type="float">
            <text:p>28,0561168063</text:p>
          </table:table-cell>
          <table:table-cell office:value-type="float" office:value="26.0137490094" calcext:value-type="float">
            <text:p>26,0137490094</text:p>
          </table:table-cell>
          <table:table-cell office:value-type="float" office:value="23.9227213548" calcext:value-type="float">
            <text:p>23,9227213548</text:p>
          </table:table-cell>
          <table:table-cell office:value-type="float" office:value="21.7955652591" calcext:value-type="float">
            <text:p>21,7955652591</text:p>
          </table:table-cell>
          <table:table-cell office:value-type="float" office:value="19.6418974615" calcext:value-type="float">
            <text:p>19,6418974615</text:p>
          </table:table-cell>
          <table:table-cell office:value-type="float" office:value="17.469416857" calcext:value-type="float">
            <text:p>17,469416857</text:p>
          </table:table-cell>
          <table:table-cell office:value-type="float" office:value="15.2845264986" calcext:value-type="float">
            <text:p>15,2845264986</text:p>
          </table:table-cell>
          <table:table-cell office:value-type="float" office:value="13.092728232" calcext:value-type="float">
            <text:p>13,092728232</text:p>
          </table:table-cell>
          <table:table-cell office:value-type="float" office:value="10.8988767598" calcext:value-type="float">
            <text:p>10,8988767598</text:p>
          </table:table-cell>
          <table:table-cell office:value-type="float" office:value="8.7073453552" calcext:value-type="float">
            <text:p>8,7073453552</text:p>
          </table:table-cell>
          <table:table-cell office:value-type="float" office:value="6.5221353252" calcext:value-type="float">
            <text:p>6,5221353252</text:p>
          </table:table-cell>
          <table:table-cell office:value-type="float" office:value="4.346949334" calcext:value-type="float">
            <text:p>4,346949334</text:p>
          </table:table-cell>
          <table:table-cell office:value-type="float" office:value="2.1852413579" calcext:value-type="float">
            <text:p>2,1852413579</text:p>
          </table:table-cell>
          <table:table-cell office:value-type="float" office:value="0.0402513902" calcext:value-type="float">
            <text:p>0,0402513902</text:p>
          </table:table-cell>
          <table:table-cell office:value-type="float" office:value="-2.0849700565" calcext:value-type="float">
            <text:p>-2,0849700565</text:p>
          </table:table-cell>
          <table:table-cell office:value-type="float" office:value="-4.1875447252" calcext:value-type="float">
            <text:p>-4,1875447252</text:p>
          </table:table-cell>
          <table:table-cell office:value-type="float" office:value="-6.2647552866" calcext:value-type="float">
            <text:p>-6,2647552866</text:p>
          </table:table-cell>
          <table:table-cell office:value-type="float" office:value="-8.3140396771" calcext:value-type="float">
            <text:p>-8,3140396771</text:p>
          </table:table-cell>
          <table:table-cell office:value-type="float" office:value="-10.3329917161" calcext:value-type="float">
            <text:p>-10,3329917161</text:p>
          </table:table-cell>
          <table:table-cell office:value-type="float" office:value="-12.3193691701" calcext:value-type="float">
            <text:p>-12,3193691701</text:p>
          </table:table-cell>
          <table:table-cell office:value-type="float" office:value="-14.2711106576" calcext:value-type="float">
            <text:p>-14,2711106576</text:p>
          </table:table-cell>
          <table:table-cell office:value-type="float" office:value="-16.1863626376" calcext:value-type="float">
            <text:p>-16,1863626376</text:p>
          </table:table-cell>
          <table:table-cell office:value-type="float" office:value="-18.0635171512" calcext:value-type="float">
            <text:p>-18,0635171512</text:p>
          </table:table-cell>
          <table:table-cell office:value-type="float" office:value="-19.901259984" calcext:value-type="float">
            <text:p>-19,901259984</text:p>
          </table:table-cell>
          <table:table-cell office:value-type="float" office:value="-21.698627566" calcext:value-type="float">
            <text:p>-21,698627566</text:p>
          </table:table-cell>
          <table:table-cell office:value-type="float" office:value="-23.4550693761" calcext:value-type="float">
            <text:p>-23,4550693761</text:p>
          </table:table-cell>
          <table:table-cell office:value-type="float" office:value="-25.170511129" calcext:value-type="float">
            <text:p>-25,170511129</text:p>
          </table:table-cell>
          <table:table-cell office:value-type="float" office:value="-26.8454128573" calcext:value-type="float">
            <text:p>-26,8454128573</text:p>
          </table:table-cell>
          <table:table-cell office:value-type="float" office:value="-28.4808154207" calcext:value-type="float">
            <text:p>-28,4808154207</text:p>
          </table:table-cell>
          <table:table-cell office:value-type="float" office:value="-30.0783690991" calcext:value-type="float">
            <text:p>-30,0783690991</text:p>
          </table:table-cell>
          <table:table-cell office:value-type="float" office:value="-31.6403387301" calcext:value-type="float">
            <text:p>-31,6403387301</text:p>
          </table:table-cell>
          <table:table-cell office:value-type="float" office:value="-33.16958113" calcext:value-type="float">
            <text:p>-33,16958113</text:p>
          </table:table-cell>
          <table:table-cell office:value-type="float" office:value="-34.6694919889" calcext:value-type="float">
            <text:p>-34,6694919889</text:p>
          </table:table-cell>
          <table:table-cell office:value-type="float" office:value="-36.1439207233" calcext:value-type="float">
            <text:p>-36,1439207233</text:p>
          </table:table-cell>
          <table:table-cell office:value-type="float" office:value="-37.5970526962" calcext:value-type="float">
            <text:p>-37,5970526962</text:p>
          </table:table-cell>
          <table:table-cell office:value-type="float" office:value="-39.0332587023" calcext:value-type="float">
            <text:p>-39,0332587023</text:p>
          </table:table-cell>
          <table:table-cell office:value-type="float" office:value="-40.4569118482" calcext:value-type="float">
            <text:p>-40,4569118482</text:p>
          </table:table-cell>
          <table:table-cell office:value-type="float" office:value="-41.8721723198" calcext:value-type="float">
            <text:p>-41,8721723198</text:p>
          </table:table-cell>
          <table:table-cell office:value-type="float" office:value="-43.2827415974" calcext:value-type="float">
            <text:p>-43,2827415974</text:p>
          </table:table-cell>
          <table:table-cell office:value-type="float" office:value="-44.6915901727" calcext:value-type="float">
            <text:p>-44,6915901727</text:p>
          </table:table-cell>
          <table:table-cell office:value-type="float" office:value="-46.1006674229" calcext:value-type="float">
            <text:p>-46,1006674229</text:p>
          </table:table-cell>
          <table:table-cell office:value-type="float" office:value="-47.510609471" calcext:value-type="float">
            <text:p>-47,510609471</text:p>
          </table:table-cell>
          <table:table-cell office:value-type="float" office:value="-48.9204704377" calcext:value-type="float">
            <text:p>-48,9204704377</text:p>
          </table:table-cell>
          <table:table-cell office:value-type="float" office:value="-50.3275132061" calcext:value-type="float">
            <text:p>-50,3275132061</text:p>
          </table:table-cell>
          <table:table-cell office:value-type="float" office:value="-51.7271048625" calcext:value-type="float">
            <text:p>-51,7271048625</text:p>
          </table:table-cell>
          <table:table-cell office:value-type="float" office:value="-53.1127648985" calcext:value-type="float">
            <text:p>-53,1127648985</text:p>
          </table:table-cell>
          <table:table-cell office:value-type="float" office:value="-54.4764058331" calcext:value-type="float">
            <text:p>-54,4764058331</text:p>
          </table:table-cell>
          <table:table-cell office:value-type="float" office:value="-55.8087822217" calcext:value-type="float">
            <text:p>-55,8087822217</text:p>
          </table:table-cell>
          <table:table-cell office:value-type="float" office:value="-57.1001255502" calcext:value-type="float">
            <text:p>-57,1001255502</text:p>
          </table:table-cell>
          <table:table-cell office:value-type="float" office:value="-58.3408968409" calcext:value-type="float">
            <text:p>-58,3408968409</text:p>
          </table:table-cell>
          <table:table-cell office:value-type="float" office:value="-59.5225502912" calcext:value-type="float">
            <text:p>-59,5225502912</text:p>
          </table:table-cell>
          <table:table-cell office:value-type="float" office:value="-60.6381862206" calcext:value-type="float">
            <text:p>-60,6381862206</text:p>
          </table:table-cell>
          <table:table-cell office:value-type="float" office:value="-61.6829898957" calcext:value-type="float">
            <text:p>-61,6829898957</text:p>
          </table:table-cell>
          <table:table-cell office:value-type="float" office:value="-62.6544009912" calcext:value-type="float">
            <text:p>-62,6544009912</text:p>
          </table:table-cell>
          <table:table-cell office:value-type="float" office:value="-63.5520198486" calcext:value-type="float">
            <text:p>-63,5520198486</text:p>
          </table:table-cell>
          <table:table-cell office:value-type="float" office:value="-64.3773094184" calcext:value-type="float">
            <text:p>-64,3773094184</text:p>
          </table:table-cell>
          <table:table-cell office:value-type="float" office:value="-65.1331798436" calcext:value-type="float">
            <text:p>-65,1331798436</text:p>
          </table:table-cell>
          <table:table-cell office:value-type="float" office:value="-65.8235425644" calcext:value-type="float">
            <text:p>-65,8235425644</text:p>
          </table:table-cell>
          <table:table-cell office:value-type="float" office:value="-66.4529003527" calcext:value-type="float">
            <text:p>-66,4529003527</text:p>
          </table:table-cell>
          <table:table-cell office:value-type="float" office:value="-67.0260112931" calcext:value-type="float">
            <text:p>-67,0260112931</text:p>
          </table:table-cell>
          <table:table-cell office:value-type="float" office:value="-67.5476389547" calcext:value-type="float">
            <text:p>-67,5476389547</text:p>
          </table:table-cell>
          <table:table-cell office:value-type="float" office:value="-68.0223832827" calcext:value-type="float">
            <text:p>-68,0223832827</text:p>
          </table:table-cell>
          <table:table-cell office:value-type="float" office:value="-68.4545777243" calcext:value-type="float">
            <text:p>-68,4545777243</text:p>
          </table:table-cell>
          <table:table-cell office:value-type="float" office:value="-68.8482357348" calcext:value-type="float">
            <text:p>-68,8482357348</text:p>
          </table:table-cell>
          <table:table-cell office:value-type="float" office:value="-69.2070313145" calcext:value-type="float">
            <text:p>-69,2070313145</text:p>
          </table:table-cell>
          <table:table-cell office:value-type="float" office:value="-69.5343013549" calcext:value-type="float">
            <text:p>-69,5343013549</text:p>
          </table:table-cell>
          <table:table-cell office:value-type="float" office:value="-69.8330608874" calcext:value-type="float">
            <text:p>-69,8330608874</text:p>
          </table:table-cell>
          <table:table-cell office:value-type="float" office:value="-70.1060251702" calcext:value-type="float">
            <text:p>-70,1060251702</text:p>
          </table:table-cell>
          <table:table-cell office:value-type="float" office:value="-70.3556347053" calcext:value-type="float">
            <text:p>-70,3556347053</text:p>
          </table:table-cell>
          <table:table-cell office:value-type="float" office:value="-70.5840807944" calcext:value-type="float">
            <text:p>-70,5840807944</text:p>
          </table:table-cell>
          <table:table-cell office:value-type="float" office:value="-70.7933302594" calcext:value-type="float">
            <text:p>-70,7933302594</text:p>
          </table:table-cell>
          <table:table-cell office:value-type="float" office:value="-70.9851485971" calcext:value-type="float">
            <text:p>-70,9851485971</text:p>
          </table:table-cell>
          <table:table-cell office:value-type="float" office:value="-71.1611212386" calcext:value-type="float">
            <text:p>-71,1611212386</text:p>
          </table:table-cell>
          <table:table-cell office:value-type="float" office:value="-71.3226728209" calcext:value-type="float">
            <text:p>-71,3226728209</text:p>
          </table:table-cell>
          <table:table-cell office:value-type="float" office:value="-71.4710845098" calcext:value-type="float">
            <text:p>-71,4710845098</text:p>
          </table:table-cell>
          <table:table-cell office:value-type="float" office:value="-71.6075094896" calcext:value-type="float">
            <text:p>-71,6075094896</text:p>
          </table:table-cell>
          <table:table-cell office:value-type="float" office:value="-71.7329867647" calcext:value-type="float">
            <text:p>-71,7329867647</text:p>
          </table:table-cell>
          <table:table-cell office:value-type="float" office:value="-71.8484534295" calcext:value-type="float">
            <text:p>-71,8484534295</text:p>
          </table:table-cell>
          <table:table-cell office:value-type="float" office:value="-71.9547555656" calcext:value-type="float">
            <text:p>-71,9547555656</text:p>
          </table:table-cell>
          <table:table-cell office:value-type="float" office:value="-72.0526579115" calcext:value-type="float">
            <text:p>-72,0526579115</text:p>
          </table:table-cell>
          <table:table-cell office:value-type="float" office:value="-72.1428524435" calcext:value-type="float">
            <text:p>-72,1428524435</text:p>
          </table:table-cell>
          <table:table-cell office:value-type="float" office:value="-72.2259659916" calcext:value-type="float">
            <text:p>-72,2259659916</text:p>
          </table:table-cell>
          <table:table-cell office:value-type="float" office:value="-72.3025670006" calcext:value-type="float">
            <text:p>-72,3025670006</text:p>
          </table:table-cell>
          <table:table-cell office:value-type="float" office:value="-72.3731715376" calcext:value-type="float">
            <text:p>-72,3731715376</text:p>
          </table:table-cell>
          <table:table-cell office:value-type="float" office:value="-72.4382486323" calcext:value-type="float">
            <text:p>-72,4382486323</text:p>
          </table:table-cell>
          <table:table-cell office:value-type="float" office:value="-72.4982250285" calcext:value-type="float">
            <text:p>-72,4982250285</text:p>
          </table:table-cell>
          <table:table-cell office:value-type="float" office:value="-72.5534894166" calcext:value-type="float">
            <text:p>-72,5534894166</text:p>
          </table:table-cell>
          <table:table-cell office:value-type="float" office:value="-72.604396205" calcext:value-type="float">
            <text:p>-72,604396205</text:p>
          </table:table-cell>
          <table:table-cell office:value-type="float" office:value="-72.6512688857" calcext:value-type="float">
            <text:p>-72,6512688857</text:p>
          </table:table-cell>
          <table:table-cell office:value-type="float" office:value="-72.6944030408" calcext:value-type="float">
            <text:p>-72,6944030408</text:p>
          </table:table-cell>
          <table:table-cell office:value-type="float" office:value="-72.7340690293" calcext:value-type="float">
            <text:p>-72,7340690293</text:p>
          </table:table-cell>
          <table:table-cell office:value-type="float" office:value="-72.7705143922" calcext:value-type="float">
            <text:p>-72,7705143922</text:p>
          </table:table-cell>
          <table:table-cell office:value-type="float" office:value="-72.8039660074" calcext:value-type="float">
            <text:p>-72,8039660074</text:p>
          </table:table-cell>
          <table:table-cell office:value-type="float" office:value="-72.8346320215" calcext:value-type="float">
            <text:p>-72,8346320215</text:p>
          </table:table-cell>
          <table:table-cell office:value-type="float" office:value="-72.8627035845" calcext:value-type="float">
            <text:p>-72,8627035845</text:p>
          </table:table-cell>
          <table:table-cell office:value-type="float" office:value="-72.8883564085" calcext:value-type="float">
            <text:p>-72,8883564085</text:p>
          </table:table-cell>
          <table:table-cell office:value-type="float" office:value="-72.9117521693" calcext:value-type="float">
            <text:p>-72,9117521693</text:p>
          </table:table-cell>
          <table:table-cell office:value-type="float" office:value="-72.933039769" calcext:value-type="float">
            <text:p>-72,933039769</text:p>
          </table:table-cell>
          <table:table-cell office:value-type="float" office:value="-72.9523564742" calcext:value-type="float">
            <text:p>-72,9523564742</text:p>
          </table:table-cell>
          <table:table-cell office:value-type="float" office:value="-72.9698289415" calcext:value-type="float">
            <text:p>-72,9698289415</text:p>
          </table:table-cell>
          <table:table-cell office:value-type="float" office:value="-72.9855741458" calcext:value-type="float">
            <text:p>-72,9855741458</text:p>
          </table:table-cell>
          <table:table-cell office:value-type="float" office:value="-72.9997002169" calcext:value-type="float">
            <text:p>-72,9997002169</text:p>
          </table:table-cell>
          <table:table-cell office:value-type="float" office:value="-73.012307199" calcext:value-type="float">
            <text:p>-73,012307199</text:p>
          </table:table-cell>
          <table:table-cell office:value-type="float" office:value="-73.0234877363" calcext:value-type="float">
            <text:p>-73,0234877363</text:p>
          </table:table-cell>
          <table:table-cell office:value-type="float" office:value="-73.033327696" calcext:value-type="float">
            <text:p>-73,033327696</text:p>
          </table:table-cell>
          <table:table-cell office:value-type="float" office:value="-73.0419067328" calcext:value-type="float">
            <text:p>-73,0419067328</text:p>
          </table:table-cell>
          <table:table-cell office:value-type="float" office:value="-73.0492988019" calcext:value-type="float">
            <text:p>-73,0492988019</text:p>
          </table:table-cell>
          <table:table-cell office:value-type="float" office:value="-73.055572625" calcext:value-type="float">
            <text:p>-73,055572625</text:p>
          </table:table-cell>
          <table:table-cell office:value-type="float" office:value="-73.0607921145" calcext:value-type="float">
            <text:p>-73,0607921145</text:p>
          </table:table-cell>
          <table:table-cell office:value-type="float" office:value="-73.0650167596" calcext:value-type="float">
            <text:p>-73,0650167596</text:p>
          </table:table-cell>
          <table:table-cell office:value-type="float" office:value="-73.068301978" calcext:value-type="float">
            <text:p>-73,068301978</text:p>
          </table:table-cell>
          <table:table-cell office:value-type="float" office:value="-73.070699437" calcext:value-type="float">
            <text:p>-73,070699437</text:p>
          </table:table-cell>
          <table:table-cell office:value-type="float" office:value="-73.0722573463" calcext:value-type="float">
            <text:p>-73,0722573463</text:p>
          </table:table-cell>
          <table:table-cell office:value-type="float" office:value="-73.0730207258" calcext:value-type="float">
            <text:p>-73,0730207258</text:p>
          </table:table-cell>
          <table:table-cell office:value-type="float" office:value="-73.0730316499" calcext:value-type="float">
            <text:p>-73,0730316499</text:p>
          </table:table-cell>
          <table:table-cell office:value-type="float" office:value="-73.0723294718" calcext:value-type="float">
            <text:p>-73,0723294718</text:p>
          </table:table-cell>
          <table:table-cell office:value-type="float" office:value="-73.0709510281" calcext:value-type="float">
            <text:p>-73,0709510281</text:p>
          </table:table-cell>
          <table:table-cell office:value-type="float" office:value="-73.0689308271" calcext:value-type="float">
            <text:p>-73,0689308271</text:p>
          </table:table-cell>
          <table:table-cell office:value-type="float" office:value="-73.0663012207" calcext:value-type="float">
            <text:p>-73,0663012207</text:p>
          </table:table-cell>
          <table:table-cell office:value-type="float" office:value="-73.0630925625" calcext:value-type="float">
            <text:p>-73,0630925625</text:p>
          </table:table-cell>
          <table:table-cell office:value-type="float" office:value="-73.0593333535" calcext:value-type="float">
            <text:p>-73,0593333535</text:p>
          </table:table-cell>
          <table:table-cell office:value-type="float" office:value="-73.0550503751" calcext:value-type="float">
            <text:p>-73,0550503751</text:p>
          </table:table-cell>
          <table:table-cell office:value-type="float" office:value="-73.0502688122" calcext:value-type="float">
            <text:p>-73,0502688122</text:p>
          </table:table-cell>
          <table:table-cell office:value-type="float" office:value="-73.0450123658" calcext:value-type="float">
            <text:p>-73,0450123658</text:p>
          </table:table-cell>
          <table:table-cell office:value-type="float" office:value="-73.0393033578" calcext:value-type="float">
            <text:p>-73,0393033578</text:p>
          </table:table-cell>
          <table:table-cell office:value-type="float" office:value="-73.0331628261" calcext:value-type="float">
            <text:p>-73,0331628261</text:p>
          </table:table-cell>
          <table:table-cell office:value-type="float" office:value="-73.0266106137" calcext:value-type="float">
            <text:p>-73,0266106137</text:p>
          </table:table-cell>
          <table:table-cell office:value-type="float" office:value="-73.0196654501" calcext:value-type="float">
            <text:p>-73,0196654501</text:p>
          </table:table-cell>
          <table:table-cell office:value-type="float" office:value="-73.0123450267" calcext:value-type="float">
            <text:p>-73,0123450267</text:p>
          </table:table-cell>
          <table:table-cell office:value-type="float" office:value="-73.0046660666" calcext:value-type="float">
            <text:p>-73,0046660666</text:p>
          </table:table-cell>
          <table:table-cell office:value-type="float" office:value="-72.9966443892" calcext:value-type="float">
            <text:p>-72,9966443892</text:p>
          </table:table-cell>
          <table:table-cell office:value-type="float" office:value="-72.9882949695" calcext:value-type="float">
            <text:p>-72,9882949695</text:p>
          </table:table-cell>
          <table:table-cell office:value-type="float" office:value="-72.9796319932" calcext:value-type="float">
            <text:p>-72,9796319932</text:p>
          </table:table-cell>
          <table:table-cell office:value-type="float" office:value="-72.9706689086" calcext:value-type="float">
            <text:p>-72,9706689086</text:p>
          </table:table-cell>
          <table:table-cell office:value-type="float" office:value="-72.9614184732" calcext:value-type="float">
            <text:p>-72,9614184732</text:p>
          </table:table-cell>
          <table:table-cell office:value-type="float" office:value="-72.9518927981" calcext:value-type="float">
            <text:p>-72,9518927981</text:p>
          </table:table-cell>
          <table:table-cell office:value-type="float" office:value="-72.9421033886" calcext:value-type="float">
            <text:p>-72,9421033886</text:p>
          </table:table-cell>
          <table:table-cell office:value-type="float" office:value="-72.9320611824" calcext:value-type="float">
            <text:p>-72,9320611824</text:p>
          </table:table-cell>
          <table:table-cell office:value-type="float" office:value="-72.9217765845" calcext:value-type="float">
            <text:p>-72,9217765845</text:p>
          </table:table-cell>
          <table:table-cell office:value-type="float" office:value="-72.9112595001" calcext:value-type="float">
            <text:p>-72,9112595001</text:p>
          </table:table-cell>
          <table:table-cell office:value-type="float" office:value="-72.9005193649" calcext:value-type="float">
            <text:p>-72,9005193649</text:p>
          </table:table-cell>
          <table:table-cell office:value-type="float" office:value="-72.8895651737" calcext:value-type="float">
            <text:p>-72,8895651737</text:p>
          </table:table-cell>
          <table:table-cell office:value-type="float" office:value="-72.8784055065" calcext:value-type="float">
            <text:p>-72,8784055065</text:p>
          </table:table-cell>
          <table:table-cell office:value-type="float" office:value="-72.8670485532" calcext:value-type="float">
            <text:p>-72,8670485532</text:p>
          </table:table-cell>
          <table:table-cell office:value-type="float" office:value="-72.8555021367" calcext:value-type="float">
            <text:p>-72,8555021367</text:p>
          </table:table-cell>
          <table:table-cell office:value-type="float" office:value="-72.843773734" calcext:value-type="float">
            <text:p>-72,843773734</text:p>
          </table:table-cell>
          <table:table-cell office:value-type="float" office:value="-72.831870496" calcext:value-type="float">
            <text:p>-72,831870496</text:p>
          </table:table-cell>
          <table:table-cell office:value-type="float" office:value="-72.8197992666" calcext:value-type="float">
            <text:p>-72,8197992666</text:p>
          </table:table-cell>
          <table:table-cell office:value-type="float" office:value="-72.8075665999" calcext:value-type="float">
            <text:p>-72,8075665999</text:p>
          </table:table-cell>
          <table:table-cell office:value-type="float" office:value="-72.7951787763" calcext:value-type="float">
            <text:p>-72,7951787763</text:p>
          </table:table-cell>
          <table:table-cell office:value-type="float" office:value="-72.7826418175" calcext:value-type="float">
            <text:p>-72,7826418175</text:p>
          </table:table-cell>
          <table:table-cell office:value-type="float" office:value="-72.7699615014" calcext:value-type="float">
            <text:p>-72,7699615014</text:p>
          </table:table-cell>
          <table:table-cell office:value-type="float" office:value="-72.7571433748" calcext:value-type="float">
            <text:p>-72,7571433748</text:p>
          </table:table-cell>
          <table:table-cell office:value-type="float" office:value="-72.744192766" calcext:value-type="float">
            <text:p>-72,744192766</text:p>
          </table:table-cell>
          <table:table-cell office:value-type="float" office:value="-72.7311147966" calcext:value-type="float">
            <text:p>-72,7311147966</text:p>
          </table:table-cell>
          <table:table-cell office:value-type="float" office:value="-72.7179143922" calcext:value-type="float">
            <text:p>-72,7179143922</text:p>
          </table:table-cell>
          <table:table-cell office:value-type="float" office:value="-72.704596293" calcext:value-type="float">
            <text:p>-72,704596293</text:p>
          </table:table-cell>
          <table:table-cell office:value-type="float" office:value="-72.6911650628" calcext:value-type="float">
            <text:p>-72,6911650628</text:p>
          </table:table-cell>
          <table:table-cell office:value-type="float" office:value="-72.6776250989" calcext:value-type="float">
            <text:p>-72,6776250989</text:p>
          </table:table-cell>
          <table:table-cell office:value-type="float" office:value="-72.6639806397" calcext:value-type="float">
            <text:p>-72,6639806397</text:p>
          </table:table-cell>
          <table:table-cell office:value-type="float" office:value="-72.6502357732" calcext:value-type="float">
            <text:p>-72,6502357732</text:p>
          </table:table-cell>
          <table:table-cell office:value-type="float" office:value="-72.6363944443" calcext:value-type="float">
            <text:p>-72,6363944443</text:p>
          </table:table-cell>
          <table:table-cell table:number-columns-repeated="673"/>
        </table:table-row>
        <table:table-row table:style-name="ro1">
          <table:table-cell office:value-type="string" calcext:value-type="string">
            <text:p>Threshold Voltage</text:p>
          </table:table-cell>
          <table:table-cell table:number-columns-repeated="1023" office:value-type="float" office:value="-55" calcext:value-type="float">
            <text:p>-55</text:p>
          </table:table-cell>
        </table:table-row>
        <table:table-row table:style-name="ro1">
          <table:table-cell>
            <draw:frame table:end-cell-address="Sheet1.E24" table:end-x="2.839cm" table:end-y="0.067cm" draw:z-index="0" draw:style-name="gr1" draw:text-style-name="P1" svg:width="16.049cm" svg:height="8.999cm" svg:x="0.1cm" svg:y="0.101cm">
              <draw:object draw:notify-on-update-of-ranges="Sheet1.A1:Sheet1.A1 Sheet1.B1:Sheet1.MM1 Sheet1.A2:Sheet1.A2 Sheet1.B2:Sheet1.MM2 Sheet1.A3:Sheet1.A3 Sheet1.B3:Sheet1.MM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font-size="10pt" fo:language="en" fo:country="U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1T14:01:50.623935071</dc:date>
    <meta:generator>LibreOffice/7.3.7.2$Linux_X86_64 LibreOffice_project/30$Build-2</meta:generator>
    <meta:editing-duration>PT6H9M13S</meta:editing-duration>
    <meta:editing-cycles>2</meta:editing-cycles>
    <meta:document-statistic meta:table-count="1" meta:cell-count="172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="dash" draw:stroke-dash="Double_20_Dash_20__28_Rounded_29_" svg:stroke-width="0.08cm" svg:stroke-color="#77bc65" svg:stroke-linecap="round" draw:fill-color="#77bc65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Long_20_Dash" svg:stroke-width="0.08cm" svg:stroke-color="#dddddd" draw:fill-color="#dddddd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5cm" svg:height="9cm" xlink:href=".." xlink:type="simple" chart:class="chart:line" chart:style-name="ch1">
        <chart:legend chart:legend-position="end" svg:x="9.699cm" svg:y="3.703cm" style:legend-expansion="high" chart:style-name="ch2"/>
        <chart:plot-area chart:style-name="ch3" table:cell-range-address="Sheet1.A1:Sheet1.MM3" chart:data-source-has-labels="column" svg:x="1.332cm" svg:y="0.18cm" svg:width="8.046cm" svg:height="7.659cm">
          <chart:coordinate-region svg:x="2.059cm" svg:y="0.379cm" svg:width="7.319cm" svg:height="7.261cm"/>
          <chart:axis chart:dimension="x" chart:name="primary-x" chart:style-name="ch4">
            <chart:title svg:x="4.941cm" svg:y="8.019cm" chart:style-name="ch5">
              <text:p>Time</text:p>
            </chart:title>
          </chart:axis>
          <chart:axis chart:dimension="y" chart:name="primary-y" chart:style-name="ch6">
            <chart:title svg:x="0.451cm" svg:y="5.826cm" chart:style-name="ch7">
              <text:p>Membrane Voltage (mV)</text:p>
            </chart:title>
            <chart:grid chart:style-name="ch8" chart:class="major"/>
          </chart:axis>
          <chart:series chart:style-name="ch9" chart:values-cell-range-address="Sheet1.B1:Sheet1.MM1" chart:label-cell-address="Sheet1.A1:Sheet1.A1" chart:class="chart:line">
            <chart:data-point chart:repeated="350"/>
          </chart:series>
          <chart:series chart:style-name="ch10" chart:values-cell-range-address="Sheet1.B2:Sheet1.MM2" chart:label-cell-address="Sheet1.A2:Sheet1.A2" chart:class="chart:line">
            <chart:data-point chart:repeated="350"/>
          </chart:series>
          <chart:series chart:style-name="ch11" chart:values-cell-range-address="Sheet1.B3:Sheet1.MM3" chart:label-cell-address="Sheet1.A3:Sheet1.A3" chart:class="chart:line">
            <chart:data-point chart:repeated="3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5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</table:table-row>
          </table:table-header-rows>
          <table:table-rows>
            <table:table-row>
              <table:table-cell office:value-type="string">
                <text:p>Membrane Voltage (6.3 C)</text:p>
                <draw:g>
                  <svg:desc>Sheet1.A1:Sheet1.A1</svg:desc>
                </draw:g>
              </table:table-cell>
              <table:table-cell office:value-type="float" office:value="-66.3390562836">
                <text:p>-66.3390562836</text:p>
                <draw:g>
                  <svg:desc>Sheet1.B1:Sheet1.MM1</svg:desc>
                </draw:g>
              </table:table-cell>
              <table:table-cell office:value-type="float" office:value="-66.1321153369">
                <text:p>-66.1321153369</text:p>
              </table:table-cell>
              <table:table-cell office:value-type="float" office:value="-65.9274867824">
                <text:p>-65.9274867824</text:p>
              </table:table-cell>
              <table:table-cell office:value-type="float" office:value="-65.7250577048">
                <text:p>-65.7250577048</text:p>
              </table:table-cell>
              <table:table-cell office:value-type="float" office:value="-65.5247223799">
                <text:p>-65.5247223799</text:p>
              </table:table-cell>
              <table:table-cell office:value-type="float" office:value="-65.3263807695">
                <text:p>-65.3263807695</text:p>
              </table:table-cell>
              <table:table-cell office:value-type="float" office:value="-65.129937306">
                <text:p>-65.129937306</text:p>
              </table:table-cell>
              <table:table-cell office:value-type="float" office:value="-64.9352999019">
                <text:p>-64.9352999019</text:p>
              </table:table-cell>
              <table:table-cell office:value-type="float" office:value="-64.7423791339">
                <text:p>-64.7423791339</text:p>
              </table:table-cell>
              <table:table-cell office:value-type="float" office:value="-64.5510875647">
                <text:p>-64.5510875647</text:p>
              </table:table-cell>
              <table:table-cell office:value-type="float" office:value="-64.361339171">
                <text:p>-64.361339171</text:p>
              </table:table-cell>
              <table:table-cell office:value-type="float" office:value="-64.1730488568">
                <text:p>-64.1730488568</text:p>
              </table:table-cell>
              <table:table-cell office:value-type="float" office:value="-63.9861320331">
                <text:p>-63.9861320331</text:p>
              </table:table-cell>
              <table:table-cell office:value-type="float" office:value="-63.8005042488">
                <text:p>-63.8005042488</text:p>
              </table:table-cell>
              <table:table-cell office:value-type="float" office:value="-63.6160808631">
                <text:p>-63.6160808631</text:p>
              </table:table-cell>
              <table:table-cell office:value-type="float" office:value="-63.4327767484">
                <text:p>-63.4327767484</text:p>
              </table:table-cell>
              <table:table-cell office:value-type="float" office:value="-63.2505060176">
                <text:p>-63.2505060176</text:p>
              </table:table-cell>
              <table:table-cell office:value-type="float" office:value="-63.0691817684">
                <text:p>-63.0691817684</text:p>
              </table:table-cell>
              <table:table-cell office:value-type="float" office:value="-62.88871584">
                <text:p>-62.88871584</text:p>
              </table:table-cell>
              <table:table-cell office:value-type="float" office:value="-62.7090185772">
                <text:p>-62.7090185772</text:p>
              </table:table-cell>
              <table:table-cell office:value-type="float" office:value="-62.5299985989">
                <text:p>-62.5299985989</text:p>
              </table:table-cell>
              <table:table-cell office:value-type="float" office:value="-62.3515625658">
                <text:p>-62.3515625658</text:p>
              </table:table-cell>
              <table:table-cell office:value-type="float" office:value="-62.1736149463">
                <text:p>-62.1736149463</text:p>
              </table:table-cell>
              <table:table-cell office:value-type="float" office:value="-61.9960577759">
                <text:p>-61.9960577759</text:p>
              </table:table-cell>
              <table:table-cell office:value-type="float" office:value="-61.8187904079">
                <text:p>-61.8187904079</text:p>
              </table:table-cell>
              <table:table-cell office:value-type="float" office:value="-61.6417092531">
                <text:p>-61.6417092531</text:p>
              </table:table-cell>
              <table:table-cell office:value-type="float" office:value="-61.4647075047">
                <text:p>-61.4647075047</text:p>
              </table:table-cell>
              <table:table-cell office:value-type="float" office:value="-61.2876748469">
                <text:p>-61.2876748469</text:p>
              </table:table-cell>
              <table:table-cell office:value-type="float" office:value="-61.110497143">
                <text:p>-61.110497143</text:p>
              </table:table-cell>
              <table:table-cell office:value-type="float" office:value="-60.9330561008">
                <text:p>-60.9330561008</text:p>
              </table:table-cell>
              <table:table-cell office:value-type="float" office:value="-60.7552289119">
                <text:p>-60.7552289119</text:p>
              </table:table-cell>
              <table:table-cell office:value-type="float" office:value="-60.5768878613">
                <text:p>-60.5768878613</text:p>
              </table:table-cell>
              <table:table-cell office:value-type="float" office:value="-60.3978999026">
                <text:p>-60.3978999026</text:p>
              </table:table-cell>
              <table:table-cell office:value-type="float" office:value="-60.2181261969">
                <text:p>-60.2181261969</text:p>
              </table:table-cell>
              <table:table-cell office:value-type="float" office:value="-60.0374216074">
                <text:p>-60.0374216074</text:p>
              </table:table-cell>
              <table:table-cell office:value-type="float" office:value="-59.8556341478">
                <text:p>-59.8556341478</text:p>
              </table:table-cell>
              <table:table-cell office:value-type="float" office:value="-59.6726043759">
                <text:p>-59.6726043759</text:p>
              </table:table-cell>
              <table:table-cell office:value-type="float" office:value="-59.4881647284">
                <text:p>-59.4881647284</text:p>
              </table:table-cell>
              <table:table-cell office:value-type="float" office:value="-59.302138787">
                <text:p>-59.302138787</text:p>
              </table:table-cell>
              <table:table-cell office:value-type="float" office:value="-59.1143404694">
                <text:p>-59.1143404694</text:p>
              </table:table-cell>
              <table:table-cell office:value-type="float" office:value="-58.9245731352">
                <text:p>-58.9245731352</text:p>
              </table:table-cell>
              <table:table-cell office:value-type="float" office:value="-58.7326285955">
                <text:p>-58.7326285955</text:p>
              </table:table-cell>
              <table:table-cell office:value-type="float" office:value="-58.5382860147">
                <text:p>-58.5382860147</text:p>
              </table:table-cell>
              <table:table-cell office:value-type="float" office:value="-58.3413106896">
                <text:p>-58.3413106896</text:p>
              </table:table-cell>
              <table:table-cell office:value-type="float" office:value="-58.1414526912">
                <text:p>-58.1414526912</text:p>
              </table:table-cell>
              <table:table-cell office:value-type="float" office:value="-57.9384453489">
                <text:p>-57.9384453489</text:p>
              </table:table-cell>
              <table:table-cell office:value-type="float" office:value="-57.7320035583">
                <text:p>-57.7320035583</text:p>
              </table:table-cell>
              <table:table-cell office:value-type="float" office:value="-57.5218218852">
                <text:p>-57.5218218852</text:p>
              </table:table-cell>
              <table:table-cell office:value-type="float" office:value="-57.3075724402">
                <text:p>-57.3075724402</text:p>
              </table:table-cell>
              <table:table-cell office:value-type="float" office:value="-57.0889024896">
                <text:p>-57.0889024896</text:p>
              </table:table-cell>
              <table:table-cell office:value-type="float" office:value="-57.0747715864">
                <text:p>-57.0747715864</text:p>
              </table:table-cell>
              <table:table-cell office:value-type="float" office:value="-57.0531411741">
                <text:p>-57.0531411741</text:p>
              </table:table-cell>
              <table:table-cell office:value-type="float" office:value="-57.0242848085">
                <text:p>-57.0242848085</text:p>
              </table:table-cell>
              <table:table-cell office:value-type="float" office:value="-56.9884587117">
                <text:p>-56.9884587117</text:p>
              </table:table-cell>
              <table:table-cell office:value-type="float" office:value="-56.9458985877">
                <text:p>-56.9458985877</text:p>
              </table:table-cell>
              <table:table-cell office:value-type="float" office:value="-56.8968171724">
                <text:p>-56.8968171724</text:p>
              </table:table-cell>
              <table:table-cell office:value-type="float" office:value="-56.8414023845">
                <text:p>-56.8414023845</text:p>
              </table:table-cell>
              <table:table-cell office:value-type="float" office:value="-56.7798159562">
                <text:p>-56.7798159562</text:p>
              </table:table-cell>
              <table:table-cell office:value-type="float" office:value="-56.7121924364">
                <text:p>-56.7121924364</text:p>
              </table:table-cell>
              <table:table-cell office:value-type="float" office:value="-56.6386384693">
                <text:p>-56.6386384693</text:p>
              </table:table-cell>
              <table:table-cell office:value-type="float" office:value="-56.5592322627">
                <text:p>-56.5592322627</text:p>
              </table:table-cell>
              <table:table-cell office:value-type="float" office:value="-56.4740231737">
                <text:p>-56.4740231737</text:p>
              </table:table-cell>
              <table:table-cell office:value-type="float" office:value="-56.3830313455">
                <text:p>-56.3830313455</text:p>
              </table:table-cell>
              <table:table-cell office:value-type="float" office:value="-56.2862473383">
                <text:p>-56.2862473383</text:p>
              </table:table-cell>
              <table:table-cell office:value-type="float" office:value="-56.1836317054">
                <text:p>-56.1836317054</text:p>
              </table:table-cell>
              <table:table-cell office:value-type="float" office:value="-56.0751144675">
                <text:p>-56.0751144675</text:p>
              </table:table-cell>
              <table:table-cell office:value-type="float" office:value="-55.960594444">
                <text:p>-55.960594444</text:p>
              </table:table-cell>
              <table:table-cell office:value-type="float" office:value="-55.8399384029">
                <text:p>-55.8399384029</text:p>
              </table:table-cell>
              <table:table-cell office:value-type="float" office:value="-55.7129799898">
                <text:p>-55.7129799898</text:p>
              </table:table-cell>
              <table:table-cell office:value-type="float" office:value="-55.5795183977">
                <text:p>-55.5795183977</text:p>
              </table:table-cell>
              <table:table-cell office:value-type="float" office:value="-55.4393167378">
                <text:p>-55.4393167378</text:p>
              </table:table-cell>
              <table:table-cell office:value-type="float" office:value="-55.292100067">
                <text:p>-55.292100067</text:p>
              </table:table-cell>
              <table:table-cell office:value-type="float" office:value="-55.1375530253">
                <text:p>-55.1375530253</text:p>
              </table:table-cell>
              <table:table-cell office:value-type="float" office:value="-54.9753170272">
                <text:p>-54.9753170272</text:p>
              </table:table-cell>
              <table:table-cell office:value-type="float" office:value="-54.8049869485">
                <text:p>-54.8049869485</text:p>
              </table:table-cell>
              <table:table-cell office:value-type="float" office:value="-54.6261072334">
                <text:p>-54.6261072334</text:p>
              </table:table-cell>
              <table:table-cell office:value-type="float" office:value="-54.43816734">
                <text:p>-54.43816734</text:p>
              </table:table-cell>
              <table:table-cell office:value-type="float" office:value="-54.2405964257">
                <text:p>-54.2405964257</text:p>
              </table:table-cell>
              <table:table-cell office:value-type="float" office:value="-54.0327571538">
                <text:p>-54.0327571538</text:p>
              </table:table-cell>
              <table:table-cell office:value-type="float" office:value="-53.8139384831">
                <text:p>-53.8139384831</text:p>
              </table:table-cell>
              <table:table-cell office:value-type="float" office:value="-53.5833472746">
                <text:p>-53.5833472746</text:p>
              </table:table-cell>
              <table:table-cell office:value-type="float" office:value="-53.3400985139">
                <text:p>-53.3400985139</text:p>
              </table:table-cell>
              <table:table-cell office:value-type="float" office:value="-53.0832039107">
                <text:p>-53.0832039107</text:p>
              </table:table-cell>
              <table:table-cell office:value-type="float" office:value="-52.8115585851">
                <text:p>-52.8115585851</text:p>
              </table:table-cell>
              <table:table-cell office:value-type="float" office:value="-52.5239254901">
                <text:p>-52.5239254901</text:p>
              </table:table-cell>
              <table:table-cell office:value-type="float" office:value="-52.2189171428">
                <text:p>-52.2189171428</text:p>
              </table:table-cell>
              <table:table-cell office:value-type="float" office:value="-51.8949741466">
                <text:p>-51.8949741466</text:p>
              </table:table-cell>
              <table:table-cell office:value-type="float" office:value="-51.5503398675">
                <text:p>-51.5503398675</text:p>
              </table:table-cell>
              <table:table-cell office:value-type="float" office:value="-51.1830304858">
                <text:p>-51.1830304858</text:p>
              </table:table-cell>
              <table:table-cell office:value-type="float" office:value="-50.7907994625">
                <text:p>-50.7907994625</text:p>
              </table:table-cell>
              <table:table-cell office:value-type="float" office:value="-50.3710952366">
                <text:p>-50.3710952366</text:p>
              </table:table-cell>
              <table:table-cell office:value-type="float" office:value="-49.921010682">
                <text:p>-49.921010682</text:p>
              </table:table-cell>
              <table:table-cell office:value-type="float" office:value="-49.4372225025">
                <text:p>-49.4372225025</text:p>
              </table:table-cell>
              <table:table-cell office:value-type="float" office:value="-48.9159182874">
                <text:p>-48.9159182874</text:p>
              </table:table-cell>
              <table:table-cell office:value-type="float" office:value="-48.3527083934">
                <text:p>-48.3527083934</text:p>
              </table:table-cell>
              <table:table-cell office:value-type="float" office:value="-47.7425191012">
                <text:p>-47.7425191012</text:p>
              </table:table-cell>
              <table:table-cell office:value-type="float" office:value="-47.0794626101">
                <text:p>-47.0794626101</text:p>
              </table:table-cell>
              <table:table-cell office:value-type="float" office:value="-46.3566783265">
                <text:p>-46.3566783265</text:p>
              </table:table-cell>
              <table:table-cell office:value-type="float" office:value="-45.5661385362">
                <text:p>-45.5661385362</text:p>
              </table:table-cell>
              <table:table-cell office:value-type="float" office:value="-44.6984099099">
                <text:p>-44.6984099099</text:p>
              </table:table-cell>
              <table:table-cell office:value-type="float" office:value="-43.7423603578">
                <text:p>-43.7423603578</text:p>
              </table:table-cell>
              <table:table-cell office:value-type="float" office:value="-42.6847986172">
                <text:p>-42.6847986172</text:p>
              </table:table-cell>
              <table:table-cell office:value-type="float" office:value="-41.5100318237">
                <text:p>-41.5100318237</text:p>
              </table:table-cell>
              <table:table-cell office:value-type="float" office:value="-40.1993247055">
                <text:p>-40.1993247055</text:p>
              </table:table-cell>
              <table:table-cell office:value-type="float" office:value="-38.730244009">
                <text:p>-38.730244009</text:p>
              </table:table-cell>
              <table:table-cell office:value-type="float" office:value="-37.0758754247">
                <text:p>-37.0758754247</text:p>
              </table:table-cell>
              <table:table-cell office:value-type="float" office:value="-35.2039116735">
                <text:p>-35.2039116735</text:p>
              </table:table-cell>
              <table:table-cell office:value-type="float" office:value="-33.0756371189">
                <text:p>-33.0756371189</text:p>
              </table:table-cell>
              <table:table-cell office:value-type="float" office:value="-30.6448903047">
                <text:p>-30.6448903047</text:p>
              </table:table-cell>
              <table:table-cell office:value-type="float" office:value="-27.8571966856">
                <text:p>-27.8571966856</text:p>
              </table:table-cell>
              <table:table-cell office:value-type="float" office:value="-24.649474295">
                <text:p>-24.649474295</text:p>
              </table:table-cell>
              <table:table-cell office:value-type="float" office:value="-20.9510967609">
                <text:p>-20.9510967609</text:p>
              </table:table-cell>
              <table:table-cell office:value-type="float" office:value="-16.6877390816">
                <text:p>-16.6877390816</text:p>
              </table:table-cell>
              <table:table-cell office:value-type="float" office:value="-11.790353393">
                <text:p>-11.790353393</text:p>
              </table:table-cell>
              <table:table-cell office:value-type="float" office:value="-6.2125172308">
                <text:p>-6.2125172308</text:p>
              </table:table-cell>
              <table:table-cell office:value-type="float" office:value="0.0408775293">
                <text:p>0.0408775293</text:p>
              </table:table-cell>
              <table:table-cell office:value-type="float" office:value="6.8744618982">
                <text:p>6.8744618982</text:p>
              </table:table-cell>
              <table:table-cell office:value-type="float" office:value="14.0636297923">
                <text:p>14.0636297923</text:p>
              </table:table-cell>
              <table:table-cell office:value-type="float" office:value="21.241575329">
                <text:p>21.241575329</text:p>
              </table:table-cell>
              <table:table-cell office:value-type="float" office:value="27.9439863232">
                <text:p>27.9439863232</text:p>
              </table:table-cell>
              <table:table-cell office:value-type="float" office:value="33.7212914105">
                <text:p>33.7212914105</text:p>
              </table:table-cell>
              <table:table-cell office:value-type="float" office:value="38.2764851274">
                <text:p>38.2764851274</text:p>
              </table:table-cell>
              <table:table-cell office:value-type="float" office:value="41.5486890984">
                <text:p>41.5486890984</text:p>
              </table:table-cell>
              <table:table-cell office:value-type="float" office:value="43.6915372963">
                <text:p>43.6915372963</text:p>
              </table:table-cell>
              <table:table-cell office:value-type="float" office:value="44.9726788162">
                <text:p>44.9726788162</text:p>
              </table:table-cell>
              <table:table-cell office:value-type="float" office:value="45.6664389591">
                <text:p>45.6664389591</text:p>
              </table:table-cell>
              <table:table-cell office:value-type="float" office:value="45.9906457306">
                <text:p>45.9906457306</text:p>
              </table:table-cell>
              <table:table-cell office:value-type="float" office:value="46.0920772196">
                <text:p>46.0920772196</text:p>
              </table:table-cell>
              <table:table-cell office:value-type="float" office:value="46.0592856834">
                <text:p>46.0592856834</text:p>
              </table:table-cell>
              <table:table-cell office:value-type="float" office:value="45.9421772317">
                <text:p>45.9421772317</text:p>
              </table:table-cell>
              <table:table-cell office:value-type="float" office:value="45.7680852904">
                <text:p>45.7680852904</text:p>
              </table:table-cell>
              <table:table-cell office:value-type="float" office:value="45.5521367682">
                <text:p>45.5521367682</text:p>
              </table:table-cell>
              <table:table-cell office:value-type="float" office:value="45.3030980646">
                <text:p>45.3030980646</text:p>
              </table:table-cell>
              <table:table-cell office:value-type="float" office:value="45.0264254271">
                <text:p>45.0264254271</text:p>
              </table:table-cell>
              <table:table-cell office:value-type="float" office:value="44.7257980035">
                <text:p>44.7257980035</text:p>
              </table:table-cell>
              <table:table-cell office:value-type="float" office:value="44.4038854073">
                <text:p>44.4038854073</text:p>
              </table:table-cell>
              <table:table-cell office:value-type="float" office:value="44.0627419709">
                <text:p>44.0627419709</text:p>
              </table:table-cell>
              <table:table-cell office:value-type="float" office:value="43.7040193597">
                <text:p>43.7040193597</text:p>
              </table:table-cell>
              <table:table-cell office:value-type="float" office:value="43.3290885948">
                <text:p>43.3290885948</text:p>
              </table:table-cell>
              <table:table-cell office:value-type="float" office:value="42.9391147825">
                <text:p>42.9391147825</text:p>
              </table:table-cell>
              <table:table-cell office:value-type="float" office:value="42.5351056738">
                <text:p>42.5351056738</text:p>
              </table:table-cell>
              <table:table-cell office:value-type="float" office:value="42.1179448356">
                <text:p>42.1179448356</text:p>
              </table:table-cell>
              <table:table-cell office:value-type="float" office:value="41.6884152614">
                <text:p>41.6884152614</text:p>
              </table:table-cell>
              <table:table-cell office:value-type="float" office:value="41.2472167565">
                <text:p>41.2472167565</text:p>
              </table:table-cell>
              <table:table-cell office:value-type="float" office:value="40.794979119">
                <text:p>40.794979119</text:p>
              </table:table-cell>
              <table:table-cell office:value-type="float" office:value="40.3322723929">
                <text:p>40.3322723929</text:p>
              </table:table-cell>
              <table:table-cell office:value-type="float" office:value="39.8596150286">
                <text:p>39.8596150286</text:p>
              </table:table-cell>
              <table:table-cell office:value-type="float" office:value="39.377480517">
                <text:p>39.377480517</text:p>
              </table:table-cell>
              <table:table-cell office:value-type="float" office:value="38.8863028816">
                <text:p>38.8863028816</text:p>
              </table:table-cell>
              <table:table-cell office:value-type="float" office:value="38.3864813016">
                <text:p>38.3864813016</text:p>
              </table:table-cell>
              <table:table-cell office:value-type="float" office:value="37.8783840591">
                <text:p>37.8783840591</text:p>
              </table:table-cell>
              <table:table-cell office:value-type="float" office:value="37.3623519484">
                <text:p>37.3623519484</text:p>
              </table:table-cell>
              <table:table-cell office:value-type="float" office:value="36.8387012523">
                <text:p>36.8387012523</text:p>
              </table:table-cell>
              <table:table-cell office:value-type="float" office:value="36.307726359">
                <text:p>36.307726359</text:p>
              </table:table-cell>
              <table:table-cell office:value-type="float" office:value="35.7697020798">
                <text:p>35.7697020798</text:p>
              </table:table-cell>
              <table:table-cell office:value-type="float" office:value="35.2248857117">
                <text:p>35.2248857117</text:p>
              </table:table-cell>
              <table:table-cell office:value-type="float" office:value="34.6735188796">
                <text:p>34.6735188796</text:p>
              </table:table-cell>
              <table:table-cell office:value-type="float" office:value="34.1158291879">
                <text:p>34.1158291879</text:p>
              </table:table-cell>
              <table:table-cell office:value-type="float" office:value="33.5520317036">
                <text:p>33.5520317036</text:p>
              </table:table-cell>
              <table:table-cell office:value-type="float" office:value="32.9823302908">
                <text:p>32.9823302908</text:p>
              </table:table-cell>
              <table:table-cell office:value-type="float" office:value="32.406918813">
                <text:p>32.406918813</text:p>
              </table:table-cell>
              <table:table-cell office:value-type="float" office:value="31.8259822168">
                <text:p>31.8259822168</text:p>
              </table:table-cell>
              <table:table-cell office:value-type="float" office:value="31.2396975096">
                <text:p>31.2396975096</text:p>
              </table:table-cell>
              <table:table-cell office:value-type="float" office:value="30.6482346418">
                <text:p>30.6482346418</text:p>
              </table:table-cell>
              <table:table-cell office:value-type="float" office:value="30.0517573021">
                <text:p>30.0517573021</text:p>
              </table:table-cell>
              <table:table-cell office:value-type="float" office:value="29.450423636">
                <text:p>29.450423636</text:p>
              </table:table-cell>
              <table:table-cell office:value-type="float" office:value="28.8443868918">
                <text:p>28.8443868918</text:p>
              </table:table-cell>
              <table:table-cell office:value-type="float" office:value="28.2337960044">
                <text:p>28.2337960044</text:p>
              </table:table-cell>
              <table:table-cell office:value-type="float" office:value="27.6187961192">
                <text:p>27.6187961192</text:p>
              </table:table-cell>
              <table:table-cell office:value-type="float" office:value="26.9995290636">
                <text:p>26.9995290636</text:p>
              </table:table-cell>
              <table:table-cell office:value-type="float" office:value="26.3761337703">
                <text:p>26.3761337703</text:p>
              </table:table-cell>
              <table:table-cell office:value-type="float" office:value="25.7487466556">
                <text:p>25.7487466556</text:p>
              </table:table-cell>
              <table:table-cell office:value-type="float" office:value="25.1175019581">
                <text:p>25.1175019581</text:p>
              </table:table-cell>
              <table:table-cell office:value-type="float" office:value="24.48253204">
                <text:p>24.48253204</text:p>
              </table:table-cell>
              <table:table-cell office:value-type="float" office:value="23.843967655">
                <text:p>23.843967655</text:p>
              </table:table-cell>
              <table:table-cell office:value-type="float" office:value="23.2019381841">
                <text:p>23.2019381841</text:p>
              </table:table-cell>
              <table:table-cell office:value-type="float" office:value="22.5565718445">
                <text:p>22.5565718445</text:p>
              </table:table-cell>
              <table:table-cell office:value-type="float" office:value="21.9079958709">
                <text:p>21.9079958709</text:p>
              </table:table-cell>
              <table:table-cell office:value-type="float" office:value="21.2563366737">
                <text:p>21.2563366737</text:p>
              </table:table-cell>
              <table:table-cell office:value-type="float" office:value="20.6017199744">
                <text:p>20.6017199744</text:p>
              </table:table-cell>
              <table:table-cell office:value-type="float" office:value="19.9442709214">
                <text:p>19.9442709214</text:p>
              </table:table-cell>
              <table:table-cell office:value-type="float" office:value="19.2841141871">
                <text:p>19.2841141871</text:p>
              </table:table-cell>
              <table:table-cell office:value-type="float" office:value="18.6213740471">
                <text:p>18.6213740471</text:p>
              </table:table-cell>
              <table:table-cell office:value-type="float" office:value="17.9561744454">
                <text:p>17.9561744454</text:p>
              </table:table-cell>
              <table:table-cell office:value-type="float" office:value="17.2886390434">
                <text:p>17.2886390434</text:p>
              </table:table-cell>
              <table:table-cell office:value-type="float" office:value="16.618891258">
                <text:p>16.618891258</text:p>
              </table:table-cell>
              <table:table-cell office:value-type="float" office:value="15.947054286">
                <text:p>15.947054286</text:p>
              </table:table-cell>
              <table:table-cell office:value-type="float" office:value="15.2732511192">
                <text:p>15.2732511192</text:p>
              </table:table-cell>
              <table:table-cell office:value-type="float" office:value="14.5976045493">
                <text:p>14.5976045493</text:p>
              </table:table-cell>
              <table:table-cell office:value-type="float" office:value="13.9202371645">
                <text:p>13.9202371645</text:p>
              </table:table-cell>
              <table:table-cell office:value-type="float" office:value="13.2412713382">
                <text:p>13.2412713382</text:p>
              </table:table-cell>
              <table:table-cell office:value-type="float" office:value="12.5608292117">
                <text:p>12.5608292117</text:p>
              </table:table-cell>
              <table:table-cell office:value-type="float" office:value="11.8790326702">
                <text:p>11.8790326702</text:p>
              </table:table-cell>
              <table:table-cell office:value-type="float" office:value="11.1960033147">
                <text:p>11.1960033147</text:p>
              </table:table-cell>
              <table:table-cell office:value-type="float" office:value="10.5118624294">
                <text:p>10.5118624294</text:p>
              </table:table-cell>
              <table:table-cell office:value-type="float" office:value="9.8267309452">
                <text:p>9.8267309452</text:p>
              </table:table-cell>
              <table:table-cell office:value-type="float" office:value="9.1407294016">
                <text:p>9.1407294016</text:p>
              </table:table-cell>
              <table:table-cell office:value-type="float" office:value="8.4539779053">
                <text:p>8.4539779053</text:p>
              </table:table-cell>
              <table:table-cell office:value-type="float" office:value="7.766596088">
                <text:p>7.766596088</text:p>
              </table:table-cell>
              <table:table-cell office:value-type="float" office:value="7.0787030631">
                <text:p>7.0787030631</text:p>
              </table:table-cell>
              <table:table-cell office:value-type="float" office:value="6.3904173821">
                <text:p>6.3904173821</text:p>
              </table:table-cell>
              <table:table-cell office:value-type="float" office:value="5.70185699">
                <text:p>5.70185699</text:p>
              </table:table-cell>
              <table:table-cell office:value-type="float" office:value="5.0131391825">
                <text:p>5.0131391825</text:p>
              </table:table-cell>
              <table:table-cell office:value-type="float" office:value="4.3243805624">
                <text:p>4.3243805624</text:p>
              </table:table-cell>
              <table:table-cell office:value-type="float" office:value="3.6356969973">
                <text:p>3.6356969973</text:p>
              </table:table-cell>
              <table:table-cell office:value-type="float" office:value="2.947203578">
                <text:p>2.947203578</text:p>
              </table:table-cell>
              <table:table-cell office:value-type="float" office:value="2.259014578">
                <text:p>2.259014578</text:p>
              </table:table-cell>
              <table:table-cell office:value-type="float" office:value="1.5712434135">
                <text:p>1.5712434135</text:p>
              </table:table-cell>
              <table:table-cell office:value-type="float" office:value="0.8840026038">
                <text:p>0.8840026038</text:p>
              </table:table-cell>
              <table:table-cell office:value-type="float" office:value="0.197403733">
                <text:p>0.197403733</text:p>
              </table:table-cell>
              <table:table-cell office:value-type="float" office:value="-0.4884425898">
                <text:p>-0.4884425898</text:p>
              </table:table-cell>
              <table:table-cell office:value-type="float" office:value="-1.1734267697">
                <text:p>-1.1734267697</text:p>
              </table:table-cell>
              <table:table-cell office:value-type="float" office:value="-1.8574402668">
                <text:p>-1.8574402668</text:p>
              </table:table-cell>
              <table:table-cell office:value-type="float" office:value="-2.540375639">
                <text:p>-2.540375639</text:p>
              </table:table-cell>
              <table:table-cell office:value-type="float" office:value="-3.2221265879">
                <text:p>-3.2221265879</text:p>
              </table:table-cell>
              <table:table-cell office:value-type="float" office:value="-3.9025880075">
                <text:p>-3.9025880075</text:p>
              </table:table-cell>
              <table:table-cell office:value-type="float" office:value="-4.581656039">
                <text:p>-4.581656039</text:p>
              </table:table-cell>
              <table:table-cell office:value-type="float" office:value="-5.2592281312">
                <text:p>-5.2592281312</text:p>
              </table:table-cell>
              <table:table-cell office:value-type="float" office:value="-5.9352031082">
                <text:p>-5.9352031082</text:p>
              </table:table-cell>
              <table:table-cell office:value-type="float" office:value="-6.6094812465">
                <text:p>-6.6094812465</text:p>
              </table:table-cell>
              <table:table-cell office:value-type="float" office:value="-7.2819643625">
                <text:p>-7.2819643625</text:p>
              </table:table-cell>
              <table:table-cell office:value-type="float" office:value="-7.9525559119">
                <text:p>-7.9525559119</text:p>
              </table:table-cell>
              <table:table-cell office:value-type="float" office:value="-8.6211611037">
                <text:p>-8.6211611037</text:p>
              </table:table-cell>
              <table:table-cell office:value-type="float" office:value="-9.2876870288">
                <text:p>-9.2876870288</text:p>
              </table:table-cell>
              <table:table-cell office:value-type="float" office:value="-9.9520428071">
                <text:p>-9.9520428071</text:p>
              </table:table-cell>
              <table:table-cell office:value-type="float" office:value="-10.6141397532">
                <text:p>-10.6141397532</text:p>
              </table:table-cell>
              <table:table-cell office:value-type="float" office:value="-11.2738915633">
                <text:p>-11.2738915633</text:p>
              </table:table-cell>
              <table:table-cell office:value-type="float" office:value="-11.9312145248">
                <text:p>-11.9312145248</text:p>
              </table:table-cell>
              <table:table-cell office:value-type="float" office:value="-12.5860277504">
                <text:p>-12.5860277504</text:p>
              </table:table-cell>
              <table:table-cell office:value-type="float" office:value="-13.2382534375">
                <text:p>-13.2382534375</text:p>
              </table:table-cell>
              <table:table-cell office:value-type="float" office:value="-13.8878171554">
                <text:p>-13.8878171554</text:p>
              </table:table-cell>
              <table:table-cell office:value-type="float" office:value="-14.5346481599">
                <text:p>-14.5346481599</text:p>
              </table:table-cell>
              <table:table-cell office:value-type="float" office:value="-15.1786797377">
                <text:p>-15.1786797377</text:p>
              </table:table-cell>
              <table:table-cell office:value-type="float" office:value="-15.8198495793">
                <text:p>-15.8198495793</text:p>
              </table:table-cell>
              <table:table-cell office:value-type="float" office:value="-16.4581001826">
                <text:p>-16.4581001826</text:p>
              </table:table-cell>
              <table:table-cell office:value-type="float" office:value="-17.0933792856">
                <text:p>-17.0933792856</text:p>
              </table:table-cell>
              <table:table-cell office:value-type="float" office:value="-17.7256403276">
                <text:p>-17.7256403276</text:p>
              </table:table-cell>
              <table:table-cell office:value-type="float" office:value="-18.354842939">
                <text:p>-18.354842939</text:p>
              </table:table-cell>
              <table:table-cell office:value-type="float" office:value="-18.9809534572">
                <text:p>-18.9809534572</text:p>
              </table:table-cell>
              <table:table-cell office:value-type="float" office:value="-19.603945467">
                <text:p>-19.603945467</text:p>
              </table:table-cell>
              <table:table-cell office:value-type="float" office:value="-20.2238003635">
                <text:p>-20.2238003635</text:p>
              </table:table-cell>
              <table:table-cell office:value-type="float" office:value="-20.8405079339">
                <text:p>-20.8405079339</text:p>
              </table:table-cell>
              <table:table-cell office:value-type="float" office:value="-21.454066956">
                <text:p>-21.454066956</text:p>
              </table:table-cell>
              <table:table-cell office:value-type="float" office:value="-22.0644858096">
                <text:p>-22.0644858096</text:p>
              </table:table-cell>
              <table:table-cell office:value-type="float" office:value="-22.6717830955">
                <text:p>-22.6717830955</text:p>
              </table:table-cell>
              <table:table-cell office:value-type="float" office:value="-23.2759882604">
                <text:p>-23.2759882604</text:p>
              </table:table-cell>
              <table:table-cell office:value-type="float" office:value="-23.8771422209">
                <text:p>-23.8771422209</text:p>
              </table:table-cell>
              <table:table-cell office:value-type="float" office:value="-24.4752979835">
                <text:p>-24.4752979835</text:p>
              </table:table-cell>
              <table:table-cell office:value-type="float" office:value="-25.070521255">
                <text:p>-25.070521255</text:p>
              </table:table-cell>
              <table:table-cell office:value-type="float" office:value="-25.6628910391">
                <text:p>-25.6628910391</text:p>
              </table:table-cell>
              <table:table-cell office:value-type="float" office:value="-26.2525002136">
                <text:p>-26.2525002136</text:p>
              </table:table-cell>
              <table:table-cell office:value-type="float" office:value="-26.8394560847">
                <text:p>-26.8394560847</text:p>
              </table:table-cell>
              <table:table-cell office:value-type="float" office:value="-27.4238809116">
                <text:p>-27.4238809116</text:p>
              </table:table-cell>
              <table:table-cell office:value-type="float" office:value="-28.0059123994">
                <text:p>-28.0059123994</text:p>
              </table:table-cell>
              <table:table-cell office:value-type="float" office:value="-28.5857041526">
                <text:p>-28.5857041526</text:p>
              </table:table-cell>
              <table:table-cell office:value-type="float" office:value="-29.1634260876">
                <text:p>-29.1634260876</text:p>
              </table:table-cell>
              <table:table-cell office:value-type="float" office:value="-29.7392647965">
                <text:p>-29.7392647965</text:p>
              </table:table-cell>
              <table:table-cell office:value-type="float" office:value="-30.31342386">
                <text:p>-30.31342386</text:p>
              </table:table-cell>
              <table:table-cell office:value-type="float" office:value="-30.8861241023">
                <text:p>-30.8861241023</text:p>
              </table:table-cell>
              <table:table-cell office:value-type="float" office:value="-31.4576037833">
                <text:p>-31.4576037833</text:p>
              </table:table-cell>
              <table:table-cell office:value-type="float" office:value="-32.0281187215">
                <text:p>-32.0281187215</text:p>
              </table:table-cell>
              <table:table-cell office:value-type="float" office:value="-32.5979423405">
                <text:p>-32.5979423405</text:p>
              </table:table-cell>
              <table:table-cell office:value-type="float" office:value="-33.1673656306">
                <text:p>-33.1673656306</text:p>
              </table:table-cell>
              <table:table-cell office:value-type="float" office:value="-33.736697016">
                <text:p>-33.736697016</text:p>
              </table:table-cell>
              <table:table-cell office:value-type="float" office:value="-34.3062621158">
                <text:p>-34.3062621158</text:p>
              </table:table-cell>
              <table:table-cell office:value-type="float" office:value="-34.8764033843">
                <text:p>-34.8764033843</text:p>
              </table:table-cell>
              <table:table-cell office:value-type="float" office:value="-35.4474796163">
                <text:p>-35.4474796163</text:p>
              </table:table-cell>
              <table:table-cell office:value-type="float" office:value="-36.019865295">
                <text:p>-36.019865295</text:p>
              </table:table-cell>
              <table:table-cell office:value-type="float" office:value="-36.593949763">
                <text:p>-36.593949763</text:p>
              </table:table-cell>
              <table:table-cell office:value-type="float" office:value="-37.1701361866">
                <text:p>-37.1701361866</text:p>
              </table:table-cell>
              <table:table-cell office:value-type="float" office:value="-37.7488402853">
                <text:p>-37.7488402853</text:p>
              </table:table-cell>
              <table:table-cell office:value-type="float" office:value="-38.3304887891">
                <text:p>-38.3304887891</text:p>
              </table:table-cell>
              <table:table-cell office:value-type="float" office:value="-38.9155175838">
                <text:p>-38.9155175838</text:p>
              </table:table-cell>
              <table:table-cell office:value-type="float" office:value="-39.5043694985">
                <text:p>-39.5043694985</text:p>
              </table:table-cell>
              <table:table-cell office:value-type="float" office:value="-40.0974916836">
                <text:p>-40.0974916836</text:p>
              </table:table-cell>
              <table:table-cell office:value-type="float" office:value="-40.6953325241">
                <text:p>-40.6953325241</text:p>
              </table:table-cell>
              <table:table-cell office:value-type="float" office:value="-41.2983380259">
                <text:p>-41.2983380259</text:p>
              </table:table-cell>
              <table:table-cell office:value-type="float" office:value="-41.9069476105">
                <text:p>-41.9069476105</text:p>
              </table:table-cell>
              <table:table-cell office:value-type="float" office:value="-42.5215892498">
                <text:p>-42.5215892498</text:p>
              </table:table-cell>
              <table:table-cell office:value-type="float" office:value="-43.1426738717">
                <text:p>-43.1426738717</text:p>
              </table:table-cell>
              <table:table-cell office:value-type="float" office:value="-43.7705889693">
                <text:p>-43.7705889693</text:p>
              </table:table-cell>
              <table:table-cell office:value-type="float" office:value="-44.4056913499">
                <text:p>-44.4056913499</text:p>
              </table:table-cell>
              <table:table-cell office:value-type="float" office:value="-45.048298973">
                <text:p>-45.048298973</text:p>
              </table:table-cell>
              <table:table-cell office:value-type="float" office:value="-45.6986818373">
                <text:p>-45.6986818373</text:p>
              </table:table-cell>
              <table:table-cell office:value-type="float" office:value="-46.3570519033">
                <text:p>-46.3570519033</text:p>
              </table:table-cell>
              <table:table-cell office:value-type="float" office:value="-47.0235520678">
                <text:p>-47.0235520678</text:p>
              </table:table-cell>
              <table:table-cell office:value-type="float" office:value="-47.6982442479">
                <text:p>-47.6982442479</text:p>
              </table:table-cell>
              <table:table-cell office:value-type="float" office:value="-48.3810966851">
                <text:p>-48.3810966851</text:p>
              </table:table-cell>
              <table:table-cell office:value-type="float" office:value="-49.0719706458">
                <text:p>-49.0719706458</text:p>
              </table:table-cell>
              <table:table-cell office:value-type="float" office:value="-49.7706067717">
                <text:p>-49.7706067717</text:p>
              </table:table-cell>
              <table:table-cell office:value-type="float" office:value="-50.476611423">
                <text:p>-50.476611423</text:p>
              </table:table-cell>
              <table:table-cell office:value-type="float" office:value="-51.1894434556">
                <text:p>-51.1894434556</text:p>
              </table:table-cell>
              <table:table-cell office:value-type="float" office:value="-51.9084019807">
                <text:p>-51.9084019807</text:p>
              </table:table-cell>
              <table:table-cell office:value-type="float" office:value="-52.6326157547">
                <text:p>-52.6326157547</text:p>
              </table:table-cell>
              <table:table-cell office:value-type="float" office:value="-53.3610349462">
                <text:p>-53.3610349462</text:p>
              </table:table-cell>
              <table:table-cell office:value-type="float" office:value="-54.0924260947">
                <text:p>-54.0924260947</text:p>
              </table:table-cell>
              <table:table-cell office:value-type="float" office:value="-54.8253711183">
                <text:p>-54.8253711183</text:p>
              </table:table-cell>
              <table:table-cell office:value-type="float" office:value="-55.5582712129">
                <text:p>-55.5582712129</text:p>
              </table:table-cell>
              <table:table-cell office:value-type="float" office:value="-56.2893564064">
                <text:p>-56.2893564064</text:p>
              </table:table-cell>
              <table:table-cell office:value-type="float" office:value="-57.01670138">
                <text:p>-57.01670138</text:p>
              </table:table-cell>
              <table:table-cell office:value-type="float" office:value="-57.7382479209">
                <text:p>-57.7382479209</text:p>
              </table:table-cell>
              <table:table-cell office:value-type="float" office:value="-58.4518340467">
                <text:p>-58.4518340467</text:p>
              </table:table-cell>
              <table:table-cell office:value-type="float" office:value="-59.1552294374">
                <text:p>-59.1552294374</text:p>
              </table:table-cell>
              <table:table-cell office:value-type="float" office:value="-59.8461763576">
                <text:p>-59.8461763576</text:p>
              </table:table-cell>
              <table:table-cell office:value-type="float" office:value="-60.5224347839">
                <text:p>-60.5224347839</text:p>
              </table:table-cell>
              <table:table-cell office:value-type="float" office:value="-61.1818300215">
                <text:p>-61.1818300215</text:p>
              </table:table-cell>
              <table:table-cell office:value-type="float" office:value="-61.8223007462">
                <text:p>-61.8223007462</text:p>
              </table:table-cell>
              <table:table-cell office:value-type="float" office:value="-62.4419452002">
                <text:p>-62.4419452002</text:p>
              </table:table-cell>
              <table:table-cell office:value-type="float" office:value="-63.0390632398">
                <text:p>-63.0390632398</text:p>
              </table:table-cell>
              <table:table-cell office:value-type="float" office:value="-63.6121920993">
                <text:p>-63.6121920993</text:p>
              </table:table-cell>
              <table:table-cell office:value-type="float" office:value="-64.1601340981">
                <text:p>-64.1601340981</text:p>
              </table:table-cell>
              <table:table-cell office:value-type="float" office:value="-64.6819750361">
                <text:p>-64.6819750361</text:p>
              </table:table-cell>
              <table:table-cell office:value-type="float" office:value="-65.1770926572">
                <text:p>-65.1770926572</text:p>
              </table:table-cell>
              <table:table-cell office:value-type="float" office:value="-65.6451552237">
                <text:p>-65.6451552237</text:p>
              </table:table-cell>
              <table:table-cell office:value-type="float" office:value="-66.0861108801">
                <text:p>-66.0861108801</text:p>
              </table:table-cell>
              <table:table-cell office:value-type="float" office:value="-66.5001690141">
                <text:p>-66.5001690141</text:p>
              </table:table-cell>
              <table:table-cell office:value-type="float" office:value="-66.8877752109">
                <text:p>-66.8877752109</text:p>
              </table:table-cell>
              <table:table-cell office:value-type="float" office:value="-67.2495816084">
                <text:p>-67.2495816084</text:p>
              </table:table-cell>
              <table:table-cell office:value-type="float" office:value="-67.5864145085">
                <text:p>-67.5864145085</text:p>
              </table:table-cell>
              <table:table-cell office:value-type="float" office:value="-67.899240991">
                <text:p>-67.899240991</text:p>
              </table:table-cell>
              <table:table-cell office:value-type="float" office:value="-68.1891360621">
                <text:p>-68.1891360621</text:p>
              </table:table-cell>
              <table:table-cell office:value-type="float" office:value="-68.4572515738">
                <text:p>-68.4572515738</text:p>
              </table:table-cell>
              <table:table-cell office:value-type="float" office:value="-68.7047878298">
                <text:p>-68.7047878298</text:p>
              </table:table-cell>
              <table:table-cell office:value-type="float" office:value="-68.9329684765">
                <text:p>-68.9329684765</text:p>
              </table:table-cell>
              <table:table-cell office:value-type="float" office:value="-69.1430189824">
                <text:p>-69.1430189824</text:p>
              </table:table-cell>
              <table:table-cell office:value-type="float" office:value="-69.3361487752">
                <text:p>-69.3361487752</text:p>
              </table:table-cell>
              <table:table-cell office:value-type="float" office:value="-69.5135369094">
                <text:p>-69.5135369094</text:p>
              </table:table-cell>
              <table:table-cell office:value-type="float" office:value="-69.6763210098">
                <text:p>-69.6763210098</text:p>
              </table:table-cell>
              <table:table-cell office:value-type="float" office:value="-69.825589147">
                <text:p>-69.825589147</text:p>
              </table:table-cell>
              <table:table-cell office:value-type="float" office:value="-69.9623742612">
                <text:p>-69.9623742612</text:p>
              </table:table-cell>
              <table:table-cell office:value-type="float" office:value="-70.0876507371">
                <text:p>-70.0876507371</text:p>
              </table:table-cell>
              <table:table-cell office:value-type="float" office:value="-70.2023327504">
                <text:p>-70.2023327504</text:p>
              </table:table-cell>
              <table:table-cell office:value-type="float" office:value="-70.3072740296">
                <text:p>-70.3072740296</text:p>
              </table:table-cell>
              <table:table-cell office:value-type="float" office:value="-70.4032687208">
                <text:p>-70.4032687208</text:p>
              </table:table-cell>
              <table:table-cell office:value-type="float" office:value="-70.4910530804">
                <text:p>-70.4910530804</text:p>
              </table:table-cell>
              <table:table-cell office:value-type="float" office:value="-70.5713077669">
                <text:p>-70.5713077669</text:p>
              </table:table-cell>
              <table:table-cell office:value-type="float" office:value="-70.6446605403">
                <text:p>-70.6446605403</text:p>
              </table:table-cell>
              <table:table-cell office:value-type="float" office:value="-70.7116892167">
                <text:p>-70.7116892167</text:p>
              </table:table-cell>
              <table:table-cell office:value-type="float" office:value="-70.7729247563">
                <text:p>-70.7729247563</text:p>
              </table:table-cell>
              <table:table-cell office:value-type="float" office:value="-70.8288543903">
                <text:p>-70.8288543903</text:p>
              </table:table-cell>
              <table:table-cell office:value-type="float" office:value="-70.8799247187">
                <text:p>-70.8799247187</text:p>
              </table:table-cell>
              <table:table-cell office:value-type="float" office:value="-70.9265447244">
                <text:p>-70.9265447244</text:p>
              </table:table-cell>
              <table:table-cell office:value-type="float" office:value="-70.9690886697">
                <text:p>-70.9690886697</text:p>
              </table:table-cell>
              <table:table-cell office:value-type="float" office:value="-71.00789885">
                <text:p>-71.00789885</text:p>
              </table:table-cell>
              <table:table-cell office:value-type="float" office:value="-71.0432881904">
                <text:p>-71.0432881904</text:p>
              </table:table-cell>
              <table:table-cell office:value-type="float" office:value="-71.075542678">
                <text:p>-71.075542678</text:p>
              </table:table-cell>
              <table:table-cell office:value-type="float" office:value="-71.1049236271">
                <text:p>-71.1049236271</text:p>
              </table:table-cell>
              <table:table-cell office:value-type="float" office:value="-71.1316697805">
                <text:p>-71.1316697805</text:p>
              </table:table-cell>
              <table:table-cell office:value-type="float" office:value="-71.1559992503">
                <text:p>-71.1559992503</text:p>
              </table:table-cell>
              <table:table-cell office:value-type="float" office:value="-71.1781113065">
                <text:p>-71.1781113065</text:p>
              </table:table-cell>
            </table:table-row>
            <table:table-row>
              <table:table-cell office:value-type="string">
                <text:p>Membrane Voltage (16.3 C)</text:p>
                <draw:g>
                  <svg:desc>Sheet1.A2:Sheet1.A2</svg:desc>
                </draw:g>
              </table:table-cell>
              <table:table-cell office:value-type="float" office:value="-68.6675724281">
                <text:p>-68.6675724281</text:p>
                <draw:g>
                  <svg:desc>Sheet1.B2:Sheet1.MM2</svg:desc>
                </draw:g>
              </table:table-cell>
              <table:table-cell office:value-type="float" office:value="-68.4597901426">
                <text:p>-68.4597901426</text:p>
              </table:table-cell>
              <table:table-cell office:value-type="float" office:value="-68.2538920931">
                <text:p>-68.2538920931</text:p>
              </table:table-cell>
              <table:table-cell office:value-type="float" office:value="-68.0497673624">
                <text:p>-68.0497673624</text:p>
              </table:table-cell>
              <table:table-cell office:value-type="float" office:value="-67.8473244919">
                <text:p>-67.8473244919</text:p>
              </table:table-cell>
              <table:table-cell office:value-type="float" office:value="-67.6464850178">
                <text:p>-67.6464850178</text:p>
              </table:table-cell>
              <table:table-cell office:value-type="float" office:value="-67.4471792494">
                <text:p>-67.4471792494</text:p>
              </table:table-cell>
              <table:table-cell office:value-type="float" office:value="-67.2493434162">
                <text:p>-67.2493434162</text:p>
              </table:table-cell>
              <table:table-cell office:value-type="float" office:value="-67.0529176801">
                <text:p>-67.0529176801</text:p>
              </table:table-cell>
              <table:table-cell office:value-type="float" office:value="-66.8578447154">
                <text:p>-66.8578447154</text:p>
              </table:table-cell>
              <table:table-cell office:value-type="float" office:value="-66.6640686681">
                <text:p>-66.6640686681</text:p>
              </table:table-cell>
              <table:table-cell office:value-type="float" office:value="-66.4715343771">
                <text:p>-66.4715343771</text:p>
              </table:table-cell>
              <table:table-cell office:value-type="float" office:value="-66.280186776">
                <text:p>-66.280186776</text:p>
              </table:table-cell>
              <table:table-cell office:value-type="float" office:value="-66.0899704229">
                <text:p>-66.0899704229</text:p>
              </table:table-cell>
              <table:table-cell office:value-type="float" office:value="-65.9008291201">
                <text:p>-65.9008291201</text:p>
              </table:table-cell>
              <table:table-cell office:value-type="float" office:value="-65.7127055964">
                <text:p>-65.7127055964</text:p>
              </table:table-cell>
              <table:table-cell office:value-type="float" office:value="-65.5255412341">
                <text:p>-65.5255412341</text:p>
              </table:table-cell>
              <table:table-cell office:value-type="float" office:value="-65.3392758245">
                <text:p>-65.3392758245</text:p>
              </table:table-cell>
              <table:table-cell office:value-type="float" office:value="-65.1538473431">
                <text:p>-65.1538473431</text:p>
              </table:table-cell>
              <table:table-cell office:value-type="float" office:value="-64.9691917346">
                <text:p>-64.9691917346</text:p>
              </table:table-cell>
              <table:table-cell office:value-type="float" office:value="-64.7852427029">
                <text:p>-64.7852427029</text:p>
              </table:table-cell>
              <table:table-cell office:value-type="float" office:value="-64.6019314988">
                <text:p>-64.6019314988</text:p>
              </table:table-cell>
              <table:table-cell office:value-type="float" office:value="-64.4191867027">
                <text:p>-64.4191867027</text:p>
              </table:table-cell>
              <table:table-cell office:value-type="float" office:value="-64.2369339974">
                <text:p>-64.2369339974</text:p>
              </table:table-cell>
              <table:table-cell office:value-type="float" office:value="-64.0550959275">
                <text:p>-64.0550959275</text:p>
              </table:table-cell>
              <table:table-cell office:value-type="float" office:value="-63.8735916425">
                <text:p>-63.8735916425</text:p>
              </table:table-cell>
              <table:table-cell office:value-type="float" office:value="-63.6923366185">
                <text:p>-63.6923366185</text:p>
              </table:table-cell>
              <table:table-cell office:value-type="float" office:value="-63.5112423574">
                <text:p>-63.5112423574</text:p>
              </table:table-cell>
              <table:table-cell office:value-type="float" office:value="-63.3302160573">
                <text:p>-63.3302160573</text:p>
              </table:table-cell>
              <table:table-cell office:value-type="float" office:value="-63.1491602517">
                <text:p>-63.1491602517</text:p>
              </table:table-cell>
              <table:table-cell office:value-type="float" office:value="-62.9679724121">
                <text:p>-62.9679724121</text:p>
              </table:table-cell>
              <table:table-cell office:value-type="float" office:value="-62.7865445088">
                <text:p>-62.7865445088</text:p>
              </table:table-cell>
              <table:table-cell office:value-type="float" office:value="-62.6047625254">
                <text:p>-62.6047625254</text:p>
              </table:table-cell>
              <table:table-cell office:value-type="float" office:value="-62.4225059184">
                <text:p>-62.4225059184</text:p>
              </table:table-cell>
              <table:table-cell office:value-type="float" office:value="-62.2396470164">
                <text:p>-62.2396470164</text:p>
              </table:table-cell>
              <table:table-cell office:value-type="float" office:value="-62.05605035">
                <text:p>-62.05605035</text:p>
              </table:table-cell>
              <table:table-cell office:value-type="float" office:value="-61.8715719013">
                <text:p>-61.8715719013</text:p>
              </table:table-cell>
              <table:table-cell office:value-type="float" office:value="-61.6860582635">
                <text:p>-61.6860582635</text:p>
              </table:table-cell>
              <table:table-cell office:value-type="float" office:value="-61.4993456965">
                <text:p>-61.4993456965</text:p>
              </table:table-cell>
              <table:table-cell office:value-type="float" office:value="-61.3112590628">
                <text:p>-61.3112590628</text:p>
              </table:table-cell>
              <table:table-cell office:value-type="float" office:value="-61.1216106268">
                <text:p>-61.1216106268</text:p>
              </table:table-cell>
              <table:table-cell office:value-type="float" office:value="-60.9301986961">
                <text:p>-60.9301986961</text:p>
              </table:table-cell>
              <table:table-cell office:value-type="float" office:value="-60.7368060795">
                <text:p>-60.7368060795</text:p>
              </table:table-cell>
              <table:table-cell office:value-type="float" office:value="-60.5411983335">
                <text:p>-60.5411983335</text:p>
              </table:table-cell>
              <table:table-cell office:value-type="float" office:value="-60.3431217618">
                <text:p>-60.3431217618</text:p>
              </table:table-cell>
              <table:table-cell office:value-type="float" office:value="-60.1423011274">
                <text:p>-60.1423011274</text:p>
              </table:table-cell>
              <table:table-cell office:value-type="float" office:value="-59.9384370274">
                <text:p>-59.9384370274</text:p>
              </table:table-cell>
              <table:table-cell office:value-type="float" office:value="-59.7312028718">
                <text:p>-59.7312028718</text:p>
              </table:table-cell>
              <table:table-cell office:value-type="float" office:value="-59.5202413949">
                <text:p>-59.5202413949</text:p>
              </table:table-cell>
              <table:table-cell office:value-type="float" office:value="-59.3051606135">
                <text:p>-59.3051606135</text:p>
              </table:table-cell>
              <table:table-cell office:value-type="float" office:value="-59.2950736646">
                <text:p>-59.2950736646</text:p>
              </table:table-cell>
              <table:table-cell office:value-type="float" office:value="-59.2790502525">
                <text:p>-59.2790502525</text:p>
              </table:table-cell>
              <table:table-cell office:value-type="float" office:value="-59.2582768933">
                <text:p>-59.2582768933</text:p>
              </table:table-cell>
              <table:table-cell office:value-type="float" office:value="-59.2337269524">
                <text:p>-59.2337269524</text:p>
              </table:table-cell>
              <table:table-cell office:value-type="float" office:value="-59.2061887765">
                <text:p>-59.2061887765</text:p>
              </table:table-cell>
              <table:table-cell office:value-type="float" office:value="-59.1762947368">
                <text:p>-59.1762947368</text:p>
              </table:table-cell>
              <table:table-cell office:value-type="float" office:value="-59.1445483546">
                <text:p>-59.1445483546</text:p>
              </table:table-cell>
              <table:table-cell office:value-type="float" office:value="-59.1113482435">
                <text:p>-59.1113482435</text:p>
              </table:table-cell>
              <table:table-cell office:value-type="float" office:value="-59.0770084996">
                <text:p>-59.0770084996</text:p>
              </table:table-cell>
              <table:table-cell office:value-type="float" office:value="-59.0417756568">
                <text:p>-59.0417756568</text:p>
              </table:table-cell>
              <table:table-cell office:value-type="float" office:value="-59.0058425495">
                <text:p>-59.0058425495</text:p>
              </table:table-cell>
              <table:table-cell office:value-type="float" office:value="-58.9693595116">
                <text:p>-58.9693595116</text:p>
              </table:table-cell>
              <table:table-cell office:value-type="float" office:value="-58.9324433423">
                <text:p>-58.9324433423</text:p>
              </table:table-cell>
              <table:table-cell office:value-type="float" office:value="-58.8951844376">
                <text:p>-58.8951844376</text:p>
              </table:table-cell>
              <table:table-cell office:value-type="float" office:value="-58.8576524343">
                <text:p>-58.8576524343</text:p>
              </table:table-cell>
              <table:table-cell office:value-type="float" office:value="-58.8199006588">
                <text:p>-58.8199006588</text:p>
              </table:table-cell>
              <table:table-cell office:value-type="float" office:value="-58.7819696237">
                <text:p>-58.7819696237</text:p>
              </table:table-cell>
              <table:table-cell office:value-type="float" office:value="-58.7438897698">
                <text:p>-58.7438897698</text:p>
              </table:table-cell>
              <table:table-cell office:value-type="float" office:value="-58.7056836113">
                <text:p>-58.7056836113</text:p>
              </table:table-cell>
              <table:table-cell office:value-type="float" office:value="-58.6673674119">
                <text:p>-58.6673674119</text:p>
              </table:table-cell>
              <table:table-cell office:value-type="float" office:value="-58.6289524913">
                <text:p>-58.6289524913</text:p>
              </table:table-cell>
              <table:table-cell office:value-type="float" office:value="-58.5904462428">
                <text:p>-58.5904462428</text:p>
              </table:table-cell>
              <table:table-cell office:value-type="float" office:value="-58.5518529242">
                <text:p>-58.5518529242</text:p>
              </table:table-cell>
              <table:table-cell office:value-type="float" office:value="-58.5131742707">
                <text:p>-58.5131742707</text:p>
              </table:table-cell>
              <table:table-cell office:value-type="float" office:value="-58.4744099689">
                <text:p>-58.4744099689</text:p>
              </table:table-cell>
              <table:table-cell office:value-type="float" office:value="-58.4355580224">
                <text:p>-58.4355580224</text:p>
              </table:table-cell>
              <table:table-cell office:value-type="float" office:value="-58.3966150316">
                <text:p>-58.3966150316</text:p>
              </table:table-cell>
              <table:table-cell office:value-type="float" office:value="-58.3575764069">
                <text:p>-58.3575764069</text:p>
              </table:table-cell>
              <table:table-cell office:value-type="float" office:value="-58.3184365293">
                <text:p>-58.3184365293</text:p>
              </table:table-cell>
              <table:table-cell office:value-type="float" office:value="-58.2791888703">
                <text:p>-58.2791888703</text:p>
              </table:table-cell>
              <table:table-cell office:value-type="float" office:value="-58.2398260783">
                <text:p>-58.2398260783</text:p>
              </table:table-cell>
              <table:table-cell office:value-type="float" office:value="-58.2003400399">
                <text:p>-58.2003400399</text:p>
              </table:table-cell>
              <table:table-cell office:value-type="float" office:value="-58.1607219204">
                <text:p>-58.1607219204</text:p>
              </table:table-cell>
              <table:table-cell office:value-type="float" office:value="-58.1209621877">
                <text:p>-58.1209621877</text:p>
              </table:table-cell>
              <table:table-cell office:value-type="float" office:value="-58.081050623">
                <text:p>-58.081050623</text:p>
              </table:table-cell>
              <table:table-cell office:value-type="float" office:value="-58.0409763199">
                <text:p>-58.0409763199</text:p>
              </table:table-cell>
              <table:table-cell office:value-type="float" office:value="-58.0007276756">
                <text:p>-58.0007276756</text:p>
              </table:table-cell>
              <table:table-cell office:value-type="float" office:value="-57.9602923724">
                <text:p>-57.9602923724</text:p>
              </table:table-cell>
              <table:table-cell office:value-type="float" office:value="-57.9196573542">
                <text:p>-57.9196573542</text:p>
              </table:table-cell>
              <table:table-cell office:value-type="float" office:value="-57.8788087959">
                <text:p>-57.8788087959</text:p>
              </table:table-cell>
              <table:table-cell office:value-type="float" office:value="-57.8377320672">
                <text:p>-57.8377320672</text:p>
              </table:table-cell>
              <table:table-cell office:value-type="float" office:value="-57.7964116918">
                <text:p>-57.7964116918</text:p>
              </table:table-cell>
              <table:table-cell office:value-type="float" office:value="-57.754831301">
                <text:p>-57.754831301</text:p>
              </table:table-cell>
              <table:table-cell office:value-type="float" office:value="-57.7129735822">
                <text:p>-57.7129735822</text:p>
              </table:table-cell>
              <table:table-cell office:value-type="float" office:value="-57.6708202228">
                <text:p>-57.6708202228</text:p>
              </table:table-cell>
              <table:table-cell office:value-type="float" office:value="-57.6283518487">
                <text:p>-57.6283518487</text:p>
              </table:table-cell>
              <table:table-cell office:value-type="float" office:value="-57.5855479568">
                <text:p>-57.5855479568</text:p>
              </table:table-cell>
              <table:table-cell office:value-type="float" office:value="-57.5423868427">
                <text:p>-57.5423868427</text:p>
              </table:table-cell>
              <table:table-cell office:value-type="float" office:value="-57.4988455218">
                <text:p>-57.4988455218</text:p>
              </table:table-cell>
              <table:table-cell office:value-type="float" office:value="-57.4548996437">
                <text:p>-57.4548996437</text:p>
              </table:table-cell>
              <table:table-cell office:value-type="float" office:value="-57.4105233997">
                <text:p>-57.4105233997</text:p>
              </table:table-cell>
              <table:table-cell office:value-type="float" office:value="-57.3656894226">
                <text:p>-57.3656894226</text:p>
              </table:table-cell>
              <table:table-cell office:value-type="float" office:value="-57.3203686788">
                <text:p>-57.3203686788</text:p>
              </table:table-cell>
              <table:table-cell office:value-type="float" office:value="-57.2745303498">
                <text:p>-57.2745303498</text:p>
              </table:table-cell>
              <table:table-cell office:value-type="float" office:value="-57.2281417058">
                <text:p>-57.2281417058</text:p>
              </table:table-cell>
              <table:table-cell office:value-type="float" office:value="-57.1811679666">
                <text:p>-57.1811679666</text:p>
              </table:table-cell>
              <table:table-cell office:value-type="float" office:value="-57.1335721519">
                <text:p>-57.1335721519</text:p>
              </table:table-cell>
              <table:table-cell office:value-type="float" office:value="-57.0853149177">
                <text:p>-57.0853149177</text:p>
              </table:table-cell>
              <table:table-cell office:value-type="float" office:value="-57.036354379">
                <text:p>-57.036354379</text:p>
              </table:table-cell>
              <table:table-cell office:value-type="float" office:value="-56.9866459155">
                <text:p>-56.9866459155</text:p>
              </table:table-cell>
              <table:table-cell office:value-type="float" office:value="-56.9361419613">
                <text:p>-56.9361419613</text:p>
              </table:table-cell>
              <table:table-cell office:value-type="float" office:value="-56.8847917735">
                <text:p>-56.8847917735</text:p>
              </table:table-cell>
              <table:table-cell office:value-type="float" office:value="-56.8325411802">
                <text:p>-56.8325411802</text:p>
              </table:table-cell>
              <table:table-cell office:value-type="float" office:value="-56.7793323044">
                <text:p>-56.7793323044</text:p>
              </table:table-cell>
              <table:table-cell office:value-type="float" office:value="-56.7251032614">
                <text:p>-56.7251032614</text:p>
              </table:table-cell>
              <table:table-cell office:value-type="float" office:value="-56.6697878255">
                <text:p>-56.6697878255</text:p>
              </table:table-cell>
              <table:table-cell office:value-type="float" office:value="-56.6133150653">
                <text:p>-56.6133150653</text:p>
              </table:table-cell>
              <table:table-cell office:value-type="float" office:value="-56.5556089402">
                <text:p>-56.5556089402</text:p>
              </table:table-cell>
              <table:table-cell office:value-type="float" office:value="-56.4965878565">
                <text:p>-56.4965878565</text:p>
              </table:table-cell>
              <table:table-cell office:value-type="float" office:value="-56.4361641761">
                <text:p>-56.4361641761</text:p>
              </table:table-cell>
              <table:table-cell office:value-type="float" office:value="-56.3742436735">
                <text:p>-56.3742436735</text:p>
              </table:table-cell>
              <table:table-cell office:value-type="float" office:value="-56.310724933">
                <text:p>-56.310724933</text:p>
              </table:table-cell>
              <table:table-cell office:value-type="float" office:value="-56.2454986793">
                <text:p>-56.2454986793</text:p>
              </table:table-cell>
              <table:table-cell office:value-type="float" office:value="-56.1784470323">
                <text:p>-56.1784470323</text:p>
              </table:table-cell>
              <table:table-cell office:value-type="float" office:value="-56.1094426764">
                <text:p>-56.1094426764</text:p>
              </table:table-cell>
              <table:table-cell office:value-type="float" office:value="-56.0383479318">
                <text:p>-56.0383479318</text:p>
              </table:table-cell>
              <table:table-cell office:value-type="float" office:value="-55.9650137144">
                <text:p>-55.9650137144</text:p>
              </table:table-cell>
              <table:table-cell office:value-type="float" office:value="-55.8892783685">
                <text:p>-55.8892783685</text:p>
              </table:table-cell>
              <table:table-cell office:value-type="float" office:value="-55.8109663534">
                <text:p>-55.8109663534</text:p>
              </table:table-cell>
              <table:table-cell office:value-type="float" office:value="-55.7298867625">
                <text:p>-55.7298867625</text:p>
              </table:table-cell>
              <table:table-cell office:value-type="float" office:value="-55.6458316487">
                <text:p>-55.6458316487</text:p>
              </table:table-cell>
              <table:table-cell office:value-type="float" office:value="-55.5585741267">
                <text:p>-55.5585741267</text:p>
              </table:table-cell>
              <table:table-cell office:value-type="float" office:value="-55.4678662151">
                <text:p>-55.4678662151</text:p>
              </table:table-cell>
              <table:table-cell office:value-type="float" office:value="-55.3734363787">
                <text:p>-55.3734363787</text:p>
              </table:table-cell>
              <table:table-cell office:value-type="float" office:value="-55.2749867168">
                <text:p>-55.2749867168</text:p>
              </table:table-cell>
              <table:table-cell office:value-type="float" office:value="-55.1721897413">
                <text:p>-55.1721897413</text:p>
              </table:table-cell>
              <table:table-cell office:value-type="float" office:value="-55.0646846688">
                <text:p>-55.0646846688</text:p>
              </table:table-cell>
              <table:table-cell office:value-type="float" office:value="-54.9520731423">
                <text:p>-54.9520731423</text:p>
              </table:table-cell>
              <table:table-cell office:value-type="float" office:value="-54.8339142757">
                <text:p>-54.8339142757</text:p>
              </table:table-cell>
              <table:table-cell office:value-type="float" office:value="-54.7097188931">
                <text:p>-54.7097188931</text:p>
              </table:table-cell>
              <table:table-cell office:value-type="float" office:value="-54.5789428073">
                <text:p>-54.5789428073</text:p>
              </table:table-cell>
              <table:table-cell office:value-type="float" office:value="-54.4409789446">
                <text:p>-54.4409789446</text:p>
              </table:table-cell>
              <table:table-cell office:value-type="float" office:value="-54.2951480807">
                <text:p>-54.2951480807</text:p>
              </table:table-cell>
              <table:table-cell office:value-type="float" office:value="-54.1406878924">
                <text:p>-54.1406878924</text:p>
              </table:table-cell>
              <table:table-cell office:value-type="float" office:value="-53.9767399611">
                <text:p>-53.9767399611</text:p>
              </table:table-cell>
              <table:table-cell office:value-type="float" office:value="-53.8023342683">
                <text:p>-53.8023342683</text:p>
              </table:table-cell>
              <table:table-cell office:value-type="float" office:value="-53.6163706049">
                <text:p>-53.6163706049</text:p>
              </table:table-cell>
              <table:table-cell office:value-type="float" office:value="-53.4175961594">
                <text:p>-53.4175961594</text:p>
              </table:table-cell>
              <table:table-cell office:value-type="float" office:value="-53.2045783463">
                <text:p>-53.2045783463</text:p>
              </table:table-cell>
              <table:table-cell office:value-type="float" office:value="-52.9756716648">
                <text:p>-52.9756716648</text:p>
              </table:table-cell>
              <table:table-cell office:value-type="float" office:value="-52.7289770225">
                <text:p>-52.7289770225</text:p>
              </table:table-cell>
              <table:table-cell office:value-type="float" office:value="-52.4622914745">
                <text:p>-52.4622914745</text:p>
              </table:table-cell>
              <table:table-cell office:value-type="float" office:value="-52.1730456842">
                <text:p>-52.1730456842</text:p>
              </table:table-cell>
              <table:table-cell office:value-type="float" office:value="-51.8582255226">
                <text:p>-51.8582255226</text:p>
              </table:table-cell>
              <table:table-cell office:value-type="float" office:value="-51.514273014">
                <text:p>-51.514273014</text:p>
              </table:table-cell>
              <table:table-cell office:value-type="float" office:value="-51.1369601441">
                <text:p>-51.1369601441</text:p>
              </table:table-cell>
              <table:table-cell office:value-type="float" office:value="-50.7212266948">
                <text:p>-50.7212266948</text:p>
              </table:table-cell>
              <table:table-cell office:value-type="float" office:value="-50.2609699346">
                <text:p>-50.2609699346</text:p>
              </table:table-cell>
              <table:table-cell office:value-type="float" office:value="-49.7487692527">
                <text:p>-49.7487692527</text:p>
              </table:table-cell>
              <table:table-cell office:value-type="float" office:value="-49.1755220129">
                <text:p>-49.1755220129</text:p>
              </table:table-cell>
              <table:table-cell office:value-type="float" office:value="-48.5299570537">
                <text:p>-48.5299570537</text:p>
              </table:table-cell>
              <table:table-cell office:value-type="float" office:value="-47.7979779494">
                <text:p>-47.7979779494</text:p>
              </table:table-cell>
              <table:table-cell office:value-type="float" office:value="-46.9617673239">
                <text:p>-46.9617673239</text:p>
              </table:table-cell>
              <table:table-cell office:value-type="float" office:value="-45.9985533665">
                <text:p>-45.9985533665</text:p>
              </table:table-cell>
              <table:table-cell office:value-type="float" office:value="-44.8788967401">
                <text:p>-44.8788967401</text:p>
              </table:table-cell>
              <table:table-cell office:value-type="float" office:value="-43.5642971484">
                <text:p>-43.5642971484</text:p>
              </table:table-cell>
              <table:table-cell office:value-type="float" office:value="-42.0038446737">
                <text:p>-42.0038446737</text:p>
              </table:table-cell>
              <table:table-cell office:value-type="float" office:value="-40.1295672403">
                <text:p>-40.1295672403</text:p>
              </table:table-cell>
              <table:table-cell office:value-type="float" office:value="-37.8501122855">
                <text:p>-37.8501122855</text:p>
              </table:table-cell>
              <table:table-cell office:value-type="float" office:value="-35.0426270721">
                <text:p>-35.0426270721</text:p>
              </table:table-cell>
              <table:table-cell office:value-type="float" office:value="-31.543637033">
                <text:p>-31.543637033</text:p>
              </table:table-cell>
              <table:table-cell office:value-type="float" office:value="-27.1424668407">
                <text:p>-27.1424668407</text:p>
              </table:table-cell>
              <table:table-cell office:value-type="float" office:value="-21.5875623548">
                <text:p>-21.5875623548</text:p>
              </table:table-cell>
              <table:table-cell office:value-type="float" office:value="-14.6303288727">
                <text:p>-14.6303288727</text:p>
              </table:table-cell>
              <table:table-cell office:value-type="float" office:value="-6.1511943833">
                <text:p>-6.1511943833</text:p>
              </table:table-cell>
              <table:table-cell office:value-type="float" office:value="3.5982561269">
                <text:p>3.5982561269</text:p>
              </table:table-cell>
              <table:table-cell office:value-type="float" office:value="13.7505989975">
                <text:p>13.7505989975</text:p>
              </table:table-cell>
              <table:table-cell office:value-type="float" office:value="22.9450493891">
                <text:p>22.9450493891</text:p>
              </table:table-cell>
              <table:table-cell office:value-type="float" office:value="30.0008375116">
                <text:p>30.0008375116</text:p>
              </table:table-cell>
              <table:table-cell office:value-type="float" office:value="34.5357821136">
                <text:p>34.5357821136</text:p>
              </table:table-cell>
              <table:table-cell office:value-type="float" office:value="36.8965491033">
                <text:p>36.8965491033</text:p>
              </table:table-cell>
              <table:table-cell office:value-type="float" office:value="37.6905554372">
                <text:p>37.6905554372</text:p>
              </table:table-cell>
              <table:table-cell office:value-type="float" office:value="37.4548652936">
                <text:p>37.4548652936</text:p>
              </table:table-cell>
              <table:table-cell office:value-type="float" office:value="36.5647932354">
                <text:p>36.5647932354</text:p>
              </table:table-cell>
              <table:table-cell office:value-type="float" office:value="35.2579114249">
                <text:p>35.2579114249</text:p>
              </table:table-cell>
              <table:table-cell office:value-type="float" office:value="33.679681581">
                <text:p>33.679681581</text:p>
              </table:table-cell>
              <table:table-cell office:value-type="float" office:value="31.9193283819">
                <text:p>31.9193283819</text:p>
              </table:table-cell>
              <table:table-cell office:value-type="float" office:value="30.0327513022">
                <text:p>30.0327513022</text:p>
              </table:table-cell>
              <table:table-cell office:value-type="float" office:value="28.0561168063">
                <text:p>28.0561168063</text:p>
              </table:table-cell>
              <table:table-cell office:value-type="float" office:value="26.0137490094">
                <text:p>26.0137490094</text:p>
              </table:table-cell>
              <table:table-cell office:value-type="float" office:value="23.9227213548">
                <text:p>23.9227213548</text:p>
              </table:table-cell>
              <table:table-cell office:value-type="float" office:value="21.7955652591">
                <text:p>21.7955652591</text:p>
              </table:table-cell>
              <table:table-cell office:value-type="float" office:value="19.6418974615">
                <text:p>19.6418974615</text:p>
              </table:table-cell>
              <table:table-cell office:value-type="float" office:value="17.469416857">
                <text:p>17.469416857</text:p>
              </table:table-cell>
              <table:table-cell office:value-type="float" office:value="15.2845264986">
                <text:p>15.2845264986</text:p>
              </table:table-cell>
              <table:table-cell office:value-type="float" office:value="13.092728232">
                <text:p>13.092728232</text:p>
              </table:table-cell>
              <table:table-cell office:value-type="float" office:value="10.8988767598">
                <text:p>10.8988767598</text:p>
              </table:table-cell>
              <table:table-cell office:value-type="float" office:value="8.7073453552">
                <text:p>8.7073453552</text:p>
              </table:table-cell>
              <table:table-cell office:value-type="float" office:value="6.5221353252">
                <text:p>6.5221353252</text:p>
              </table:table-cell>
              <table:table-cell office:value-type="float" office:value="4.346949334">
                <text:p>4.346949334</text:p>
              </table:table-cell>
              <table:table-cell office:value-type="float" office:value="2.1852413579">
                <text:p>2.1852413579</text:p>
              </table:table-cell>
              <table:table-cell office:value-type="float" office:value="0.0402513902">
                <text:p>0.0402513902</text:p>
              </table:table-cell>
              <table:table-cell office:value-type="float" office:value="-2.0849700565">
                <text:p>-2.0849700565</text:p>
              </table:table-cell>
              <table:table-cell office:value-type="float" office:value="-4.1875447252">
                <text:p>-4.1875447252</text:p>
              </table:table-cell>
              <table:table-cell office:value-type="float" office:value="-6.2647552866">
                <text:p>-6.2647552866</text:p>
              </table:table-cell>
              <table:table-cell office:value-type="float" office:value="-8.3140396771">
                <text:p>-8.3140396771</text:p>
              </table:table-cell>
              <table:table-cell office:value-type="float" office:value="-10.3329917161">
                <text:p>-10.3329917161</text:p>
              </table:table-cell>
              <table:table-cell office:value-type="float" office:value="-12.3193691701">
                <text:p>-12.3193691701</text:p>
              </table:table-cell>
              <table:table-cell office:value-type="float" office:value="-14.2711106576">
                <text:p>-14.2711106576</text:p>
              </table:table-cell>
              <table:table-cell office:value-type="float" office:value="-16.1863626376">
                <text:p>-16.1863626376</text:p>
              </table:table-cell>
              <table:table-cell office:value-type="float" office:value="-18.0635171512">
                <text:p>-18.0635171512</text:p>
              </table:table-cell>
              <table:table-cell office:value-type="float" office:value="-19.901259984">
                <text:p>-19.901259984</text:p>
              </table:table-cell>
              <table:table-cell office:value-type="float" office:value="-21.698627566">
                <text:p>-21.698627566</text:p>
              </table:table-cell>
              <table:table-cell office:value-type="float" office:value="-23.4550693761">
                <text:p>-23.4550693761</text:p>
              </table:table-cell>
              <table:table-cell office:value-type="float" office:value="-25.170511129">
                <text:p>-25.170511129</text:p>
              </table:table-cell>
              <table:table-cell office:value-type="float" office:value="-26.8454128573">
                <text:p>-26.8454128573</text:p>
              </table:table-cell>
              <table:table-cell office:value-type="float" office:value="-28.4808154207">
                <text:p>-28.4808154207</text:p>
              </table:table-cell>
              <table:table-cell office:value-type="float" office:value="-30.0783690991">
                <text:p>-30.0783690991</text:p>
              </table:table-cell>
              <table:table-cell office:value-type="float" office:value="-31.6403387301">
                <text:p>-31.6403387301</text:p>
              </table:table-cell>
              <table:table-cell office:value-type="float" office:value="-33.16958113">
                <text:p>-33.16958113</text:p>
              </table:table-cell>
              <table:table-cell office:value-type="float" office:value="-34.6694919889">
                <text:p>-34.6694919889</text:p>
              </table:table-cell>
              <table:table-cell office:value-type="float" office:value="-36.1439207233">
                <text:p>-36.1439207233</text:p>
              </table:table-cell>
              <table:table-cell office:value-type="float" office:value="-37.5970526962">
                <text:p>-37.5970526962</text:p>
              </table:table-cell>
              <table:table-cell office:value-type="float" office:value="-39.0332587023">
                <text:p>-39.0332587023</text:p>
              </table:table-cell>
              <table:table-cell office:value-type="float" office:value="-40.4569118482">
                <text:p>-40.4569118482</text:p>
              </table:table-cell>
              <table:table-cell office:value-type="float" office:value="-41.8721723198">
                <text:p>-41.8721723198</text:p>
              </table:table-cell>
              <table:table-cell office:value-type="float" office:value="-43.2827415974">
                <text:p>-43.2827415974</text:p>
              </table:table-cell>
              <table:table-cell office:value-type="float" office:value="-44.6915901727">
                <text:p>-44.6915901727</text:p>
              </table:table-cell>
              <table:table-cell office:value-type="float" office:value="-46.1006674229">
                <text:p>-46.1006674229</text:p>
              </table:table-cell>
              <table:table-cell office:value-type="float" office:value="-47.510609471">
                <text:p>-47.510609471</text:p>
              </table:table-cell>
              <table:table-cell office:value-type="float" office:value="-48.9204704377">
                <text:p>-48.9204704377</text:p>
              </table:table-cell>
              <table:table-cell office:value-type="float" office:value="-50.3275132061">
                <text:p>-50.3275132061</text:p>
              </table:table-cell>
              <table:table-cell office:value-type="float" office:value="-51.7271048625">
                <text:p>-51.7271048625</text:p>
              </table:table-cell>
              <table:table-cell office:value-type="float" office:value="-53.1127648985">
                <text:p>-53.1127648985</text:p>
              </table:table-cell>
              <table:table-cell office:value-type="float" office:value="-54.4764058331">
                <text:p>-54.4764058331</text:p>
              </table:table-cell>
              <table:table-cell office:value-type="float" office:value="-55.8087822217">
                <text:p>-55.8087822217</text:p>
              </table:table-cell>
              <table:table-cell office:value-type="float" office:value="-57.1001255502">
                <text:p>-57.1001255502</text:p>
              </table:table-cell>
              <table:table-cell office:value-type="float" office:value="-58.3408968409">
                <text:p>-58.3408968409</text:p>
              </table:table-cell>
              <table:table-cell office:value-type="float" office:value="-59.5225502912">
                <text:p>-59.5225502912</text:p>
              </table:table-cell>
              <table:table-cell office:value-type="float" office:value="-60.6381862206">
                <text:p>-60.6381862206</text:p>
              </table:table-cell>
              <table:table-cell office:value-type="float" office:value="-61.6829898957">
                <text:p>-61.6829898957</text:p>
              </table:table-cell>
              <table:table-cell office:value-type="float" office:value="-62.6544009912">
                <text:p>-62.6544009912</text:p>
              </table:table-cell>
              <table:table-cell office:value-type="float" office:value="-63.5520198486">
                <text:p>-63.5520198486</text:p>
              </table:table-cell>
              <table:table-cell office:value-type="float" office:value="-64.3773094184">
                <text:p>-64.3773094184</text:p>
              </table:table-cell>
              <table:table-cell office:value-type="float" office:value="-65.1331798436">
                <text:p>-65.1331798436</text:p>
              </table:table-cell>
              <table:table-cell office:value-type="float" office:value="-65.8235425644">
                <text:p>-65.8235425644</text:p>
              </table:table-cell>
              <table:table-cell office:value-type="float" office:value="-66.4529003527">
                <text:p>-66.4529003527</text:p>
              </table:table-cell>
              <table:table-cell office:value-type="float" office:value="-67.0260112931">
                <text:p>-67.0260112931</text:p>
              </table:table-cell>
              <table:table-cell office:value-type="float" office:value="-67.5476389547">
                <text:p>-67.5476389547</text:p>
              </table:table-cell>
              <table:table-cell office:value-type="float" office:value="-68.0223832827">
                <text:p>-68.0223832827</text:p>
              </table:table-cell>
              <table:table-cell office:value-type="float" office:value="-68.4545777243">
                <text:p>-68.4545777243</text:p>
              </table:table-cell>
              <table:table-cell office:value-type="float" office:value="-68.8482357348">
                <text:p>-68.8482357348</text:p>
              </table:table-cell>
              <table:table-cell office:value-type="float" office:value="-69.2070313145">
                <text:p>-69.2070313145</text:p>
              </table:table-cell>
              <table:table-cell office:value-type="float" office:value="-69.5343013549">
                <text:p>-69.5343013549</text:p>
              </table:table-cell>
              <table:table-cell office:value-type="float" office:value="-69.8330608874">
                <text:p>-69.8330608874</text:p>
              </table:table-cell>
              <table:table-cell office:value-type="float" office:value="-70.1060251702">
                <text:p>-70.1060251702</text:p>
              </table:table-cell>
              <table:table-cell office:value-type="float" office:value="-70.3556347053">
                <text:p>-70.3556347053</text:p>
              </table:table-cell>
              <table:table-cell office:value-type="float" office:value="-70.5840807944">
                <text:p>-70.5840807944</text:p>
              </table:table-cell>
              <table:table-cell office:value-type="float" office:value="-70.7933302594">
                <text:p>-70.7933302594</text:p>
              </table:table-cell>
              <table:table-cell office:value-type="float" office:value="-70.9851485971">
                <text:p>-70.9851485971</text:p>
              </table:table-cell>
              <table:table-cell office:value-type="float" office:value="-71.1611212386">
                <text:p>-71.1611212386</text:p>
              </table:table-cell>
              <table:table-cell office:value-type="float" office:value="-71.3226728209">
                <text:p>-71.3226728209</text:p>
              </table:table-cell>
              <table:table-cell office:value-type="float" office:value="-71.4710845098">
                <text:p>-71.4710845098</text:p>
              </table:table-cell>
              <table:table-cell office:value-type="float" office:value="-71.6075094896">
                <text:p>-71.6075094896</text:p>
              </table:table-cell>
              <table:table-cell office:value-type="float" office:value="-71.7329867647">
                <text:p>-71.7329867647</text:p>
              </table:table-cell>
              <table:table-cell office:value-type="float" office:value="-71.8484534295">
                <text:p>-71.8484534295</text:p>
              </table:table-cell>
              <table:table-cell office:value-type="float" office:value="-71.9547555656">
                <text:p>-71.9547555656</text:p>
              </table:table-cell>
              <table:table-cell office:value-type="float" office:value="-72.0526579115">
                <text:p>-72.0526579115</text:p>
              </table:table-cell>
              <table:table-cell office:value-type="float" office:value="-72.1428524435">
                <text:p>-72.1428524435</text:p>
              </table:table-cell>
              <table:table-cell office:value-type="float" office:value="-72.2259659916">
                <text:p>-72.2259659916</text:p>
              </table:table-cell>
              <table:table-cell office:value-type="float" office:value="-72.3025670006">
                <text:p>-72.3025670006</text:p>
              </table:table-cell>
              <table:table-cell office:value-type="float" office:value="-72.3731715376">
                <text:p>-72.3731715376</text:p>
              </table:table-cell>
              <table:table-cell office:value-type="float" office:value="-72.4382486323">
                <text:p>-72.4382486323</text:p>
              </table:table-cell>
              <table:table-cell office:value-type="float" office:value="-72.4982250285">
                <text:p>-72.4982250285</text:p>
              </table:table-cell>
              <table:table-cell office:value-type="float" office:value="-72.5534894166">
                <text:p>-72.5534894166</text:p>
              </table:table-cell>
              <table:table-cell office:value-type="float" office:value="-72.604396205">
                <text:p>-72.604396205</text:p>
              </table:table-cell>
              <table:table-cell office:value-type="float" office:value="-72.6512688857">
                <text:p>-72.6512688857</text:p>
              </table:table-cell>
              <table:table-cell office:value-type="float" office:value="-72.6944030408">
                <text:p>-72.6944030408</text:p>
              </table:table-cell>
              <table:table-cell office:value-type="float" office:value="-72.7340690293">
                <text:p>-72.7340690293</text:p>
              </table:table-cell>
              <table:table-cell office:value-type="float" office:value="-72.7705143922">
                <text:p>-72.7705143922</text:p>
              </table:table-cell>
              <table:table-cell office:value-type="float" office:value="-72.8039660074">
                <text:p>-72.8039660074</text:p>
              </table:table-cell>
              <table:table-cell office:value-type="float" office:value="-72.8346320215">
                <text:p>-72.8346320215</text:p>
              </table:table-cell>
              <table:table-cell office:value-type="float" office:value="-72.8627035845">
                <text:p>-72.8627035845</text:p>
              </table:table-cell>
              <table:table-cell office:value-type="float" office:value="-72.8883564085">
                <text:p>-72.8883564085</text:p>
              </table:table-cell>
              <table:table-cell office:value-type="float" office:value="-72.9117521693">
                <text:p>-72.9117521693</text:p>
              </table:table-cell>
              <table:table-cell office:value-type="float" office:value="-72.933039769">
                <text:p>-72.933039769</text:p>
              </table:table-cell>
              <table:table-cell office:value-type="float" office:value="-72.9523564742">
                <text:p>-72.9523564742</text:p>
              </table:table-cell>
              <table:table-cell office:value-type="float" office:value="-72.9698289415">
                <text:p>-72.9698289415</text:p>
              </table:table-cell>
              <table:table-cell office:value-type="float" office:value="-72.9855741458">
                <text:p>-72.9855741458</text:p>
              </table:table-cell>
              <table:table-cell office:value-type="float" office:value="-72.9997002169">
                <text:p>-72.9997002169</text:p>
              </table:table-cell>
              <table:table-cell office:value-type="float" office:value="-73.012307199">
                <text:p>-73.012307199</text:p>
              </table:table-cell>
              <table:table-cell office:value-type="float" office:value="-73.0234877363">
                <text:p>-73.0234877363</text:p>
              </table:table-cell>
              <table:table-cell office:value-type="float" office:value="-73.033327696">
                <text:p>-73.033327696</text:p>
              </table:table-cell>
              <table:table-cell office:value-type="float" office:value="-73.0419067328">
                <text:p>-73.0419067328</text:p>
              </table:table-cell>
              <table:table-cell office:value-type="float" office:value="-73.0492988019">
                <text:p>-73.0492988019</text:p>
              </table:table-cell>
              <table:table-cell office:value-type="float" office:value="-73.055572625">
                <text:p>-73.055572625</text:p>
              </table:table-cell>
              <table:table-cell office:value-type="float" office:value="-73.0607921145">
                <text:p>-73.0607921145</text:p>
              </table:table-cell>
              <table:table-cell office:value-type="float" office:value="-73.0650167596">
                <text:p>-73.0650167596</text:p>
              </table:table-cell>
              <table:table-cell office:value-type="float" office:value="-73.068301978">
                <text:p>-73.068301978</text:p>
              </table:table-cell>
              <table:table-cell office:value-type="float" office:value="-73.070699437">
                <text:p>-73.070699437</text:p>
              </table:table-cell>
              <table:table-cell office:value-type="float" office:value="-73.0722573463">
                <text:p>-73.0722573463</text:p>
              </table:table-cell>
              <table:table-cell office:value-type="float" office:value="-73.0730207258">
                <text:p>-73.0730207258</text:p>
              </table:table-cell>
              <table:table-cell office:value-type="float" office:value="-73.0730316499">
                <text:p>-73.0730316499</text:p>
              </table:table-cell>
              <table:table-cell office:value-type="float" office:value="-73.0723294718">
                <text:p>-73.0723294718</text:p>
              </table:table-cell>
              <table:table-cell office:value-type="float" office:value="-73.0709510281">
                <text:p>-73.0709510281</text:p>
              </table:table-cell>
              <table:table-cell office:value-type="float" office:value="-73.0689308271">
                <text:p>-73.0689308271</text:p>
              </table:table-cell>
              <table:table-cell office:value-type="float" office:value="-73.0663012207">
                <text:p>-73.0663012207</text:p>
              </table:table-cell>
              <table:table-cell office:value-type="float" office:value="-73.0630925625">
                <text:p>-73.0630925625</text:p>
              </table:table-cell>
              <table:table-cell office:value-type="float" office:value="-73.0593333535">
                <text:p>-73.0593333535</text:p>
              </table:table-cell>
              <table:table-cell office:value-type="float" office:value="-73.0550503751">
                <text:p>-73.0550503751</text:p>
              </table:table-cell>
              <table:table-cell office:value-type="float" office:value="-73.0502688122">
                <text:p>-73.0502688122</text:p>
              </table:table-cell>
              <table:table-cell office:value-type="float" office:value="-73.0450123658">
                <text:p>-73.0450123658</text:p>
              </table:table-cell>
              <table:table-cell office:value-type="float" office:value="-73.0393033578">
                <text:p>-73.0393033578</text:p>
              </table:table-cell>
              <table:table-cell office:value-type="float" office:value="-73.0331628261">
                <text:p>-73.0331628261</text:p>
              </table:table-cell>
              <table:table-cell office:value-type="float" office:value="-73.0266106137">
                <text:p>-73.0266106137</text:p>
              </table:table-cell>
              <table:table-cell office:value-type="float" office:value="-73.0196654501">
                <text:p>-73.0196654501</text:p>
              </table:table-cell>
              <table:table-cell office:value-type="float" office:value="-73.0123450267">
                <text:p>-73.0123450267</text:p>
              </table:table-cell>
              <table:table-cell office:value-type="float" office:value="-73.0046660666">
                <text:p>-73.0046660666</text:p>
              </table:table-cell>
              <table:table-cell office:value-type="float" office:value="-72.9966443892">
                <text:p>-72.9966443892</text:p>
              </table:table-cell>
              <table:table-cell office:value-type="float" office:value="-72.9882949695">
                <text:p>-72.9882949695</text:p>
              </table:table-cell>
              <table:table-cell office:value-type="float" office:value="-72.9796319932">
                <text:p>-72.9796319932</text:p>
              </table:table-cell>
              <table:table-cell office:value-type="float" office:value="-72.9706689086">
                <text:p>-72.9706689086</text:p>
              </table:table-cell>
              <table:table-cell office:value-type="float" office:value="-72.9614184732">
                <text:p>-72.9614184732</text:p>
              </table:table-cell>
              <table:table-cell office:value-type="float" office:value="-72.9518927981">
                <text:p>-72.9518927981</text:p>
              </table:table-cell>
              <table:table-cell office:value-type="float" office:value="-72.9421033886">
                <text:p>-72.9421033886</text:p>
              </table:table-cell>
              <table:table-cell office:value-type="float" office:value="-72.9320611824">
                <text:p>-72.9320611824</text:p>
              </table:table-cell>
              <table:table-cell office:value-type="float" office:value="-72.9217765845">
                <text:p>-72.9217765845</text:p>
              </table:table-cell>
              <table:table-cell office:value-type="float" office:value="-72.9112595001">
                <text:p>-72.9112595001</text:p>
              </table:table-cell>
              <table:table-cell office:value-type="float" office:value="-72.9005193649">
                <text:p>-72.9005193649</text:p>
              </table:table-cell>
              <table:table-cell office:value-type="float" office:value="-72.8895651737">
                <text:p>-72.8895651737</text:p>
              </table:table-cell>
              <table:table-cell office:value-type="float" office:value="-72.8784055065">
                <text:p>-72.8784055065</text:p>
              </table:table-cell>
              <table:table-cell office:value-type="float" office:value="-72.8670485532">
                <text:p>-72.8670485532</text:p>
              </table:table-cell>
              <table:table-cell office:value-type="float" office:value="-72.8555021367">
                <text:p>-72.8555021367</text:p>
              </table:table-cell>
              <table:table-cell office:value-type="float" office:value="-72.843773734">
                <text:p>-72.843773734</text:p>
              </table:table-cell>
              <table:table-cell office:value-type="float" office:value="-72.831870496">
                <text:p>-72.831870496</text:p>
              </table:table-cell>
              <table:table-cell office:value-type="float" office:value="-72.8197992666">
                <text:p>-72.8197992666</text:p>
              </table:table-cell>
              <table:table-cell office:value-type="float" office:value="-72.8075665999">
                <text:p>-72.8075665999</text:p>
              </table:table-cell>
              <table:table-cell office:value-type="float" office:value="-72.7951787763">
                <text:p>-72.7951787763</text:p>
              </table:table-cell>
              <table:table-cell office:value-type="float" office:value="-72.7826418175">
                <text:p>-72.7826418175</text:p>
              </table:table-cell>
              <table:table-cell office:value-type="float" office:value="-72.7699615014">
                <text:p>-72.7699615014</text:p>
              </table:table-cell>
              <table:table-cell office:value-type="float" office:value="-72.7571433748">
                <text:p>-72.7571433748</text:p>
              </table:table-cell>
              <table:table-cell office:value-type="float" office:value="-72.744192766">
                <text:p>-72.744192766</text:p>
              </table:table-cell>
              <table:table-cell office:value-type="float" office:value="-72.7311147966">
                <text:p>-72.7311147966</text:p>
              </table:table-cell>
              <table:table-cell office:value-type="float" office:value="-72.7179143922">
                <text:p>-72.7179143922</text:p>
              </table:table-cell>
              <table:table-cell office:value-type="float" office:value="-72.704596293">
                <text:p>-72.704596293</text:p>
              </table:table-cell>
              <table:table-cell office:value-type="float" office:value="-72.6911650628">
                <text:p>-72.6911650628</text:p>
              </table:table-cell>
              <table:table-cell office:value-type="float" office:value="-72.6776250989">
                <text:p>-72.6776250989</text:p>
              </table:table-cell>
              <table:table-cell office:value-type="float" office:value="-72.6639806397">
                <text:p>-72.6639806397</text:p>
              </table:table-cell>
              <table:table-cell office:value-type="float" office:value="-72.6502357732">
                <text:p>-72.6502357732</text:p>
              </table:table-cell>
              <table:table-cell office:value-type="float" office:value="-72.6363944443">
                <text:p>-72.6363944443</text:p>
              </table:table-cell>
            </table:table-row>
            <table:table-row>
              <table:table-cell office:value-type="string">
                <text:p>Threshold Voltage</text:p>
                <draw:g>
                  <svg:desc>Sheet1.A3:Sheet1.A3</svg:desc>
                </draw:g>
              </table:table-cell>
              <table:table-cell office:value-type="float" office:value="-55">
                <text:p>-55</text:p>
                <draw:g>
                  <svg:desc>Sheet1.B3:Sheet1.MM3</svg:desc>
                </draw:g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hatch draw:name="Hatch_20_1" draw:display-name="Hatch 1" draw:style="single" draw:color="#000000" draw:distance="0cm" draw:rotation="0"/>
    <draw:stroke-dash draw:name="Dash" draw:style="rect" draw:dots1="1" draw:dots1-length="300%" draw:distance="100%"/>
    <draw:stroke-dash draw:name="Dash_20_2" draw:display-name="Dash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_20__28_Rounded_29_" draw:display-name="Double Dash (Rounded)" draw:style="round" draw:dots1="1" draw:dots1-length="701%" draw:distance="399%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400%" draw:distance="300%"/>
  </office:styles>
</office:document-styles>
</file>